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start" fo:margin-left="0pt"/>
      <style:text-properties fo:color="#000000"/>
    </style:style>
    <style:style style:name="ce6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ipopt_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1015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pk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1.7201186" calcext:value-type="float">
            <text:p>1.7201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crfta</text:p>
          </table:table-cell>
          <table:table-cell office:value-type="float" office:value="18" calcext:value-type="float">
            <text:p>18</text:p>
          </table:table-cell>
          <table:table-cell office:value-type="float" office:value="0.5693" calcext:value-type="float">
            <text:p>0.5693</text:p>
          </table:table-cell>
          <table:table-cell office:value-type="float" office:value="4.667989E-020" calcext:value-type="float">
            <text:p>4.667989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crftb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3.291558E-027" calcext:value-type="float">
            <text:p>3.291558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float" office:value="17" calcext:value-type="float">
            <text:p>17</text:p>
          </table:table-cell>
          <table:table-cell office:value-type="float" office:value="0.022597" calcext:value-type="float">
            <text:p>0.022597</text:p>
          </table:table-cell>
          <table:table-cell office:value-type="float" office:value="47952.7" calcext:value-type="float">
            <text:p>4795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jazzaf</text:p>
          </table:table-cell>
          <table:table-cell office:value-type="float" office:value="52" calcext:value-type="float">
            <text:p>52</text:p>
          </table:table-cell>
          <table:table-cell office:value-type="float" office:value="0.013815" calcext:value-type="float">
            <text:p>0.013815</text:p>
          </table:table-cell>
          <table:table-cell office:value-type="float" office:value="74.9975" calcext:value-type="float">
            <text:p>74.9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nit</text:p>
          </table:table-cell>
          <table:table-cell office:value-type="float" office:value="14" calcext:value-type="float">
            <text:p>14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16.70597" calcext:value-type="float">
            <text:p>16.70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nitc</text:p>
          </table:table-cell>
          <table:table-cell office:value-type="float" office:value="28" calcext:value-type="float">
            <text:p>28</text:p>
          </table:table-cell>
          <table:table-cell office:value-type="float" office:value="0.019804" calcext:value-type="float">
            <text:p>0.019804</text:p>
          </table:table-cell>
          <table:table-cell office:value-type="float" office:value="30.49172" calcext:value-type="float">
            <text:p>30.49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nitu</text:p>
          </table:table-cell>
          <table:table-cell office:value-type="float" office:value="14" calcext:value-type="float">
            <text:p>14</text:p>
          </table:table-cell>
          <table:table-cell office:value-type="float" office:value="0.013635" calcext:value-type="float">
            <text:p>0.013635</text:p>
          </table:table-cell>
          <table:table-cell office:value-type="float" office:value="5.744385" calcext:value-type="float">
            <text:p>5.744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sotame</text:p>
          </table:table-cell>
          <table:table-cell office:value-type="float" office:value="18" calcext:value-type="float">
            <text:p>18</text:p>
          </table:table-cell>
          <table:table-cell office:value-type="float" office:value="0.04547" calcext:value-type="float">
            <text:p>0.04547</text:p>
          </table:table-cell>
          <table:table-cell office:value-type="float" office:value="0.082085" calcext:value-type="float">
            <text:p>0.082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auss</text:p>
          </table:table-cell>
          <table:table-cell office:value-type="float" office:value="15" calcext:value-type="float">
            <text:p>15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00000001127933" calcext:value-type="float">
            <text:p>1.127933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lina</text:p>
          </table:table-cell>
          <table:table-cell office:value-type="float" office:value="18" calcext:value-type="float">
            <text:p>18</text:p>
          </table:table-cell>
          <table:table-cell office:value-type="float" office:value="0.05165" calcext:value-type="float">
            <text:p>0.05165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linb</text:p>
          </table:table-cell>
          <table:table-cell office:value-type="float" office:value="15" calcext:value-type="float">
            <text:p>15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001469851" calcext:value-type="float">
            <text:p>0.00014698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linc</text:p>
          </table:table-cell>
          <table:table-cell office:value-type="float" office:value="14" calcext:value-type="float">
            <text:p>14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79793" calcext:value-type="float">
            <text:p>0.0003679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trig</text:p>
          </table:table-cell>
          <table:table-cell office:value-type="float" office:value="12" calcext:value-type="float">
            <text:p>12</text:p>
          </table:table-cell>
          <table:table-cell office:value-type="float" office:value="0.030145" calcext:value-type="float">
            <text:p>0.030145</text:p>
          </table:table-cell>
          <table:table-cell office:value-type="float" office:value="3.753939E-027" calcext:value-type="float">
            <text:p>3.753939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f</text:p>
          </table:table-cell>
          <table:table-cell office:value-type="float" office:value="42" calcext:value-type="float">
            <text:p>42</text:p>
          </table:table-cell>
          <table:table-cell office:value-type="float" office:value="0.322845" calcext:value-type="float">
            <text:p>0.322845</text:p>
          </table:table-cell>
          <table:table-cell office:value-type="float" office:value="1.897534E-017" calcext:value-type="float">
            <text:p>1.897534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whead</text:p>
          </table:table-cell>
          <table:table-cell office:value-type="float" office:value="16" calcext:value-type="float">
            <text:p>16</text:p>
          </table:table-cell>
          <table:table-cell office:value-type="float" office:value="0.111049" calcext:value-type="float">
            <text:p>0.111049</text:p>
          </table:table-cell>
          <table:table-cell office:value-type="float" office:value="-6.662671E-018" calcext:value-type="float">
            <text:p>-6.662671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</text:p>
          </table:table-cell>
          <table:table-cell office:value-type="float" office:value="14" calcext:value-type="float">
            <text:p>14</text:p>
          </table:table-cell>
          <table:table-cell office:value-type="float" office:value="0.051171" calcext:value-type="float">
            <text:p>0.051171</text:p>
          </table:table-cell>
          <table:table-cell office:value-type="float" office:value="1687412" calcext:value-type="float">
            <text:p>1687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c</text:p>
          </table:table-cell>
          <table:table-cell office:value-type="float" office:value="16" calcext:value-type="float">
            <text:p>16</text:p>
          </table:table-cell>
          <table:table-cell office:value-type="float" office:value="0.425612" calcext:value-type="float">
            <text:p>0.425612</text:p>
          </table:table-cell>
          <table:table-cell office:value-type="float" office:value="1818393" calcext:value-type="float">
            <text:p>1818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cqp</text:p>
          </table:table-cell>
          <table:table-cell office:value-type="float" office:value="28" calcext:value-type="float">
            <text:p>28</text:p>
          </table:table-cell>
          <table:table-cell office:value-type="float" office:value="0.904013" calcext:value-type="float">
            <text:p>0.904013</text:p>
          </table:table-cell>
          <table:table-cell office:value-type="float" office:value="6498179" calcext:value-type="float">
            <text:p>6498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2dqp</text:p>
          </table:table-cell>
          <table:table-cell office:value-type="float" office:value="30" calcext:value-type="float">
            <text:p>30</text:p>
          </table:table-cell>
          <table:table-cell office:value-type="float" office:value="0.986356" calcext:value-type="float">
            <text:p>0.986356</text:p>
          </table:table-cell>
          <table:table-cell office:value-type="float" office:value="6237012" calcext:value-type="float">
            <text:p>6237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</text:p>
          </table:table-cell>
          <table:table-cell office:value-type="float" office:value="14" calcext:value-type="float">
            <text:p>14</text:p>
          </table:table-cell>
          <table:table-cell office:value-type="float" office:value="0.32861" calcext:value-type="float">
            <text:p>0.32861</text:p>
          </table:table-cell>
          <table:table-cell office:value-type="float" office:value="554.0677" calcext:value-type="float">
            <text:p>554.0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c</text:p>
          </table:table-cell>
          <table:table-cell office:value-type="float" office:value="13" calcext:value-type="float">
            <text:p>13</text:p>
          </table:table-cell>
          <table:table-cell office:value-type="float" office:value="0.010174" calcext:value-type="float">
            <text:p>0.010174</text:p>
          </table:table-cell>
          <table:table-cell office:value-type="float" office:value="771.2624" calcext:value-type="float">
            <text:p>771.2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cqp</text:p>
          </table:table-cell>
          <table:table-cell office:value-type="float" office:value="21" calcext:value-type="float">
            <text:p>21</text:p>
          </table:table-cell>
          <table:table-cell office:value-type="float" office:value="0.21637" calcext:value-type="float">
            <text:p>0.21637</text:p>
          </table:table-cell>
          <table:table-cell office:value-type="float" office:value="993.3621" calcext:value-type="float">
            <text:p>993.3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3dqp</text:p>
          </table:table-cell>
          <table:table-cell office:value-type="float" office:value="25" calcext:value-type="float">
            <text:p>25</text:p>
          </table:table-cell>
          <table:table-cell office:value-type="float" office:value="0.234484" calcext:value-type="float">
            <text:p>0.234484</text:p>
          </table:table-cell>
          <table:table-cell office:value-type="float" office:value="675.2377" calcext:value-type="float">
            <text:p>675.2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asa</text:p>
          </table:table-cell>
          <table:table-cell office:value-type="float" office:value="12" calcext:value-type="float">
            <text:p>12</text:p>
          </table:table-cell>
          <table:table-cell office:value-type="float" office:value="0.005418" calcext:value-type="float">
            <text:p>0.005418</text:p>
          </table:table-cell>
          <table:table-cell office:value-type="float" office:value="-4.168702" calcext:value-type="float">
            <text:p>-4.1687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asb</text:p>
          </table:table-cell>
          <table:table-cell office:value-type="float" office:value="11" calcext:value-type="float">
            <text:p>11</text:p>
          </table:table-cell>
          <table:table-cell office:value-type="float" office:value="0.005999" calcext:value-type="float">
            <text:p>0.005999</text:p>
          </table:table-cell>
          <table:table-cell office:value-type="float" office:value="-4.132819" calcext:value-type="float">
            <text:p>-4.132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ion2</text:p>
          </table:table-cell>
          <table:table-cell office:value-type="float" office:value="86" calcext:value-type="float">
            <text:p>86</text:p>
          </table:table-cell>
          <table:table-cell office:value-type="float" office:value="0.070696" calcext:value-type="float">
            <text:p>0.070696</text:p>
          </table:table-cell>
          <table:table-cell office:value-type="float" office:value="411510.8" calcext:value-type="float">
            <text:p>4115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</text:p>
          </table:table-cell>
          <table:table-cell office:value-type="float" office:value="18" calcext:value-type="float">
            <text:p>18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8214877" calcext:value-type="float">
            <text:p>0.008214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33" calcext:value-type="float">
            <text:p>33</text:p>
          </table:table-cell>
          <table:table-cell office:value-type="float" office:value="0.044853" calcext:value-type="float">
            <text:p>0.044853</text:p>
          </table:table-cell>
          <table:table-cell office:value-type="float" office:value="3383.68" calcext:value-type="float">
            <text:p>3383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exp</text:p>
          </table:table-cell>
          <table:table-cell office:value-type="float" office:value="17" calcext:value-type="float">
            <text:p>17</text:p>
          </table:table-cell>
          <table:table-cell office:value-type="float" office:value="0.189925" calcext:value-type="float">
            <text:p>0.189925</text:p>
          </table:table-cell>
          <table:table-cell office:value-type="float" office:value="0.000001324858" calcext:value-type="float">
            <text:p>1.324858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qrtic</text:p>
          </table:table-cell>
          <table:table-cell office:value-type="float" office:value="9" calcext:value-type="float">
            <text:p>9</text:p>
          </table:table-cell>
          <table:table-cell office:value-type="float" office:value="0.03009" calcext:value-type="float">
            <text:p>0.03009</text:p>
          </table:table-cell>
          <table:table-cell office:value-type="float" office:value="1.333272" calcext:value-type="float">
            <text:p>1.333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dvalue</text:p>
          </table:table-cell>
          <table:table-cell office:value-type="float" office:value="18" calcext:value-type="float">
            <text:p>18</text:p>
          </table:table-cell>
          <table:table-cell office:value-type="float" office:value="0.027102" calcext:value-type="float">
            <text:p>0.027102</text:p>
          </table:table-cell>
          <table:table-cell office:value-type="float" office:value="5.802152E-015" calcext:value-type="float">
            <text:p>5.802152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le</text:p>
          </table:table-cell>
          <table:table-cell office:value-type="float" office:value="17" calcext:value-type="float">
            <text:p>17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4.342569E-018" calcext:value-type="float">
            <text:p>4.342569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bank</text:p>
          </table:table-cell>
          <table:table-cell office:value-type="float" office:value="27" calcext:value-type="float">
            <text:p>27</text:p>
          </table:table-cell>
          <table:table-cell office:value-type="float" office:value="0.160804" calcext:value-type="float">
            <text:p>0.160804</text:p>
          </table:table-cell>
          <table:table-cell office:value-type="float" office:value="-4205696" calcext:value-type="float">
            <text:p>-4205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3</text:p>
          </table:table-cell>
          <table:table-cell office:value-type="float" office:value="19" calcext:value-type="float">
            <text:p>19</text:p>
          </table:table-cell>
          <table:table-cell office:value-type="float" office:value="0.008781" calcext:value-type="float">
            <text:p>0.008781</text:p>
          </table:table-cell>
          <table:table-cell office:value-type="float" office:value="1.299955E-026" calcext:value-type="float">
            <text:p>1.299955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5</text:p>
          </table:table-cell>
          <table:table-cell office:value-type="float" office:value="20" calcext:value-type="float">
            <text:p>20</text:p>
          </table:table-cell>
          <table:table-cell office:value-type="float" office:value="0.012703" calcext:value-type="float">
            <text:p>0.012703</text:p>
          </table:table-cell>
          <table:table-cell office:value-type="float" office:value="1.075367E-019" calcext:value-type="float">
            <text:p>1.075367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6</text:p>
          </table:table-cell>
          <table:table-cell office:value-type="float" office:value="34" calcext:value-type="float">
            <text:p>34</text:p>
          </table:table-cell>
          <table:table-cell office:value-type="float" office:value="0.023797" calcext:value-type="float">
            <text:p>0.023797</text:p>
          </table:table-cell>
          <table:table-cell office:value-type="float" office:value="5.984988E-021" calcext:value-type="float">
            <text:p>5.984988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b1</text:p>
          </table:table-cell>
          <table:table-cell office:value-type="float" office:value="17" calcext:value-type="float">
            <text:p>17</text:p>
          </table:table-cell>
          <table:table-cell office:value-type="float" office:value="0.016014" calcext:value-type="float">
            <text:p>0.016014</text:p>
          </table:table-cell>
          <table:table-cell office:value-type="float" office:value="0.01500116" calcext:value-type="float">
            <text:p>0.01500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sc4</text:p>
          </table:table-cell>
          <table:table-cell office:value-type="float" office:value="26" calcext:value-type="float">
            <text:p>26</text:p>
          </table:table-cell>
          <table:table-cell office:value-type="float" office:value="0.010606" calcext:value-type="float">
            <text:p>0.010606</text:p>
          </table:table-cell>
          <table:table-cell office:value-type="float" office:value="-24.5" calcext:value-type="float">
            <text:p>-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1</text:p>
          </table:table-cell>
          <table:table-cell office:value-type="float" office:value="11" calcext:value-type="float">
            <text:p>11</text:p>
          </table:table-cell>
          <table:table-cell office:value-type="float" office:value="0.050452" calcext:value-type="float">
            <text:p>0.050452</text:p>
          </table:table-cell>
          <table:table-cell office:value-type="float" office:value="-996.5" calcext:value-type="float">
            <text:p>-99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2</text:p>
          </table:table-cell>
          <table:table-cell office:value-type="float" office:value="9" calcext:value-type="float">
            <text:p>9</text:p>
          </table:table-cell>
          <table:table-cell office:value-type="float" office:value="0.041975" calcext:value-type="float">
            <text:p>0.041975</text:p>
          </table:table-cell>
          <table:table-cell office:value-type="float" office:value="-996.1012" calcext:value-type="float">
            <text:p>-996.1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3</text:p>
          </table:table-cell>
          <table:table-cell office:value-type="float" office:value="13" calcext:value-type="float">
            <text:p>13</text:p>
          </table:table-cell>
          <table:table-cell office:value-type="float" office:value="0.069447" calcext:value-type="float">
            <text:p>0.069447</text:p>
          </table:table-cell>
          <table:table-cell office:value-type="float" office:value="-497.5" calcext:value-type="float">
            <text:p>-49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4</text:p>
          </table:table-cell>
          <table:table-cell office:value-type="float" office:value="9" calcext:value-type="float">
            <text:p>9</text:p>
          </table:table-cell>
          <table:table-cell office:value-type="float" office:value="0.062704" calcext:value-type="float">
            <text:p>0.062704</text:p>
          </table:table-cell>
          <table:table-cell office:value-type="float" office:value="-498.0982" calcext:value-type="float">
            <text:p>-498.0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qp5</text:p>
          </table:table-cell>
          <table:table-cell office:value-type="float" office:value="43" calcext:value-type="float">
            <text:p>43</text:p>
          </table:table-cell>
          <table:table-cell office:value-type="float" office:value="0.227736" calcext:value-type="float">
            <text:p>0.227736</text:p>
          </table:table-cell>
          <table:table-cell office:value-type="float" office:value="-497.5" calcext:value-type="float">
            <text:p>-49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eya</text:p>
          </table:table-cell>
          <table:table-cell office:value-type="float" office:value="10" calcext:value-type="float">
            <text:p>10</text:p>
          </table:table-cell>
          <table:table-cell office:value-type="float" office:value="0.074503" calcext:value-type="float">
            <text:p>0.074503</text:p>
          </table:table-cell>
          <table:table-cell office:value-type="float" office:value="-0.04553072" calcext:value-type="float">
            <text:p>-0.04553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eyb</text:p>
          </table:table-cell>
          <table:table-cell office:value-type="float" office:value="7" calcext:value-type="float">
            <text:p>7</text:p>
          </table:table-cell>
          <table:table-cell office:value-type="float" office:value="0.054897" calcext:value-type="float">
            <text:p>0.054897</text:p>
          </table:table-cell>
          <table:table-cell office:value-type="float" office:value="-0.03045265" calcext:value-type="float">
            <text:p>-0.03045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eyc</text:p>
          </table:table-cell>
          <table:table-cell office:value-type="float" office:value="12" calcext:value-type="float">
            <text:p>12</text:p>
          </table:table-cell>
          <table:table-cell office:value-type="float" office:value="0.110393" calcext:value-type="float">
            <text:p>0.110393</text:p>
          </table:table-cell>
          <table:table-cell office:value-type="float" office:value="-0.03036381" calcext:value-type="float">
            <text:p>-0.03036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th</text:p>
          </table:table-cell>
          <table:table-cell office:value-type="float" office:value="13" calcext:value-type="float">
            <text:p>13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7.888609E-031" calcext:value-type="float">
            <text:p>7.888609E-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18" calcext:value-type="float">
            <text:p>18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1.359207E-027" calcext:value-type="float">
            <text:p>1.359207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3</text:p>
          </table:table-cell>
          <table:table-cell office:value-type="float" office:value="11" calcext:value-type="float">
            <text:p>11</text:p>
          </table:table-cell>
          <table:table-cell office:value-type="float" office:value="0.06767" calcext:value-type="float">
            <text:p>0.06767</text:p>
          </table:table-cell>
          <table:table-cell office:value-type="float" office:value="1.690653E-025" calcext:value-type="float">
            <text:p>1.690653E-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qp1var</text:p>
          </table:table-cell>
          <table:table-cell office:value-type="float" office:value="17" calcext:value-type="float">
            <text:p>17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-0.000000007443447" calcext:value-type="float">
            <text:p>-7.443447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qpgabim</text:p>
          </table:table-cell>
          <table:table-cell office:value-type="float" office:value="15" calcext:value-type="float">
            <text:p>15</text:p>
          </table:table-cell>
          <table:table-cell office:value-type="float" office:value="0.015171" calcext:value-type="float">
            <text:p>0.015171</text:p>
          </table:table-cell>
          <table:table-cell office:value-type="float" office:value="-0.00003789187" calcext:value-type="float">
            <text:p>-3.789187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qpgasim</text:p>
          </table:table-cell>
          <table:table-cell office:value-type="float" office:value="15" calcext:value-type="float">
            <text:p>15</text:p>
          </table:table-cell>
          <table:table-cell office:value-type="float" office:value="0.07842" calcext:value-type="float">
            <text:p>0.07842</text:p>
          </table:table-cell>
          <table:table-cell office:value-type="float" office:value="-0.00005516937" calcext:value-type="float">
            <text:p>-5.516937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0</text:p>
          </table:table-cell>
          <table:table-cell office:value-type="float" office:value="238" calcext:value-type="float">
            <text:p>238</text:p>
          </table:table-cell>
          <table:table-cell office:value-type="float" office:value="24.174" calcext:value-type="float">
            <text:p>24.174</text:p>
          </table:table-cell>
          <table:table-cell office:value-type="float" office:value="0.271840364578489" calcext:value-type="float">
            <text:p>0.271840364578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1</text:p>
          </table:table-cell>
          <table:table-cell office:value-type="float" office:value="424" calcext:value-type="float">
            <text:p>424</text:p>
          </table:table-cell>
          <table:table-cell office:value-type="float" office:value="24.59713" calcext:value-type="float">
            <text:p>24.59713</text:p>
          </table:table-cell>
          <table:table-cell office:value-type="float" office:value="0.0004074414" calcext:value-type="float">
            <text:p>0.0004074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2</text:p>
          </table:table-cell>
          <table:table-cell office:value-type="float" office:value="82" calcext:value-type="float">
            <text:p>82</text:p>
          </table:table-cell>
          <table:table-cell office:value-type="float" office:value="2.995745" calcext:value-type="float">
            <text:p>2.995745</text:p>
          </table:table-cell>
          <table:table-cell office:value-type="float" office:value="0.0004416307" calcext:value-type="float">
            <text:p>0.0004416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3</text:p>
          </table:table-cell>
          <table:table-cell office:value-type="float" office:value="996" calcext:value-type="float">
            <text:p>996</text:p>
          </table:table-cell>
          <table:table-cell office:value-type="float" office:value="30.47158" calcext:value-type="float">
            <text:p>30.47158</text:p>
          </table:table-cell>
          <table:table-cell office:value-type="float" office:value="0.000366253" calcext:value-type="float">
            <text:p>0.000366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inpc5</text:p>
          </table:table-cell>
          <table:table-cell office:value-type="float" office:value="346" calcext:value-type="float">
            <text:p>346</text:p>
          </table:table-cell>
          <table:table-cell office:value-type="float" office:value="13.46183" calcext:value-type="float">
            <text:p>13.46183</text:p>
          </table:table-cell>
          <table:table-cell office:value-type="float" office:value="0.0003842307" calcext:value-type="float">
            <text:p>0.0003842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6</text:p>
          </table:table-cell>
          <table:table-cell office:value-type="float" office:value="212" calcext:value-type="float">
            <text:p>212</text:p>
          </table:table-cell>
          <table:table-cell office:value-type="float" office:value="8.738432" calcext:value-type="float">
            <text:p>8.738432</text:p>
          </table:table-cell>
          <table:table-cell office:value-type="float" office:value="0.0003471573" calcext:value-type="float">
            <text:p>0.0003471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7</text:p>
          </table:table-cell>
          <table:table-cell office:value-type="float" office:value="258" calcext:value-type="float">
            <text:p>258</text:p>
          </table:table-cell>
          <table:table-cell office:value-type="float" office:value="9.195509" calcext:value-type="float">
            <text:p>9.195509</text:p>
          </table:table-cell>
          <table:table-cell office:value-type="float" office:value="0.0003525343" calcext:value-type="float">
            <text:p>0.0003525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8</text:p>
          </table:table-cell>
          <table:table-cell office:value-type="float" office:value="326" calcext:value-type="float">
            <text:p>326</text:p>
          </table:table-cell>
          <table:table-cell office:value-type="float" office:value="9.964283" calcext:value-type="float">
            <text:p>9.964283</text:p>
          </table:table-cell>
          <table:table-cell office:value-type="float" office:value="0.0003560404" calcext:value-type="float">
            <text:p>0.0003560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pc9</text:p>
          </table:table-cell>
          <table:table-cell office:value-type="float" office:value="195" calcext:value-type="float">
            <text:p>195</text:p>
          </table:table-cell>
          <table:table-cell office:value-type="float" office:value="12.1458" calcext:value-type="float">
            <text:p>12.1458</text:p>
          </table:table-cell>
          <table:table-cell office:value-type="float" office:value="0.000352513870818889" calcext:value-type="float">
            <text:p>0.000352513870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1d</text:p>
          </table:table-cell>
          <table:table-cell office:value-type="float" office:value="8" calcext:value-type="float">
            <text:p>8</text:p>
          </table:table-cell>
          <table:table-cell office:value-type="float" office:value="0.011868" calcext:value-type="float">
            <text:p>0.011868</text:p>
          </table:table-cell>
          <table:table-cell office:value-type="float" office:value="-0.004242482" calcext:value-type="float">
            <text:p>-0.0042424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2d</text:p>
          </table:table-cell>
          <table:table-cell office:value-type="float" office:value="6" calcext:value-type="float">
            <text:p>6</text:p>
          </table:table-cell>
          <table:table-cell office:value-type="float" office:value="0.151811" calcext:value-type="float">
            <text:p>0.151811</text:p>
          </table:table-cell>
          <table:table-cell office:value-type="float" office:value="6.456309E-016" calcext:value-type="float">
            <text:p>6.456309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2dt</text:p>
          </table:table-cell>
          <table:table-cell office:value-type="float" office:value="10" calcext:value-type="float">
            <text:p>10</text:p>
          </table:table-cell>
          <table:table-cell office:value-type="float" office:value="0.35494" calcext:value-type="float">
            <text:p>0.35494</text:p>
          </table:table-cell>
          <table:table-cell office:value-type="float" office:value="0.0000000003637278" calcext:value-type="float">
            <text:p>3.637278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tu3d</text:p>
          </table:table-cell>
          <table:table-cell office:value-type="float" office:value="8" calcext:value-type="float">
            <text:p>8</text:p>
          </table:table-cell>
          <table:table-cell office:value-type="float" office:value="0.706484" calcext:value-type="float">
            <text:p>0.706484</text:p>
          </table:table-cell>
          <table:table-cell office:value-type="float" office:value="3.882129E-021" calcext:value-type="float">
            <text:p>3.882129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gas</text:p>
          </table:table-cell>
          <table:table-cell office:value-type="float" office:value="25" calcext:value-type="float">
            <text:p>25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00000002313955" calcext:value-type="float">
            <text:p>2.313955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kmcc</text:p>
          </table:table-cell>
          <table:table-cell office:value-type="float" office:value="14" calcext:value-type="float">
            <text:p>14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1690427" calcext:value-type="float">
            <text:p>0.1690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al</text:p>
          </table:table-cell>
          <table:table-cell office:value-type="float" office:value="17" calcext:value-type="float">
            <text:p>17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1.35962E-016" calcext:value-type="float">
            <text:p>1.35962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bs</text:p>
          </table:table-cell>
          <table:table-cell office:value-type="float" office:value="15" calcext:value-type="float">
            <text:p>15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wnden</text:p>
          </table:table-cell>
          <table:table-cell office:value-type="float" office:value="18" calcext:value-type="float">
            <text:p>18</text:p>
          </table:table-cell>
          <table:table-cell office:value-type="float" office:value="0.002727" calcext:value-type="float">
            <text:p>0.002727</text:p>
          </table:table-cell>
          <table:table-cell office:value-type="float" office:value="4.823391" calcext:value-type="float">
            <text:p>4.823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ydn3d</text:p>
          </table:table-cell>
          <table:table-cell office:value-type="float" office:value="15" calcext:value-type="float">
            <text:p>15</text:p>
          </table:table-cell>
          <table:table-cell office:value-type="float" office:value="0.125794" calcext:value-type="float">
            <text:p>0.125794</text:p>
          </table:table-cell>
          <table:table-cell office:value-type="float" office:value="1.622095E-029" calcext:value-type="float">
            <text:p>1.622095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ydn7d</text:p>
          </table:table-cell>
          <table:table-cell office:value-type="float" office:value="84" calcext:value-type="float">
            <text:p>84</text:p>
          </table:table-cell>
          <table:table-cell office:value-type="float" office:value="0.442026" calcext:value-type="float">
            <text:p>0.442026</text:p>
          </table:table-cell>
          <table:table-cell office:value-type="float" office:value="345.005" calcext:value-type="float">
            <text:p>345.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ydnbd</text:p>
          </table:table-cell>
          <table:table-cell office:value-type="float" office:value="18" calcext:value-type="float">
            <text:p>18</text:p>
          </table:table-cell>
          <table:table-cell office:value-type="float" office:value="0.147477" calcext:value-type="float">
            <text:p>0.147477</text:p>
          </table:table-cell>
          <table:table-cell office:value-type="float" office:value="4.437632E-027" calcext:value-type="float">
            <text:p>4.437632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bnd</text:p>
          </table:table-cell>
          <table:table-cell office:value-type="float" office:value="18" calcext:value-type="float">
            <text:p>18</text:p>
          </table:table-cell>
          <table:table-cell office:value-type="float" office:value="0.17908" calcext:value-type="float">
            <text:p>0.17908</text:p>
          </table:table-cell>
          <table:table-cell office:value-type="float" office:value="4.437632E-027" calcext:value-type="float">
            <text:p>4.437632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8" calcext:value-type="float">
            <text:p>18</text:p>
          </table:table-cell>
          <table:table-cell office:value-type="float" office:value="0.010157" calcext:value-type="float">
            <text:p>0.010157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0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1</text:p>
          </table:table-cell>
          <table:table-cell office:value-type="float" office:value="8" calcext:value-type="float">
            <text:p>8</text:p>
          </table:table-cell>
          <table:table-cell office:value-type="float" office:value="0.005091" calcext:value-type="float">
            <text:p>0.005091</text:p>
          </table:table-cell>
          <table:table-cell office:value-type="float" office:value="0.8248918" calcext:value-type="float">
            <text:p>0.8248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2</text:p>
          </table:table-cell>
          <table:table-cell office:value-type="float" office:value="17" calcext:value-type="float">
            <text:p>17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6.188119" calcext:value-type="float">
            <text:p>6.188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13</text:p>
          </table:table-cell>
          <table:table-cell office:value-type="float" office:value="24" calcext:value-type="float">
            <text:p>24</text:p>
          </table:table-cell>
          <table:table-cell office:value-type="float" office:value="0.017518" calcext:value-type="float">
            <text:p>0.017518</text:p>
          </table:table-cell>
          <table:table-cell office:value-type="float" office:value="-0.000000007494096" calcext:value-type="float">
            <text:p>-7.494096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2</text:p>
          </table:table-cell>
          <table:table-cell office:value-type="float" office:value="12" calcext:value-type="float">
            <text:p>12</text:p>
          </table:table-cell>
          <table:table-cell office:value-type="float" office:value="0.009858" calcext:value-type="float">
            <text:p>0.009858</text:p>
          </table:table-cell>
          <table:table-cell office:value-type="float" office:value="0.0325682" calcext:value-type="float">
            <text:p>0.0325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3</text:p>
          </table:table-cell>
          <table:table-cell office:value-type="float" office:value="13" calcext:value-type="float">
            <text:p>13</text:p>
          </table:table-cell>
          <table:table-cell office:value-type="float" office:value="0.0781" calcext:value-type="float">
            <text:p>0.0781</text:p>
          </table:table-cell>
          <table:table-cell office:value-type="float" office:value="4.093023" calcext:value-type="float">
            <text:p>4.093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4</text:p>
          </table:table-cell>
          <table:table-cell office:value-type="float" office:value="9" calcext:value-type="float">
            <text:p>9</text:p>
          </table:table-cell>
          <table:table-cell office:value-type="float" office:value="0.002257" calcext:value-type="float">
            <text:p>0.002257</text:p>
          </table:table-cell>
          <table:table-cell office:value-type="float" office:value="-3.704768" calcext:value-type="float">
            <text:p>-3.704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5</text:p>
          </table:table-cell>
          <table:table-cell office:value-type="float" office:value="11" calcext:value-type="float">
            <text:p>11</text:p>
          </table:table-cell>
          <table:table-cell office:value-type="float" office:value="0.004003" calcext:value-type="float">
            <text:p>0.004003</text:p>
          </table:table-cell>
          <table:table-cell office:value-type="float" office:value="961.7152" calcext:value-type="float">
            <text:p>961.7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6</text:p>
          </table:table-cell>
          <table:table-cell office:value-type="float" office:value="13" calcext:value-type="float">
            <text:p>13</text:p>
          </table:table-cell>
          <table:table-cell office:value-type="float" office:value="0.031003" calcext:value-type="float">
            <text:p>0.031003</text:p>
          </table:table-cell>
          <table:table-cell office:value-type="float" office:value="0.2770448" calcext:value-type="float">
            <text:p>0.2770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7</text:p>
          </table:table-cell>
          <table:table-cell office:value-type="float" office:value="16" calcext:value-type="float">
            <text:p>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12.73899" calcext:value-type="float">
            <text:p>12.73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8</text:p>
          </table:table-cell>
          <table:table-cell office:value-type="float" office:value="49" calcext:value-type="float">
            <text:p>49</text:p>
          </table:table-cell>
          <table:table-cell office:value-type="float" office:value="0.019832" calcext:value-type="float">
            <text:p>0.01983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9</text:p>
          </table:table-cell>
          <table:table-cell office:value-type="float" office:value="13" calcext:value-type="float">
            <text:p>13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rdsphr</text:p>
          </table:table-cell>
          <table:table-cell office:value-type="float" office:value="18" calcext:value-type="float">
            <text:p>18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-4.6833" calcext:value-type="float">
            <text:p>-4.6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l6</text:p>
          </table:table-cell>
          <table:table-cell office:value-type="float" office:value="10" calcext:value-type="float">
            <text:p>10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-1.031628" calcext:value-type="float">
            <text:p>-1.031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tilvr</text:p>
          </table:table-cell>
          <table:table-cell office:value-type="float" office:value="11" calcext:value-type="float">
            <text:p>11</text:p>
          </table:table-cell>
          <table:table-cell office:value-type="float" office:value="0.002274" calcext:value-type="float">
            <text:p>0.002274</text:p>
          </table:table-cell>
          <table:table-cell office:value-type="float" office:value="1.339956" calcext:value-type="float">
            <text:p>1.339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na</text:p>
          </table:table-cell>
          <table:table-cell office:value-type="float" office:value="16" calcext:value-type="float">
            <text:p>16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-5175.437" calcext:value-type="float">
            <text:p>-5175.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nary</text:p>
          </table:table-cell>
          <table:table-cell office:value-type="float" office:value="56" calcext:value-type="float">
            <text:p>56</text:p>
          </table:table-cell>
          <table:table-cell office:value-type="float" office:value="0.221546" calcext:value-type="float">
            <text:p>0.221546</text:p>
          </table:table-cell>
          <table:table-cell office:value-type="float" office:value="-348403.2" calcext:value-type="float">
            <text:p>-34840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2</text:p>
          </table:table-cell>
          <table:table-cell office:value-type="float" office:value="18" calcext:value-type="float">
            <text:p>18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1.952224" calcext:value-type="float">
            <text:p>1.952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3</text:p>
          </table:table-cell>
          <table:table-cell office:value-type="float" office:value="19" calcext:value-type="float">
            <text:p>19</text:p>
          </table:table-cell>
          <table:table-cell office:value-type="float" office:value="0.007435" calcext:value-type="float">
            <text:p>0.00743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ratu2d</text:p>
          </table:table-cell>
          <table:table-cell office:value-type="float" office:value="16" calcext:value-type="float">
            <text:p>16</text:p>
          </table:table-cell>
          <table:table-cell office:value-type="float" office:value="0.033886" calcext:value-type="float">
            <text:p>0.033886</text:p>
          </table:table-cell>
          <table:table-cell office:value-type="float" office:value="1.397461E-027" calcext:value-type="float">
            <text:p>1.397461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bratu3d</text:p>
          </table:table-cell>
          <table:table-cell office:value-type="float" office:value="14" calcext:value-type="float">
            <text:p>14</text:p>
          </table:table-cell>
          <table:table-cell office:value-type="float" office:value="0.073121" calcext:value-type="float">
            <text:p>0.073121</text:p>
          </table:table-cell>
          <table:table-cell office:value-type="float" office:value="3.144188E-031" calcext:value-type="float">
            <text:p>3.144188E-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conn1</text:p>
          </table:table-cell>
          <table:table-cell office:value-type="float" office:value="16" calcext:value-type="float">
            <text:p>16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1.952224" calcext:value-type="float">
            <text:p>1.952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conn2</text:p>
          </table:table-cell>
          <table:table-cell office:value-type="float" office:value="16" calcext:value-type="float">
            <text:p>16</text:p>
          </table:table-cell>
          <table:table-cell office:value-type="float" office:value="0.009808" calcext:value-type="float">
            <text:p>0.00980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woo</text:p>
          </table:table-cell>
          <table:table-cell office:value-type="float" office:value="78" calcext:value-type="float">
            <text:p>78</text:p>
          </table:table-cell>
          <table:table-cell office:value-type="float" office:value="0.214263" calcext:value-type="float">
            <text:p>0.214263</text:p>
          </table:table-cell>
          <table:table-cell office:value-type="float" office:value="0.2788601" calcext:value-type="float">
            <text:p>0.2788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dheq</text:p>
          </table:table-cell>
          <table:table-cell office:value-type="float" office:value="22" calcext:value-type="float">
            <text:p>22</text:p>
          </table:table-cell>
          <table:table-cell office:value-type="float" office:value="0.202627" calcext:value-type="float">
            <text:p>0.202627</text:p>
          </table:table-cell>
          <table:table-cell office:value-type="float" office:value="0.00000000004441524" calcext:value-type="float">
            <text:p>4.441524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byqad</text:p>
          </table:table-cell>
          <table:table-cell office:value-type="float" office:value="221" calcext:value-type="float">
            <text:p>221</text:p>
          </table:table-cell>
          <table:table-cell office:value-type="float" office:value="4.635218" calcext:value-type="float">
            <text:p>4.635218</text:p>
          </table:table-cell>
          <table:table-cell office:value-type="float" office:value="0.005386315" calcext:value-type="float">
            <text:p>0.005386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rcta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rctb</text:p>
          </table:table-cell>
          <table:table-cell office:value-type="float" office:value="518" calcext:value-type="float">
            <text:p>518</text:p>
          </table:table-cell>
          <table:table-cell office:value-type="float" office:value="8.05008" calcext:value-type="float">
            <text:p>8.05008</text:p>
          </table:table-cell>
          <table:table-cell office:value-type="float" office:value="0.000291597141" calcext:value-type="float">
            <text:p>0.000291597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nhark</text:p>
          </table:table-cell>
          <table:table-cell office:value-type="float" office:value="18" calcext:value-type="float">
            <text:p>18</text:p>
          </table:table-cell>
          <table:table-cell office:value-type="float" office:value="0.02976" calcext:value-type="float">
            <text:p>0.02976</text:p>
          </table:table-cell>
          <table:table-cell office:value-type="float" office:value="-2.000002" calcext:value-type="float">
            <text:p>-2.000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nrosnb</text:p>
          </table:table-cell>
          <table:table-cell office:value-type="float" office:value="42" calcext:value-type="float">
            <text:p>42</text:p>
          </table:table-cell>
          <table:table-cell office:value-type="float" office:value="0.026465" calcext:value-type="float">
            <text:p>0.026465</text:p>
          </table:table-cell>
          <table:table-cell office:value-type="float" office:value="1.18413E-023" calcext:value-type="float">
            <text:p>1.18413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ff</text:p>
          </table:table-cell>
          <table:table-cell office:value-type="float" office:value="23" calcext:value-type="float">
            <text:p>23</text:p>
          </table:table-cell>
          <table:table-cell office:value-type="float" office:value="0.017611" calcext:value-type="float">
            <text:p>0.017611</text:p>
          </table:table-cell>
          <table:table-cell office:value-type="float" office:value="0.000000002135747" calcext:value-type="float">
            <text:p>2.135747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nlbeam</text:p>
          </table:table-cell>
          <table:table-cell office:value-type="float" office:value="205" calcext:value-type="float">
            <text:p>205</text:p>
          </table:table-cell>
          <table:table-cell office:value-type="float" office:value="0.798016" calcext:value-type="float">
            <text:p>0.798016</text:p>
          </table:table-cell>
          <table:table-cell office:value-type="float" office:value="344.8762" calcext:value-type="float">
            <text:p>344.8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platea</text:p>
          </table:table-cell>
          <table:table-cell office:value-type="float" office:value="6" calcext:value-type="float">
            <text:p>6</text:p>
          </table:table-cell>
          <table:table-cell office:value-type="float" office:value="0.131784" calcext:value-type="float">
            <text:p>0.131784</text:p>
          </table:table-cell>
          <table:table-cell office:value-type="float" office:value="-0.01259209" calcext:value-type="float">
            <text:p>-0.01259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plateb</text:p>
          </table:table-cell>
          <table:table-cell office:value-type="float" office:value="6" calcext:value-type="float">
            <text:p>6</text:p>
          </table:table-cell>
          <table:table-cell office:value-type="float" office:value="0.121171" calcext:value-type="float">
            <text:p>0.121171</text:p>
          </table:table-cell>
          <table:table-cell office:value-type="float" office:value="-6.988222" calcext:value-type="float">
            <text:p>-6.988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platec</text:p>
          </table:table-cell>
          <table:table-cell office:value-type="float" office:value="12" calcext:value-type="float">
            <text:p>12</text:p>
          </table:table-cell>
          <table:table-cell office:value-type="float" office:value="0.073527" calcext:value-type="float">
            <text:p>0.073527</text:p>
          </table:table-cell>
          <table:table-cell office:value-type="float" office:value="-0.005020724" calcext:value-type="float">
            <text:p>-0.005020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ster</text:p>
          </table:table-cell>
          <table:table-cell office:value-type="float" office:value="17" calcext:value-type="float">
            <text:p>17</text:p>
          </table:table-cell>
          <table:table-cell office:value-type="float" office:value="0.007398" calcext:value-type="float">
            <text:p>0.007398</text:p>
          </table:table-cell>
          <table:table-cell office:value-type="float" office:value="2.724155E-018" calcext:value-type="float">
            <text:p>2.724155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on</text:p>
          </table:table-cell>
          <table:table-cell office:value-type="float" office:value="9" calcext:value-type="float">
            <text:p>9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-6230.796" calcext:value-type="float">
            <text:p>-6230.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igmz</text:p>
          </table:table-cell>
          <table:table-cell office:value-type="float" office:value="30" calcext:value-type="float">
            <text:p>30</text:p>
          </table:table-cell>
          <table:table-cell office:value-type="float" office:value="0.012393" calcext:value-type="float">
            <text:p>0.012393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lhans9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3.726155E-028" calcext:value-type="float">
            <text:p>3.73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1</text:p>
          </table:table-cell>
          <table:table-cell office:value-type="float" office:value="141" calcext:value-type="float">
            <text:p>141</text:p>
          </table:table-cell>
          <table:table-cell office:value-type="float" office:value="0.158098" calcext:value-type="float">
            <text:p>0.158098</text:p>
          </table:table-cell>
          <table:table-cell office:value-type="float" office:value="91.05624" calcext:value-type="float">
            <text:p>91.05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2</text:p>
          </table:table-cell>
          <table:table-cell office:value-type="float" office:value="984" calcext:value-type="float">
            <text:p>984</text:p>
          </table:table-cell>
          <table:table-cell office:value-type="float" office:value="1.215886" calcext:value-type="float">
            <text:p>1.215886</text:p>
          </table:table-cell>
          <table:table-cell office:value-type="float" office:value="72.9" calcext:value-type="float">
            <text:p>7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kscrw</text:p>
          </table:table-cell>
          <table:table-cell office:value-type="float" office:value="95" calcext:value-type="float">
            <text:p>95</text:p>
          </table:table-cell>
          <table:table-cell office:value-type="float" office:value="2.114317" calcext:value-type="float">
            <text:p>2.114317</text:p>
          </table:table-cell>
          <table:table-cell office:value-type="float" office:value="90.68781" calcext:value-type="float">
            <text:p>90.68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hfun</text:p>
          </table:table-cell>
          <table:table-cell office:value-type="float" office:value="20" calcext:value-type="float">
            <text:p>20</text:p>
          </table:table-cell>
          <table:table-cell office:value-type="float" office:value="1.523532" calcext:value-type="float">
            <text:p>1.523532</text:p>
          </table:table-cell>
          <table:table-cell office:value-type="float" office:value="-0.773266" calcext:value-type="float">
            <text:p>-0.773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12" calcext:value-type="float">
            <text:p>12</text:p>
          </table:table-cell>
          <table:table-cell office:value-type="float" office:value="0.236185" calcext:value-type="float">
            <text:p>0.236185</text:p>
          </table:table-cell>
          <table:table-cell office:value-type="float" office:value="-9999" calcext:value-type="float">
            <text:p>-9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gglvy</text:p>
          </table:table-cell>
          <table:table-cell office:value-type="float" office:value="14" calcext:value-type="float">
            <text:p>14</text:p>
          </table:table-cell>
          <table:table-cell office:value-type="float" office:value="0.179734" calcext:value-type="float">
            <text:p>0.179734</text:p>
          </table:table-cell>
          <table:table-cell office:value-type="float" office:value="29.88096" calcext:value-type="float">
            <text:p>29.88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sc1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sc4</text:p>
          </table:table-cell>
          <table:table-cell office:value-type="float" office:value="91" calcext:value-type="float">
            <text:p>91</text:p>
          </table:table-cell>
          <table:table-cell office:value-type="float" office:value="0.059006" calcext:value-type="float">
            <text:p>0.059006</text:p>
          </table:table-cell>
          <table:table-cell office:value-type="float" office:value="0.8718976" calcext:value-type="float">
            <text:p>0.8718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sc50</text:p>
          </table:table-cell>
          <table:table-cell office:value-type="float" office:value="740" calcext:value-type="float">
            <text:p>740</text:p>
          </table:table-cell>
          <table:table-cell office:value-type="float" office:value="0.788191" calcext:value-type="float">
            <text:p>0.788191</text:p>
          </table:table-cell>
          <table:table-cell office:value-type="float" office:value="0.7862467" calcext:value-type="float">
            <text:p>0.7862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fi1</text:p>
          </table:table-cell>
          <table:table-cell office:value-type="float" office:value="11" calcext:value-type="float">
            <text:p>11</text:p>
          </table:table-cell>
          <table:table-cell office:value-type="float" office:value="0.012479" calcext:value-type="float">
            <text:p>0.012479</text:p>
          </table:table-cell>
          <table:table-cell office:value-type="float" office:value="-49.0752" calcext:value-type="float">
            <text:p>-49.0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fi2</text:p>
          </table:table-cell>
          <table:table-cell office:value-type="float" office:value="35" calcext:value-type="float">
            <text:p>35</text:p>
          </table:table-cell>
          <table:table-cell office:value-type="float" office:value="0.024341" calcext:value-type="float">
            <text:p>0.024341</text:p>
          </table:table-cell>
          <table:table-cell office:value-type="float" office:value="55.0176" calcext:value-type="float">
            <text:p>55.0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e</text:p>
          </table:table-cell>
          <table:table-cell office:value-type="float" office:value="27" calcext:value-type="float">
            <text:p>27</text:p>
          </table:table-cell>
          <table:table-cell office:value-type="float" office:value="0.042409" calcext:value-type="float">
            <text:p>0.042409</text:p>
          </table:table-cell>
          <table:table-cell office:value-type="float" office:value="7.425992E-026" calcext:value-type="float">
            <text:p>7.425992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y10</text:p>
          </table:table-cell>
          <table:table-cell office:value-type="float" office:value="22" calcext:value-type="float">
            <text:p>22</text:p>
          </table:table-cell>
          <table:table-cell office:value-type="float" office:value="0.639581" calcext:value-type="float">
            <text:p>0.639581</text:p>
          </table:table-cell>
          <table:table-cell office:value-type="float" office:value="-1003163" calcext:value-type="float">
            <text:p>-1003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y20</text:p>
          </table:table-cell>
          <table:table-cell office:value-type="float" office:value="26" calcext:value-type="float">
            <text:p>26</text:p>
          </table:table-cell>
          <table:table-cell office:value-type="float" office:value="1.300535" calcext:value-type="float">
            <text:p>1.300535</text:p>
          </table:table-cell>
          <table:table-cell office:value-type="float" office:value="-1003163" calcext:value-type="float">
            <text:p>-1003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ly30</text:p>
          </table:table-cell>
          <table:table-cell office:value-type="float" office:value="30" calcext:value-type="float">
            <text:p>30</text:p>
          </table:table-cell>
          <table:table-cell office:value-type="float" office:value="2.267046" calcext:value-type="float">
            <text:p>2.267046</text:p>
          </table:table-cell>
          <table:table-cell office:value-type="float" office:value="-1003163" calcext:value-type="float">
            <text:p>-1003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bqp1</text:p>
          </table:table-cell>
          <table:table-cell office:value-type="float" office:value="12" calcext:value-type="float">
            <text:p>12</text:p>
          </table:table-cell>
          <table:table-cell office:value-type="float" office:value="0.655335" calcext:value-type="float">
            <text:p>0.655335</text:p>
          </table:table-cell>
          <table:table-cell office:value-type="float" office:value="4286.142" calcext:value-type="float">
            <text:p>4286.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qp1</text:p>
          </table:table-cell>
          <table:table-cell office:value-type="float" office:value="19" calcext:value-type="float">
            <text:p>19</text:p>
          </table:table-cell>
          <table:table-cell office:value-type="float" office:value="0.64135" calcext:value-type="float">
            <text:p>0.64135</text:p>
          </table:table-cell>
          <table:table-cell office:value-type="float" office:value="20714.51" calcext:value-type="float">
            <text:p>20714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qp2</text:p>
          </table:table-cell>
          <table:table-cell office:value-type="float" office:value="23" calcext:value-type="float">
            <text:p>23</text:p>
          </table:table-cell>
          <table:table-cell office:value-type="float" office:value="41.3272" calcext:value-type="float">
            <text:p>41.3272</text:p>
          </table:table-cell>
          <table:table-cell office:value-type="float" office:value="155890.4" calcext:value-type="float">
            <text:p>15589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xqp3</text:p>
          </table:table-cell>
          <table:table-cell office:value-type="float" office:value="18" calcext:value-type="float">
            <text:p>18</text:p>
          </table:table-cell>
          <table:table-cell office:value-type="float" office:value="384.8184" calcext:value-type="float">
            <text:p>384.8184</text:p>
          </table:table-cell>
          <table:table-cell office:value-type="float" office:value="220402.1" calcext:value-type="float">
            <text:p>22040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l</text:p>
          </table:table-cell>
          <table:table-cell office:value-type="float" office:value="28" calcext:value-type="float">
            <text:p>28</text:p>
          </table:table-cell>
          <table:table-cell office:value-type="float" office:value="0.114709" calcext:value-type="float">
            <text:p>0.114709</text:p>
          </table:table-cell>
          <table:table-cell office:value-type="float" office:value="-104.8696" calcext:value-type="float">
            <text:p>-104.8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m</text:p>
          </table:table-cell>
          <table:table-cell office:value-type="float" office:value="22" calcext:value-type="float">
            <text:p>22</text:p>
          </table:table-cell>
          <table:table-cell office:value-type="float" office:value="0.028383" calcext:value-type="float">
            <text:p>0.028383</text:p>
          </table:table-cell>
          <table:table-cell office:value-type="float" office:value="-53.86822" calcext:value-type="float">
            <text:p>-53.868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s</text:p>
          </table:table-cell>
          <table:table-cell office:value-type="float" office:value="28" calcext:value-type="float">
            <text:p>28</text:p>
          </table:table-cell>
          <table:table-cell office:value-type="float" office:value="0.017668" calcext:value-type="float">
            <text:p>0.017668</text:p>
          </table:table-cell>
          <table:table-cell office:value-type="float" office:value="-40.53642" calcext:value-type="float">
            <text:p>-40.53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nvb</text:p>
          </table:table-cell>
          <table:table-cell office:value-type="float" office:value="52" calcext:value-type="float">
            <text:p>52</text:p>
          </table:table-cell>
          <table:table-cell office:value-type="float" office:value="0.35786" calcext:value-type="float">
            <text:p>0.35786</text:p>
          </table:table-cell>
          <table:table-cell office:value-type="float" office:value="0.002713484" calcext:value-type="float">
            <text:p>0.002713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nvc</text:p>
          </table:table-cell>
          <table:table-cell office:value-type="float" office:value="82" calcext:value-type="float">
            <text:p>82</text:p>
          </table:table-cell>
          <table:table-cell office:value-type="float" office:value="0.071753" calcext:value-type="float">
            <text:p>0.071753</text:p>
          </table:table-cell>
          <table:table-cell office:value-type="float" office:value="0.002569496" calcext:value-type="float">
            <text:p>0.002569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nvu</text:p>
          </table:table-cell>
          <table:table-cell office:value-type="float" office:value="331" calcext:value-type="float">
            <text:p>331</text:p>
          </table:table-cell>
          <table:table-cell office:value-type="float" office:value="0.282963" calcext:value-type="float">
            <text:p>0.282963</text:p>
          </table:table-cell>
          <table:table-cell office:value-type="float" office:value="0.0000000000003945623" calcext:value-type="float">
            <text:p>3.945623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enlpa</text:p>
          </table:table-cell>
          <table:table-cell office:value-type="float" office:value="26" calcext:value-type="float">
            <text:p>26</text:p>
          </table:table-cell>
          <table:table-cell office:value-type="float" office:value="0.011494" calcext:value-type="float">
            <text:p>0.011494</text:p>
          </table:table-cell>
          <table:table-cell office:value-type="float" office:value="2.291217" calcext:value-type="float">
            <text:p>2.291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enlpb</text:p>
          </table:table-cell>
          <table:table-cell office:value-type="float" office:value="27" calcext:value-type="float">
            <text:p>27</text:p>
          </table:table-cell>
          <table:table-cell office:value-type="float" office:value="0.015499" calcext:value-type="float">
            <text:p>0.015499</text:p>
          </table:table-cell>
          <table:table-cell office:value-type="float" office:value="-23.07357" calcext:value-type="float">
            <text:p>-23.07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ymalo</text:p>
          </table:table-cell>
          <table:table-cell office:value-type="float" office:value="11" calcext:value-type="float">
            <text:p>11</text:p>
          </table:table-cell>
          <table:table-cell office:value-type="float" office:value="0.008162" calcext:value-type="float">
            <text:p>0.008162</text:p>
          </table:table-cell>
          <table:table-cell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a</text:p>
          </table:table-cell>
          <table:table-cell office:value-type="float" office:value="15" calcext:value-type="float">
            <text:p>15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1.102837E-023" calcext:value-type="float">
            <text:p>1.102837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b</text:p>
          </table:table-cell>
          <table:table-cell office:value-type="float" office:value="18" calcext:value-type="float">
            <text:p>18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9.860761E-032" calcext:value-type="float">
            <text:p>9.860761E-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c</text:p>
          </table:table-cell>
          <table:table-cell office:value-type="float" office:value="10" calcext:value-type="float">
            <text:p>10</text:p>
          </table:table-cell>
          <table:table-cell office:value-type="float" office:value="0.00888" calcext:value-type="float">
            <text:p>0.00888</text:p>
          </table:table-cell>
          <table:table-cell office:value-type="float" office:value="1.336994E-021" calcext:value-type="float">
            <text:p>1.336994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d</text:p>
          </table:table-cell>
          <table:table-cell office:value-type="float" office:value="26" calcext:value-type="float">
            <text:p>26</text:p>
          </table:table-cell>
          <table:table-cell office:value-type="float" office:value="0.012031" calcext:value-type="float">
            <text:p>0.012031</text:p>
          </table:table-cell>
          <table:table-cell office:value-type="float" office:value="0.0000000003085971" calcext:value-type="float">
            <text:p>3.085971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e</text:p>
          </table:table-cell>
          <table:table-cell office:value-type="float" office:value="14" calcext:value-type="float">
            <text:p>14</text:p>
          </table:table-cell>
          <table:table-cell office:value-type="float" office:value="0.008436" calcext:value-type="float">
            <text:p>0.008436</text:p>
          </table:table-cell>
          <table:table-cell office:value-type="float" office:value="1.107472E-017" calcext:value-type="float">
            <text:p>1.107472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chnf</text:p>
          </table:table-cell>
          <table:table-cell office:value-type="float" office:value="16" calcext:value-type="float">
            <text:p>16</text:p>
          </table:table-cell>
          <table:table-cell office:value-type="float" office:value="0.002171" calcext:value-type="float">
            <text:p>0.002171</text:p>
          </table:table-cell>
          <table:table-cell office:value-type="float" office:value="7.269248E-023" calcext:value-type="float">
            <text:p>7.269248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igri</text:p>
          </table:table-cell>
          <table:table-cell office:value-type="float" office:value="11" calcext:value-type="float">
            <text:p>11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680.6301" calcext:value-type="float">
            <text:p>680.6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2</text:p>
          </table:table-cell>
          <table:table-cell office:value-type="float" office:value="42" calcext:value-type="float">
            <text:p>42</text:p>
          </table:table-cell>
          <table:table-cell office:value-type="float" office:value="0.024764" calcext:value-type="float">
            <text:p>0.024764</text:p>
          </table:table-cell>
          <table:table-cell office:value-type="float" office:value="1.5625" calcext:value-type="float">
            <text:p>1.5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s</text:p>
          </table:table-cell>
          <table:table-cell office:value-type="float" office:value="140" calcext:value-type="float">
            <text:p>140</text:p>
          </table:table-cell>
          <table:table-cell office:value-type="float" office:value="0.09804" calcext:value-type="float">
            <text:p>0.09804</text:p>
          </table:table-cell>
          <table:table-cell office:value-type="float" office:value="12.00007" calcext:value-type="float">
            <text:p>12.00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ttert</text:p>
          </table:table-cell>
          <table:table-cell office:value-type="float" office:value="23" calcext:value-type="float">
            <text:p>23</text:p>
          </table:table-cell>
          <table:table-cell office:value-type="float" office:value="0.274589" calcext:value-type="float">
            <text:p>0.274589</text:p>
          </table:table-cell>
          <table:table-cell office:value-type="float" office:value="-1.997597" calcext:value-type="float">
            <text:p>-1.997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chlng</text:p>
          </table:table-cell>
          <table:table-cell office:value-type="float" office:value="10" calcext:value-type="float">
            <text:p>10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2.573386" calcext:value-type="float">
            <text:p>2.573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chlnv</text:p>
          </table:table-cell>
          <table:table-cell office:value-type="float" office:value="23" calcext:value-type="float">
            <text:p>23</text:p>
          </table:table-cell>
          <table:table-cell office:value-type="float" office:value="0.057531" calcext:value-type="float">
            <text:p>0.05753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a</text:p>
          </table:table-cell>
          <table:table-cell office:value-type="float" office:value="7" calcext:value-type="float">
            <text:p>7</text:p>
          </table:table-cell>
          <table:table-cell office:value-type="float" office:value="0.033684" calcext:value-type="float">
            <text:p>0.03368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b</text:p>
          </table:table-cell>
          <table:table-cell office:value-type="float" office:value="11" calcext:value-type="float">
            <text:p>11</text:p>
          </table:table-cell>
          <table:table-cell office:value-type="float" office:value="0.163611" calcext:value-type="float">
            <text:p>0.1636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c</text:p>
          </table:table-cell>
          <table:table-cell office:value-type="float" office:value="9" calcext:value-type="float">
            <text:p>9</text:p>
          </table:table-cell>
          <table:table-cell office:value-type="float" office:value="0.118651" calcext:value-type="float">
            <text:p>0.11865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d</text:p>
          </table:table-cell>
          <table:table-cell office:value-type="float" office:value="9" calcext:value-type="float">
            <text:p>9</text:p>
          </table:table-cell>
          <table:table-cell office:value-type="float" office:value="0.081728" calcext:value-type="float">
            <text:p>0.081728</text:p>
          </table:table-cell>
          <table:table-cell office:value-type="float" office:value="0.6503642" calcext:value-type="float">
            <text:p>0.6503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e</text:p>
          </table:table-cell>
          <table:table-cell office:value-type="float" office:value="10" calcext:value-type="float">
            <text:p>10</text:p>
          </table:table-cell>
          <table:table-cell office:value-type="float" office:value="0.08293" calcext:value-type="float">
            <text:p>0.0829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f</text:p>
          </table:table-cell>
          <table:table-cell office:value-type="float" office:value="19" calcext:value-type="float">
            <text:p>19</text:p>
          </table:table-cell>
          <table:table-cell office:value-type="float" office:value="0.200146" calcext:value-type="float">
            <text:p>0.20014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g</text:p>
          </table:table-cell>
          <table:table-cell office:value-type="float" office:value="16" calcext:value-type="float">
            <text:p>16</text:p>
          </table:table-cell>
          <table:table-cell office:value-type="float" office:value="0.198697" calcext:value-type="float">
            <text:p>0.19869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h</text:p>
          </table:table-cell>
          <table:table-cell office:value-type="float" office:value="19" calcext:value-type="float">
            <text:p>19</text:p>
          </table:table-cell>
          <table:table-cell office:value-type="float" office:value="0.225645" calcext:value-type="float">
            <text:p>0.225645</text:p>
          </table:table-cell>
          <table:table-cell office:value-type="float" office:value="0.6560532" calcext:value-type="float">
            <text:p>0.65605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i</text:p>
          </table:table-cell>
          <table:table-cell office:value-type="float" office:value="18" calcext:value-type="float">
            <text:p>18</text:p>
          </table:table-cell>
          <table:table-cell office:value-type="float" office:value="0.145383" calcext:value-type="float">
            <text:p>0.14538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j</text:p>
          </table:table-cell>
          <table:table-cell office:value-type="float" office:value="20" calcext:value-type="float">
            <text:p>20</text:p>
          </table:table-cell>
          <table:table-cell office:value-type="float" office:value="0.237315" calcext:value-type="float">
            <text:p>0.2373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k</text:p>
          </table:table-cell>
          <table:table-cell office:value-type="float" office:value="24" calcext:value-type="float">
            <text:p>24</text:p>
          </table:table-cell>
          <table:table-cell office:value-type="float" office:value="0.374815" calcext:value-type="float">
            <text:p>0.3748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maanl</text:p>
          </table:table-cell>
          <table:table-cell office:value-type="float" office:value="27" calcext:value-type="float">
            <text:p>27</text:p>
          </table:table-cell>
          <table:table-cell office:value-type="float" office:value="0.324406" calcext:value-type="float">
            <text:p>0.324406</text:p>
          </table:table-cell>
          <table:table-cell office:value-type="float" office:value="0.6599015" calcext:value-type="float">
            <text:p>0.6599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on3dq</text:p>
          </table:table-cell>
          <table:table-cell office:value-type="float" office:value="211" calcext:value-type="float">
            <text:p>211</text:p>
          </table:table-cell>
          <table:table-cell office:value-type="float" office:value="5.002179" calcext:value-type="float">
            <text:p>5.00217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jtl</text:p>
          </table:table-cell>
          <table:table-cell office:value-type="float" office:value="327" calcext:value-type="float">
            <text:p>327</text:p>
          </table:table-cell>
          <table:table-cell office:value-type="float" office:value="0.135286" calcext:value-type="float">
            <text:p>0.135286</text:p>
          </table:table-cell>
          <table:table-cell office:value-type="float" office:value="-0.00008951545" calcext:value-type="float">
            <text:p>-8.951545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ieper</text:p>
          </table:table-cell>
          <table:table-cell office:value-type="float" office:value="30" calcext:value-type="float">
            <text:p>30</text:p>
          </table:table-cell>
          <table:table-cell office:value-type="float" office:value="0.025856" calcext:value-type="float">
            <text:p>0.025856</text:p>
          </table:table-cell>
          <table:table-cell office:value-type="float" office:value="18744.01" calcext:value-type="float">
            <text:p>18744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qdrtic</text:p>
          </table:table-cell>
          <table:table-cell office:value-type="float" office:value="11" calcext:value-type="float">
            <text:p>11</text:p>
          </table:table-cell>
          <table:table-cell office:value-type="float" office:value="0.019388" calcext:value-type="float">
            <text:p>0.019388</text:p>
          </table:table-cell>
          <table:table-cell office:value-type="float" office:value="6.557488E-030" calcext:value-type="float">
            <text:p>6.557488E-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qrtic</text:p>
          </table:table-cell>
          <table:table-cell office:value-type="float" office:value="23" calcext:value-type="float">
            <text:p>23</text:p>
          </table:table-cell>
          <table:table-cell office:value-type="float" office:value="0.125135" calcext:value-type="float">
            <text:p>0.125135</text:p>
          </table:table-cell>
          <table:table-cell office:value-type="float" office:value="0.0000003935732" calcext:value-type="float">
            <text:p>3.935732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1lq</text:p>
          </table:table-cell>
          <table:table-cell office:value-type="float" office:value="872" calcext:value-type="float">
            <text:p>872</text:p>
          </table:table-cell>
          <table:table-cell office:value-type="float" office:value="118.45041" calcext:value-type="float">
            <text:p>118.45041</text:p>
          </table:table-cell>
          <table:table-cell office:value-type="float" office:value="0.000011283607371964" calcext:value-type="float">
            <text:p>1.128360737196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2lq</text:p>
          </table:table-cell>
          <table:table-cell office:value-type="float" office:value="331" calcext:value-type="float">
            <text:p>331</text:p>
          </table:table-cell>
          <table:table-cell office:value-type="float" office:value="96.49325" calcext:value-type="float">
            <text:p>96.49325</text:p>
          </table:table-cell>
          <table:table-cell office:value-type="float" office:value="0.000006224858" calcext:value-type="float">
            <text:p>6.224858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3lq</text:p>
          </table:table-cell>
          <table:table-cell office:value-type="float" office:value="678" calcext:value-type="float">
            <text:p>678</text:p>
          </table:table-cell>
          <table:table-cell office:value-type="float" office:value="397.8021" calcext:value-type="float">
            <text:p>397.8021</text:p>
          </table:table-cell>
          <table:table-cell office:value-type="float" office:value="0.0002027927" calcext:value-type="float">
            <text:p>0.0002027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ty1</text:p>
          </table:table-cell>
          <table:table-cell office:value-type="float" office:value="751" calcext:value-type="float">
            <text:p>751</text:p>
          </table:table-cell>
          <table:table-cell office:value-type="float" office:value="361.20197" calcext:value-type="float">
            <text:p>361.20197</text:p>
          </table:table-cell>
          <table:table-cell office:value-type="float" office:value="0.000011283607371964" calcext:value-type="float">
            <text:p>1.128360737196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ty2</text:p>
          </table:table-cell>
          <table:table-cell office:value-type="float" office:value="301" calcext:value-type="float">
            <text:p>301</text:p>
          </table:table-cell>
          <table:table-cell office:value-type="float" office:value="79.30748" calcext:value-type="float">
            <text:p>79.30748</text:p>
          </table:table-cell>
          <table:table-cell office:value-type="float" office:value="0.000006224858" calcext:value-type="float">
            <text:p>6.224858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cavty3</text:p>
          </table:table-cell>
          <table:table-cell office:value-type="float" office:value="678" calcext:value-type="float">
            <text:p>678</text:p>
          </table:table-cell>
          <table:table-cell office:value-type="float" office:value="373.4364" calcext:value-type="float">
            <text:p>373.4364</text:p>
          </table:table-cell>
          <table:table-cell office:value-type="float" office:value="0.0002027927" calcext:value-type="float">
            <text:p>0.0002027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l</text:p>
          </table:table-cell>
          <table:table-cell office:value-type="float" office:value="13" calcext:value-type="float">
            <text:p>13</text:p>
          </table:table-cell>
          <table:table-cell office:value-type="float" office:value="0.191119" calcext:value-type="float">
            <text:p>0.191119</text:p>
          </table:table-cell>
          <table:table-cell office:value-type="float" office:value="125.3381" calcext:value-type="float">
            <text:p>125.3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a</text:p>
          </table:table-cell>
          <table:table-cell office:value-type="float" office:value="14" calcext:value-type="float">
            <text:p>14</text:p>
          </table:table-cell>
          <table:table-cell office:value-type="float" office:value="0.124919" calcext:value-type="float">
            <text:p>0.124919</text:p>
          </table:table-cell>
          <table:table-cell office:value-type="float" office:value="12.70203" calcext:value-type="float">
            <text:p>12.70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b</text:p>
          </table:table-cell>
          <table:table-cell office:value-type="float" office:value="7" calcext:value-type="float">
            <text:p>7</text:p>
          </table:table-cell>
          <table:table-cell office:value-type="float" office:value="0.115293" calcext:value-type="float">
            <text:p>0.115293</text:p>
          </table:table-cell>
          <table:table-cell office:value-type="float" office:value="15.93778" calcext:value-type="float">
            <text:p>15.93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c</text:p>
          </table:table-cell>
          <table:table-cell office:value-type="float" office:value="15" calcext:value-type="float">
            <text:p>15</text:p>
          </table:table-cell>
          <table:table-cell office:value-type="float" office:value="0.336454" calcext:value-type="float">
            <text:p>0.336454</text:p>
          </table:table-cell>
          <table:table-cell office:value-type="float" office:value="24.96981" calcext:value-type="float">
            <text:p>24.96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1nd</text:p>
          </table:table-cell>
          <table:table-cell office:value-type="float" office:value="27" calcext:value-type="float">
            <text:p>27</text:p>
          </table:table-cell>
          <table:table-cell office:value-type="float" office:value="0.392353" calcext:value-type="float">
            <text:p>0.392353</text:p>
          </table:table-cell>
          <table:table-cell office:value-type="float" office:value="12.75156" calcext:value-type="float">
            <text:p>12.75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2</text:p>
          </table:table-cell>
          <table:table-cell office:value-type="float" office:value="10" calcext:value-type="float">
            <text:p>10</text:p>
          </table:table-cell>
          <table:table-cell office:value-type="float" office:value="0.177667" calcext:value-type="float">
            <text:p>0.177667</text:p>
          </table:table-cell>
          <table:table-cell office:value-type="float" office:value="0.5086762" calcext:value-type="float">
            <text:p>0.5086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3</text:p>
          </table:table-cell>
          <table:table-cell office:value-type="float" office:value="15" calcext:value-type="float">
            <text:p>15</text:p>
          </table:table-cell>
          <table:table-cell office:value-type="float" office:value="0.049242" calcext:value-type="float">
            <text:p>0.049242</text:p>
          </table:table-cell>
          <table:table-cell office:value-type="float" office:value="235.2625" calcext:value-type="float">
            <text:p>235.2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4</text:p>
          </table:table-cell>
          <table:table-cell office:value-type="float" office:value="13" calcext:value-type="float">
            <text:p>13</text:p>
          </table:table-cell>
          <table:table-cell office:value-type="float" office:value="0.112831" calcext:value-type="float">
            <text:p>0.112831</text:p>
          </table:table-cell>
          <table:table-cell office:value-type="float" office:value="2.868538" calcext:value-type="float">
            <text:p>2.8685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5</text:p>
          </table:table-cell>
          <table:table-cell office:value-type="float" office:value="14" calcext:value-type="float">
            <text:p>14</text:p>
          </table:table-cell>
          <table:table-cell office:value-type="float" office:value="0.090161" calcext:value-type="float">
            <text:p>0.090161</text:p>
          </table:table-cell>
          <table:table-cell office:value-type="float" office:value="1.535112" calcext:value-type="float">
            <text:p>1.535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oc6</text:p>
          </table:table-cell>
          <table:table-cell office:value-type="float" office:value="11" calcext:value-type="float">
            <text:p>11</text:p>
          </table:table-cell>
          <table:table-cell office:value-type="float" office:value="0.181433" calcext:value-type="float">
            <text:p>0.181433</text:p>
          </table:table-cell>
          <table:table-cell office:value-type="float" office:value="134850.6" calcext:value-type="float">
            <text:p>13485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1</text:p>
          </table:table-cell>
          <table:table-cell office:value-type="float" office:value="16" calcext:value-type="float">
            <text:p>16</text:p>
          </table:table-cell>
          <table:table-cell office:value-type="float" office:value="0.056343" calcext:value-type="float">
            <text:p>0.056343</text:p>
          </table:table-cell>
          <table:table-cell office:value-type="float" office:value="0.03501299" calcext:value-type="float">
            <text:p>0.03501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2</text:p>
          </table:table-cell>
          <table:table-cell office:value-type="float" office:value="13" calcext:value-type="float">
            <text:p>13</text:p>
          </table:table-cell>
          <table:table-cell office:value-type="float" office:value="0.042379" calcext:value-type="float">
            <text:p>0.042379</text:p>
          </table:table-cell>
          <table:table-cell office:value-type="float" office:value="0.03373368" calcext:value-type="float">
            <text:p>0.03373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3</text:p>
          </table:table-cell>
          <table:table-cell office:value-type="float" office:value="14" calcext:value-type="float">
            <text:p>14</text:p>
          </table:table-cell>
          <table:table-cell office:value-type="float" office:value="0.087256" calcext:value-type="float">
            <text:p>0.087256</text:p>
          </table:table-cell>
          <table:table-cell office:value-type="float" office:value="0.1357558" calcext:value-type="float">
            <text:p>0.1357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4</text:p>
          </table:table-cell>
          <table:table-cell office:value-type="float" office:value="13" calcext:value-type="float">
            <text:p>13</text:p>
          </table:table-cell>
          <table:table-cell office:value-type="float" office:value="0.020446" calcext:value-type="float">
            <text:p>0.020446</text:p>
          </table:table-cell>
          <table:table-cell office:value-type="float" office:value="0.7460907" calcext:value-type="float">
            <text:p>0.7460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1</text:p>
          </table:table-cell>
          <table:table-cell office:value-type="float" office:value="23" calcext:value-type="float">
            <text:p>23</text:p>
          </table:table-cell>
          <table:table-cell office:value-type="float" office:value="0.024579" calcext:value-type="float">
            <text:p>0.024579</text:p>
          </table:table-cell>
          <table:table-cell office:value-type="float" office:value="0.1826711" calcext:value-type="float">
            <text:p>0.1826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2</text:p>
          </table:table-cell>
          <table:table-cell office:value-type="float" office:value="19" calcext:value-type="float">
            <text:p>19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1.483698" calcext:value-type="float">
            <text:p>1.4836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5</text:p>
          </table:table-cell>
          <table:table-cell office:value-type="float" office:value="10" calcext:value-type="float">
            <text:p>10</text:p>
          </table:table-cell>
          <table:table-cell office:value-type="float" office:value="0.002083" calcext:value-type="float">
            <text:p>0.002083</text:p>
          </table:table-cell>
          <table:table-cell office:value-type="float" office:value="26.95416" calcext:value-type="float">
            <text:p>26.954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12" calcext:value-type="float">
            <text:p>12</text:p>
          </table:table-cell>
          <table:table-cell office:value-type="float" office:value="0.006956" calcext:value-type="float">
            <text:p>0.006956</text:p>
          </table:table-cell>
          <table:table-cell office:value-type="float" office:value="62.10733" calcext:value-type="float">
            <text:p>62.10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ensch</text:p>
          </table:table-cell>
          <table:table-cell office:value-type="float" office:value="15" calcext:value-type="float">
            <text:p>15</text:p>
          </table:table-cell>
          <table:table-cell office:value-type="float" office:value="0.021837" calcext:value-type="float">
            <text:p>0.021837</text:p>
          </table:table-cell>
          <table:table-cell office:value-type="float" office:value="12003.28" calcext:value-type="float">
            <text:p>1200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1</text:p>
          </table:table-cell>
          <table:table-cell office:value-type="float" office:value="11" calcext:value-type="float">
            <text:p>11</text:p>
          </table:table-cell>
          <table:table-cell office:value-type="float" office:value="0.002804" calcext:value-type="float">
            <text:p>0.002804</text:p>
          </table:table-cell>
          <table:table-cell office:value-type="float" office:value="-1.429307" calcext:value-type="float">
            <text:p>-1.429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2</text:p>
          </table:table-cell>
          <table:table-cell office:value-type="float" office:value="12" calcext:value-type="float">
            <text:p>12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-185.0718" calcext:value-type="float">
            <text:p>-185.0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3</text:p>
          </table:table-cell>
          <table:table-cell office:value-type="float" office:value="110" calcext:value-type="float">
            <text:p>110</text:p>
          </table:table-cell>
          <table:table-cell office:value-type="float" office:value="0.08967" calcext:value-type="float">
            <text:p>0.08967</text:p>
          </table:table-cell>
          <table:table-cell office:value-type="float" office:value="0.06717998" calcext:value-type="float">
            <text:p>0.06717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</text:p>
          </table:table-cell>
          <table:table-cell office:value-type="float" office:value="28" calcext:value-type="float">
            <text:p>28</text:p>
          </table:table-cell>
          <table:table-cell office:value-type="float" office:value="0.053528" calcext:value-type="float">
            <text:p>0.053528</text:p>
          </table:table-cell>
          <table:table-cell office:value-type="float" office:value="0.0000001186851" calcext:value-type="float">
            <text:p>1.186851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2</text:p>
          </table:table-cell>
          <table:table-cell office:value-type="float" office:value="32" calcext:value-type="float">
            <text:p>32</text:p>
          </table:table-cell>
          <table:table-cell office:value-type="float" office:value="0.162315" calcext:value-type="float">
            <text:p>0.162315</text:p>
          </table:table-cell>
          <table:table-cell office:value-type="float" office:value="45.83333" calcext:value-type="float">
            <text:p>45.8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co</text:p>
          </table:table-cell>
          <table:table-cell office:value-type="float" office:value="3" calcext:value-type="float">
            <text:p>3</text:p>
          </table:table-cell>
          <table:table-cell office:value-type="float" office:value="0.016139" calcext:value-type="float">
            <text:p>0.01613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als</text:p>
          </table:table-cell>
          <table:table-cell office:value-type="float" office:value="25" calcext:value-type="float">
            <text:p>25</text:p>
          </table:table-cell>
          <table:table-cell office:value-type="float" office:value="0.150773" calcext:value-type="float">
            <text:p>0.150773</text:p>
          </table:table-cell>
          <table:table-cell office:value-type="float" office:value="2.533281E-024" calcext:value-type="float">
            <text:p>2.533281E-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</text:p>
          </table:table-cell>
          <table:table-cell office:value-type="float" office:value="112" calcext:value-type="float">
            <text:p>112</text:p>
          </table:table-cell>
          <table:table-cell office:value-type="float" office:value="3.241706" calcext:value-type="float">
            <text:p>3.241706</text:p>
          </table:table-cell>
          <table:table-cell office:value-type="float" office:value="8.535021E-022" calcext:value-type="float">
            <text:p>8.535021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2</text:p>
          </table:table-cell>
          <table:table-cell office:value-type="float" office:value="21" calcext:value-type="float">
            <text:p>21</text:p>
          </table:table-cell>
          <table:table-cell office:value-type="float" office:value="0.077928" calcext:value-type="float">
            <text:p>0.07792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co</text:p>
          </table:table-cell>
          <table:table-cell office:value-type="float" office:value="87" calcext:value-type="float">
            <text:p>87</text:p>
          </table:table-cell>
          <table:table-cell office:value-type="float" office:value="0.303816" calcext:value-type="float">
            <text:p>0.303816</text:p>
          </table:table-cell>
          <table:table-cell office:value-type="float" office:value="1.846509E-029" calcext:value-type="float">
            <text:p>1.846509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bls</text:p>
          </table:table-cell>
          <table:table-cell office:value-type="float" office:value="111" calcext:value-type="float">
            <text:p>111</text:p>
          </table:table-cell>
          <table:table-cell office:value-type="float" office:value="3.435059" calcext:value-type="float">
            <text:p>3.435059</text:p>
          </table:table-cell>
          <table:table-cell office:value-type="float" office:value="2.562725E-024" calcext:value-type="float">
            <text:p>2.562725E-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c2</text:p>
          </table:table-cell>
          <table:table-cell office:value-type="float" office:value="31" calcext:value-type="float">
            <text:p>31</text:p>
          </table:table-cell>
          <table:table-cell office:value-type="float" office:value="3.344815" calcext:value-type="float">
            <text:p>3.344815</text:p>
          </table:table-cell>
          <table:table-cell office:value-type="float" office:value="40.11484" calcext:value-type="float">
            <text:p>40.11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encco</text:p>
          </table:table-cell>
          <table:table-cell office:value-type="float" office:value="13" calcext:value-type="float">
            <text:p>13</text:p>
          </table:table-cell>
          <table:table-cell office:value-type="float" office:value="0.011707" calcext:value-type="float">
            <text:p>0.011707</text:p>
          </table:table-cell>
          <table:table-cell office:value-type="float" office:value="3.977592E-022" calcext:value-type="float">
            <text:p>3.977592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axa</text:p>
          </table:table-cell>
          <table:table-cell office:value-type="float" office:value="20" calcext:value-type="float">
            <text:p>20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axb</text:p>
          </table:table-cell>
          <table:table-cell office:value-type="float" office:value="8" calcext:value-type="float">
            <text:p>8</text:p>
          </table:table-cell>
          <table:table-cell office:value-type="float" office:value="0.009503" calcext:value-type="float">
            <text:p>0.009503</text:p>
          </table:table-cell>
          <table:table-cell office:value-type="float" office:value="-0.0009674354" calcext:value-type="float">
            <text:p>-0.0009674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axc</text:p>
          </table:table-cell>
          <table:table-cell office:value-type="float" office:value="6" calcext:value-type="float">
            <text:p>6</text:p>
          </table:table-cell>
          <table:table-cell office:value-type="float" office:value="0.004379" calcext:value-type="float">
            <text:p>0.004379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ina</text:p>
          </table:table-cell>
          <table:table-cell office:value-type="float" office:value="20" calcext:value-type="float">
            <text:p>20</text:p>
          </table:table-cell>
          <table:table-cell office:value-type="float" office:value="0.019703" calcext:value-type="float">
            <text:p>0.01970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inb</text:p>
          </table:table-cell>
          <table:table-cell office:value-type="float" office:value="8" calcext:value-type="float">
            <text:p>8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9674354" calcext:value-type="float">
            <text:p>0.0009674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gminc</text:p>
          </table:table-cell>
          <table:table-cell office:value-type="float" office:value="7" calcext:value-type="float">
            <text:p>7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val1</text:p>
          </table:table-cell>
          <table:table-cell office:value-type="float" office:value="8" calcext:value-type="float">
            <text:p>8</text:p>
          </table:table-cell>
          <table:table-cell office:value-type="float" office:value="0.076023" calcext:value-type="float">
            <text:p>0.076023</text:p>
          </table:table-cell>
          <table:table-cell office:value-type="float" office:value="4474.733" calcext:value-type="float">
            <text:p>4474.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val2</text:p>
          </table:table-cell>
          <table:table-cell office:value-type="float" office:value="21" calcext:value-type="float">
            <text:p>21</text:p>
          </table:table-cell>
          <table:table-cell office:value-type="float" office:value="0.012654" calcext:value-type="float">
            <text:p>0.012654</text:p>
          </table:table-cell>
          <table:table-cell office:value-type="float" office:value="3.82963E-021" calcext:value-type="float">
            <text:p>3.82963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rinros</text:p>
          </table:table-cell>
          <table:table-cell office:value-type="float" office:value="28" calcext:value-type="float">
            <text:p>28</text:p>
          </table:table-cell>
          <table:table-cell office:value-type="float" office:value="0.007104" calcext:value-type="float">
            <text:p>0.007104</text:p>
          </table:table-cell>
          <table:table-cell office:value-type="float" office:value="0.04833189" calcext:value-type="float">
            <text:p>0.04833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</text:p>
          </table:table-cell>
          <table:table-cell office:value-type="float" office:value="12" calcext:value-type="float">
            <text:p>12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2405106" calcext:value-type="float">
            <text:p>0.2405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a</text:p>
          </table:table-cell>
          <table:table-cell office:value-type="float" office:value="29" calcext:value-type="float">
            <text:p>29</text:p>
          </table:table-cell>
          <table:table-cell office:value-type="float" office:value="0.022698" calcext:value-type="float">
            <text:p>0.022698</text:p>
          </table:table-cell>
          <table:table-cell office:value-type="float" office:value="0.0001414312" calcext:value-type="float">
            <text:p>0.0001414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b</text:p>
          </table:table-cell>
          <table:table-cell office:value-type="float" office:value="34" calcext:value-type="float">
            <text:p>34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0.0001249092" calcext:value-type="float">
            <text:p>0.00012490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fitc</text:p>
          </table:table-cell>
          <table:table-cell office:value-type="float" office:value="49" calcext:value-type="float">
            <text:p>49</text:p>
          </table:table-cell>
          <table:table-cell office:value-type="float" office:value="0.08039" calcext:value-type="float">
            <text:p>0.08039</text:p>
          </table:table-cell>
          <table:table-cell office:value-type="float" office:value="0.0001159858" calcext:value-type="float">
            <text:p>0.00011598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in</text:p>
          </table:table-cell>
          <table:table-cell office:value-type="float" office:value="21" calcext:value-type="float">
            <text:p>21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-60313.02" calcext:value-type="float">
            <text:p>-60313.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in2</text:p>
          </table:table-cell>
          <table:table-cell office:value-type="float" office:value="18" calcext:value-type="float">
            <text:p>18</text:p>
          </table:table-cell>
          <table:table-cell office:value-type="float" office:value="0.008859" calcext:value-type="float">
            <text:p>0.008859</text:p>
          </table:table-cell>
          <table:table-cell office:value-type="float" office:value="-60371.6" calcext:value-type="float">
            <text:p>-6037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quad</text:p>
          </table:table-cell>
          <table:table-cell office:value-type="float" office:value="26" calcext:value-type="float">
            <text:p>26</text:p>
          </table:table-cell>
          <table:table-cell office:value-type="float" office:value="0.00921" calcext:value-type="float">
            <text:p>0.00921</text:p>
          </table:table-cell>
          <table:table-cell office:value-type="float" office:value="-302050" calcext:value-type="float">
            <text:p>-30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sim</text:p>
          </table:table-cell>
          <table:table-cell office:value-type="float" office:value="19" calcext:value-type="float">
            <text:p>19</text:p>
          </table:table-cell>
          <table:table-cell office:value-type="float" office:value="0.001551" calcext:value-type="float">
            <text:p>0.00155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osnb</text:p>
          </table:table-cell>
          <table:table-cell office:value-type="float" office:value="13" calcext:value-type="float">
            <text:p>13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cu</text:p>
          </table:table-cell>
          <table:table-cell office:value-type="float" office:value="16" calcext:value-type="float">
            <text:p>16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3.71637" calcext:value-type="float">
            <text:p>3.71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bv2</text:p>
          </table:table-cell>
          <table:table-cell office:value-type="float" office:value="11" calcext:value-type="float">
            <text:p>11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-0.5140068" calcext:value-type="float">
            <text:p>-0.5140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bv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hbv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hcr</text:p>
          </table:table-cell>
          <table:table-cell office:value-type="float" office:value="37" calcext:value-type="float">
            <text:p>37</text:p>
          </table:table-cell>
          <table:table-cell office:value-type="float" office:value="0.024618" calcext:value-type="float">
            <text:p>0.024618</text:p>
          </table:table-cell>
          <table:table-cell office:value-type="float" office:value="2.600293E-018" calcext:value-type="float">
            <text:p>2.600293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tcher</text:p>
          </table:table-cell>
          <table:table-cell office:value-type="float" office:value="24" calcext:value-type="float">
            <text:p>24</text:p>
          </table:table-cell>
          <table:table-cell office:value-type="float" office:value="0.004042" calcext:value-type="float">
            <text:p>0.004042</text:p>
          </table:table-cell>
          <table:table-cell office:value-type="float" office:value="19.52537" calcext:value-type="float">
            <text:p>19.52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hh</text:p>
          </table:table-cell>
          <table:table-cell office:value-type="float" office:value="18" calcext:value-type="float">
            <text:p>18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2872.6617570031" calcext:value-type="float">
            <text:p>2872.6617570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hl</text:p>
          </table:table-cell>
          <table:table-cell office:value-type="float" office:value="16" calcext:value-type="float">
            <text:p>16</text:p>
          </table:table-cell>
          <table:table-cell office:value-type="float" office:value="0.079314" calcext:value-type="float">
            <text:p>0.079314</text:p>
          </table:table-cell>
          <table:table-cell office:value-type="float" office:value="0.01598295" calcext:value-type="float">
            <text:p>0.01598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hm</text:p>
          </table:table-cell>
          <table:table-cell office:value-type="float" office:value="13" calcext:value-type="float">
            <text:p>13</text:p>
          </table:table-cell>
          <table:table-cell office:value-type="float" office:value="0.065967" calcext:value-type="float">
            <text:p>0.065967</text:p>
          </table:table-cell>
          <table:table-cell office:value-type="float" office:value="0.01598325" calcext:value-type="float">
            <text:p>0.01598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th</text:p>
          </table:table-cell>
          <table:table-cell office:value-type="float" office:value="33" calcext:value-type="float">
            <text:p>33</text:p>
          </table:table-cell>
          <table:table-cell office:value-type="float" office:value="0.439264" calcext:value-type="float">
            <text:p>0.439264</text:p>
          </table:table-cell>
          <table:table-cell office:value-type="float" office:value="0.004111998" calcext:value-type="float">
            <text:p>0.00411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tl</text:p>
          </table:table-cell>
          <table:table-cell office:value-type="float" office:value="14" calcext:value-type="float">
            <text:p>14</text:p>
          </table:table-cell>
          <table:table-cell office:value-type="float" office:value="0.052008" calcext:value-type="float">
            <text:p>0.052008</text:p>
          </table:table-cell>
          <table:table-cell office:value-type="float" office:value="0.004111842" calcext:value-type="float">
            <text:p>0.004111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sp2tm</text:p>
          </table:table-cell>
          <table:table-cell office:value-type="float" office:value="16" calcext:value-type="float">
            <text:p>16</text:p>
          </table:table-cell>
          <table:table-cell office:value-type="float" office:value="0.07758" calcext:value-type="float">
            <text:p>0.07758</text:p>
          </table:table-cell>
          <table:table-cell office:value-type="float" office:value="0.004111842" calcext:value-type="float">
            <text:p>0.004111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minsrf2</text:p>
          </table:table-cell>
          <table:table-cell office:value-type="float" office:value="35" calcext:value-type="float">
            <text:p>35</text:p>
          </table:table-cell>
          <table:table-cell office:value-type="float" office:value="0.273663" calcext:value-type="float">
            <text:p>0.27366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minsurf</text:p>
          </table:table-cell>
          <table:table-cell office:value-type="float" office:value="34" calcext:value-type="float">
            <text:p>34</text:p>
          </table:table-cell>
          <table:table-cell office:value-type="float" office:value="7.101279" calcext:value-type="float">
            <text:p>7.10127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uroth</text:p>
          </table:table-cell>
          <table:table-cell office:value-type="float" office:value="18" calcext:value-type="float">
            <text:p>18</text:p>
          </table:table-cell>
          <table:table-cell office:value-type="float" office:value="0.13189" calcext:value-type="float">
            <text:p>0.13189</text:p>
          </table:table-cell>
          <table:table-cell office:value-type="float" office:value="44586.45" calcext:value-type="float">
            <text:p>44586.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usselm</text:p>
          </table:table-cell>
          <table:table-cell office:value-type="float" office:value="127" calcext:value-type="float">
            <text:p>127</text:p>
          </table:table-cell>
          <table:table-cell office:value-type="float" office:value="4.148244" calcext:value-type="float">
            <text:p>4.148244</text:p>
          </table:table-cell>
          <table:table-cell office:value-type="float" office:value="-0.9999235" calcext:value-type="float">
            <text:p>-0.9999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hs28</text:p>
          </table:table-cell>
          <table:table-cell office:value-type="float" office:value="11" calcext:value-type="float">
            <text:p>11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9271737" calcext:value-type="float">
            <text:p>0.9271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humps</text:p>
          </table:table-cell>
          <table:table-cell office:value-type="float" office:value="196" calcext:value-type="float">
            <text:p>196</text:p>
          </table:table-cell>
          <table:table-cell office:value-type="float" office:value="0.107954" calcext:value-type="float">
            <text:p>0.107954</text:p>
          </table:table-cell>
          <table:table-cell office:value-type="float" office:value="1.534552E-030" calcext:value-type="float">
            <text:p>1.534552E-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rose</text:p>
          </table:table-cell>
          <table:table-cell office:value-type="float" office:value="744" calcext:value-type="float">
            <text:p>744</text:p>
          </table:table-cell>
          <table:table-cell office:value-type="float" office:value="28.6569" calcext:value-type="float">
            <text:p>28.656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gomez1</text:p>
          </table:table-cell>
          <table:table-cell office:value-type="float" office:value="15" calcext:value-type="float">
            <text:p>15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lbert</text:p>
          </table:table-cell>
          <table:table-cell office:value-type="float" office:value="19" calcext:value-type="float">
            <text:p>19</text:p>
          </table:table-cell>
          <table:table-cell office:value-type="float" office:value="0.030519" calcext:value-type="float">
            <text:p>0.030519</text:p>
          </table:table-cell>
          <table:table-cell office:value-type="float" office:value="482.0273" calcext:value-type="float">
            <text:p>482.0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ffin</text:p>
          </table:table-cell>
          <table:table-cell office:value-type="float" office:value="11" calcext:value-type="float">
            <text:p>11</text:p>
          </table:table-cell>
          <table:table-cell office:value-type="float" office:value="0.010343" calcext:value-type="float">
            <text:p>0.010343</text:p>
          </table:table-cell>
          <table:table-cell office:value-type="float" office:value="0.0000001152969" calcext:value-type="float">
            <text:p>1.152969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ttfr</text:p>
          </table:table-cell>
          <table:table-cell office:value-type="float" office:value="22" calcext:value-type="float">
            <text:p>22</text:p>
          </table:table-cell>
          <table:table-cell office:value-type="float" office:value="0.008527" calcext:value-type="float">
            <text:p>0.008527</text:p>
          </table:table-cell>
          <table:table-cell office:value-type="float" office:value="2.474844E-023" calcext:value-type="float">
            <text:p>2.474844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uldqp2</text:p>
          </table:table-cell>
          <table:table-cell office:value-type="float" office:value="14" calcext:value-type="float">
            <text:p>14</text:p>
          </table:table-cell>
          <table:table-cell office:value-type="float" office:value="0.040865" calcext:value-type="float">
            <text:p>0.040865</text:p>
          </table:table-cell>
          <table:table-cell office:value-type="float" office:value="0.0001882434" calcext:value-type="float">
            <text:p>0.0001882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uldqp3</text:p>
          </table:table-cell>
          <table:table-cell office:value-type="float" office:value="15" calcext:value-type="float">
            <text:p>15</text:p>
          </table:table-cell>
          <table:table-cell office:value-type="float" office:value="0.034691" calcext:value-type="float">
            <text:p>0.034691</text:p>
          </table:table-cell>
          <table:table-cell office:value-type="float" office:value="2.065155" calcext:value-type="float">
            <text:p>2.065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p</text:p>
          </table:table-cell>
          <table:table-cell office:value-type="float" office:value="22" calcext:value-type="float">
            <text:p>22</text:p>
          </table:table-cell>
          <table:table-cell office:value-type="float" office:value="0.360901" calcext:value-type="float">
            <text:p>0.360901</text:p>
          </table:table-cell>
          <table:table-cell office:value-type="float" office:value="5783.505" calcext:value-type="float">
            <text:p>5783.5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a</text:p>
          </table:table-cell>
          <table:table-cell office:value-type="float" office:value="22" calcext:value-type="float">
            <text:p>22</text:p>
          </table:table-cell>
          <table:table-cell office:value-type="float" office:value="0.387727" calcext:value-type="float">
            <text:p>0.387727</text:p>
          </table:table-cell>
          <table:table-cell office:value-type="float" office:value="304.983" calcext:value-type="float">
            <text:p>304.9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b</text:p>
          </table:table-cell>
          <table:table-cell office:value-type="float" office:value="12" calcext:value-type="float">
            <text:p>12</text:p>
          </table:table-cell>
          <table:table-cell office:value-type="float" office:value="0.131811" calcext:value-type="float">
            <text:p>0.131811</text:p>
          </table:table-cell>
          <table:table-cell office:value-type="float" office:value="143.3232" calcext:value-type="float">
            <text:p>143.3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c</text:p>
          </table:table-cell>
          <table:table-cell office:value-type="float" office:value="27" calcext:value-type="float">
            <text:p>27</text:p>
          </table:table-cell>
          <table:table-cell office:value-type="float" office:value="0.538792" calcext:value-type="float">
            <text:p>0.538792</text:p>
          </table:table-cell>
          <table:table-cell office:value-type="float" office:value="161.8703" calcext:value-type="float">
            <text:p>161.87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d</text:p>
          </table:table-cell>
          <table:table-cell office:value-type="float" office:value="20" calcext:value-type="float">
            <text:p>20</text:p>
          </table:table-cell>
          <table:table-cell office:value-type="float" office:value="0.375237" calcext:value-type="float">
            <text:p>0.375237</text:p>
          </table:table-cell>
          <table:table-cell office:value-type="float" office:value="566.4444" calcext:value-type="float">
            <text:p>566.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e</text:p>
          </table:table-cell>
          <table:table-cell office:value-type="float" office:value="5" calcext:value-type="float">
            <text:p>5</text:p>
          </table:table-cell>
          <table:table-cell office:value-type="float" office:value="0.17803" calcext:value-type="float">
            <text:p>0.17803</text:p>
          </table:table-cell>
          <table:table-cell office:value-type="float" office:value="206.5547" calcext:value-type="float">
            <text:p>206.55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f</text:p>
          </table:table-cell>
          <table:table-cell office:value-type="float" office:value="27" calcext:value-type="float">
            <text:p>27</text:p>
          </table:table-cell>
          <table:table-cell office:value-type="float" office:value="0.910764" calcext:value-type="float">
            <text:p>0.910764</text:p>
          </table:table-cell>
          <table:table-cell office:value-type="float" office:value="242.109" calcext:value-type="float">
            <text:p>242.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g</text:p>
          </table:table-cell>
          <table:table-cell office:value-type="float" office:value="10" calcext:value-type="float">
            <text:p>10</text:p>
          </table:table-cell>
          <table:table-cell office:value-type="float" office:value="0.007006" calcext:value-type="float">
            <text:p>0.007006</text:p>
          </table:table-cell>
          <table:table-cell office:value-type="float" office:value="73.31703" calcext:value-type="float">
            <text:p>73.317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h</text:p>
          </table:table-cell>
          <table:table-cell office:value-type="float" office:value="16" calcext:value-type="float">
            <text:p>16</text:p>
          </table:table-cell>
          <table:table-cell office:value-type="float" office:value="0.006276" calcext:value-type="float">
            <text:p>0.006276</text:p>
          </table:table-cell>
          <table:table-cell office:value-type="float" office:value="39.62627" calcext:value-type="float">
            <text:p>39.62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dneti</text:p>
          </table:table-cell>
          <table:table-cell office:value-type="float" office:value="13" calcext:value-type="float">
            <text:p>13</text:p>
          </table:table-cell>
          <table:table-cell office:value-type="float" office:value="0.006503" calcext:value-type="float">
            <text:p>0.006503</text:p>
          </table:table-cell>
          <table:table-cell office:value-type="float" office:value="40.24746" calcext:value-type="float">
            <text:p>40.247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ing</text:p>
          </table:table-cell>
          <table:table-cell office:value-type="float" office:value="18" calcext:value-type="float">
            <text:p>18</text:p>
          </table:table-cell>
          <table:table-cell office:value-type="float" office:value="0.1503" calcext:value-type="float">
            <text:p>0.1503</text:p>
          </table:table-cell>
          <table:table-cell office:value-type="float" office:value="13.8504" calcext:value-type="float">
            <text:p>13.8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69" calcext:value-type="float">
            <text:p>69</text:p>
          </table:table-cell>
          <table:table-cell office:value-type="float" office:value="0.041196" calcext:value-type="float">
            <text:p>0.041196</text:p>
          </table:table-cell>
          <table:table-cell office:value-type="float" office:value="0.00007351714" calcext:value-type="float">
            <text:p>7.35171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thls</text:p>
          </table:table-cell>
          <table:table-cell office:value-type="float" office:value="71" calcext:value-type="float">
            <text:p>71</text:p>
          </table:table-cell>
          <table:table-cell office:value-type="float" office:value="0.044096" calcext:value-type="float">
            <text:p>0.044096</text:p>
          </table:table-cell>
          <table:table-cell office:value-type="float" office:value="0.00007351714" calcext:value-type="float">
            <text:p>7.35171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lf</text:p>
          </table:table-cell>
          <table:table-cell office:value-type="float" office:value="22" calcext:value-type="float">
            <text:p>2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4.1629E-028" calcext:value-type="float">
            <text:p>4.1629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damals</text:p>
          </table:table-cell>
          <table:table-cell office:value-type="float" office:value="127" calcext:value-type="float">
            <text:p>127</text:p>
          </table:table-cell>
          <table:table-cell office:value-type="float" office:value="9.267872" calcext:value-type="float">
            <text:p>9.267872</text:p>
          </table:table-cell>
          <table:table-cell office:value-type="float" office:value="19.8094" calcext:value-type="float">
            <text:p>19.8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damard</text:p>
          </table:table-cell>
          <table:table-cell office:value-type="float" office:value="18" calcext:value-type="float">
            <text:p>18</text:p>
          </table:table-cell>
          <table:table-cell office:value-type="float" office:value="0.040235" calcext:value-type="float">
            <text:p>0.0402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1</text:p>
          </table:table-cell>
          <table:table-cell office:value-type="float" office:value="11" calcext:value-type="float">
            <text:p>11</text:p>
          </table:table-cell>
          <table:table-cell office:value-type="float" office:value="0.008762" calcext:value-type="float">
            <text:p>0.008762</text:p>
          </table:table-cell>
          <table:table-cell office:value-type="float" office:value="0.8807971" calcext:value-type="float">
            <text:p>0.8807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2</text:p>
          </table:table-cell>
          <table:table-cell office:value-type="float" office:value="12" calcext:value-type="float">
            <text:p>12</text:p>
          </table:table-cell>
          <table:table-cell office:value-type="float" office:value="0.038297" calcext:value-type="float">
            <text:p>0.038297</text:p>
          </table:table-cell>
          <table:table-cell office:value-type="float" office:value="0.4320823" calcext:value-type="float">
            <text:p>0.43208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3</text:p>
          </table:table-cell>
          <table:table-cell office:value-type="float" office:value="16" calcext:value-type="float">
            <text:p>16</text:p>
          </table:table-cell>
          <table:table-cell office:value-type="float" office:value="0.056383" calcext:value-type="float">
            <text:p>0.056383</text:p>
          </table:table-cell>
          <table:table-cell office:value-type="float" office:value="0.1409613" calcext:value-type="float">
            <text:p>0.14096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4</text:p>
          </table:table-cell>
          <table:table-cell office:value-type="float" office:value="10" calcext:value-type="float">
            <text:p>10</text:p>
          </table:table-cell>
          <table:table-cell office:value-type="float" office:value="0.191735" calcext:value-type="float">
            <text:p>0.191735</text:p>
          </table:table-cell>
          <table:table-cell office:value-type="float" office:value="2.794033" calcext:value-type="float">
            <text:p>2.794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fam</text:p>
          </table:table-cell>
          <table:table-cell office:value-type="float" office:value="62" calcext:value-type="float">
            <text:p>62</text:p>
          </table:table-cell>
          <table:table-cell office:value-type="float" office:value="0.126435" calcext:value-type="float">
            <text:p>0.126435</text:p>
          </table:table-cell>
          <table:table-cell office:value-type="float" office:value="-45.00036" calcext:value-type="float">
            <text:p>-45.000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fas</text:p>
          </table:table-cell>
          <table:table-cell office:value-type="float" office:value="19" calcext:value-type="float">
            <text:p>19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-0.45" calcext:value-type="float">
            <text:p>-0.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ry</text:p>
          </table:table-cell>
          <table:table-cell office:value-type="float" office:value="74" calcext:value-type="float">
            <text:p>74</text:p>
          </table:table-cell>
          <table:table-cell office:value-type="float" office:value="0.041097" calcext:value-type="float">
            <text:p>0.041097</text:p>
          </table:table-cell>
          <table:table-cell office:value-type="float" office:value="16.39999" calcext:value-type="float">
            <text:p>16.39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dmads</text:p>
          </table:table-cell>
          <table:table-cell office:value-type="float" office:value="379" calcext:value-type="float">
            <text:p>379</text:p>
          </table:table-cell>
          <table:table-cell office:value-type="float" office:value="11.23315" calcext:value-type="float">
            <text:p>11.23315</text:p>
          </table:table-cell>
          <table:table-cell office:value-type="float" office:value="0.0001223568" calcext:value-type="float">
            <text:p>0.0001223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ging</text:p>
          </table:table-cell>
          <table:table-cell office:value-type="float" office:value="17" calcext:value-type="float">
            <text:p>17</text:p>
          </table:table-cell>
          <table:table-cell office:value-type="float" office:value="0.032536" calcext:value-type="float">
            <text:p>0.032536</text:p>
          </table:table-cell>
          <table:table-cell office:value-type="float" office:value="-620.1761" calcext:value-type="float">
            <text:p>-620.1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kerp2</text:p>
          </table:table-cell>
          <table:table-cell office:value-type="float" office:value="17" calcext:value-type="float">
            <text:p>17</text:p>
          </table:table-cell>
          <table:table-cell office:value-type="float" office:value="0.057783" calcext:value-type="float">
            <text:p>0.057783</text:p>
          </table:table-cell>
          <table:table-cell office:value-type="float" office:value="-0.00003698885" calcext:value-type="float">
            <text:p>-3.698885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6</text:p>
          </table:table-cell>
          <table:table-cell office:value-type="float" office:value="18" calcext:value-type="float">
            <text:p>18</text:p>
          </table:table-cell>
          <table:table-cell office:value-type="float" office:value="0.004934" calcext:value-type="float">
            <text:p>0.004934</text:p>
          </table:table-cell>
          <table:table-cell office:value-type="float" office:value="-3.322887" calcext:value-type="float">
            <text:p>-3.322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a</text:p>
          </table:table-cell>
          <table:table-cell office:value-type="float" office:value="10" calcext:value-type="float">
            <text:p>10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7.237037E-016" calcext:value-type="float">
            <text:p>7.23703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b</text:p>
          </table:table-cell>
          <table:table-cell office:value-type="float" office:value="10" calcext:value-type="float">
            <text:p>10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.005572812" calcext:value-type="float">
            <text:p>0.005572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c</text:p>
          </table:table-cell>
          <table:table-cell office:value-type="float" office:value="15" calcext:value-type="float">
            <text:p>15</text:p>
          </table:table-cell>
          <table:table-cell office:value-type="float" office:value="0.002014" calcext:value-type="float">
            <text:p>0.002014</text:p>
          </table:table-cell>
          <table:table-cell office:value-type="float" office:value="2.953061E-018" calcext:value-type="float">
            <text:p>2.953061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d</text:p>
          </table:table-cell>
          <table:table-cell office:value-type="float" office:value="21" calcext:value-type="float">
            <text:p>21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000006615114" calcext:value-type="float">
            <text:p>6.615114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e</text:p>
          </table:table-cell>
          <table:table-cell office:value-type="float" office:value="20" calcext:value-type="float">
            <text:p>20</text:p>
          </table:table-cell>
          <table:table-cell office:value-type="float" office:value="0.011733" calcext:value-type="float">
            <text:p>0.011733</text:p>
          </table:table-cell>
          <table:table-cell office:value-type="float" office:value="0.0000005120377" calcext:value-type="float">
            <text:p>5.120377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f</text:p>
          </table:table-cell>
          <table:table-cell office:value-type="float" office:value="36" calcext:value-type="float">
            <text:p>36</text:p>
          </table:table-cell>
          <table:table-cell office:value-type="float" office:value="0.014296" calcext:value-type="float">
            <text:p>0.014296</text:p>
          </table:table-cell>
          <table:table-cell office:value-type="float" office:value="3.786214E-018" calcext:value-type="float">
            <text:p>3.786214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g</text:p>
          </table:table-cell>
          <table:table-cell office:value-type="float" office:value="14" calcext:value-type="float">
            <text:p>14</text:p>
          </table:table-cell>
          <table:table-cell office:value-type="float" office:value="0.006925" calcext:value-type="float">
            <text:p>0.006925</text:p>
          </table:table-cell>
          <table:table-cell office:value-type="float" office:value="5.449454E-027" calcext:value-type="float">
            <text:p>5.449454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fldh</text:p>
          </table:table-cell>
          <table:table-cell office:value-type="float" office:value="18" calcext:value-type="float">
            <text:p>18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-24.5" calcext:value-type="float">
            <text:p>-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6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heart6l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heart8</text:p>
          </table:table-cell>
          <table:table-cell office:value-type="float" office:value="106" calcext:value-type="float">
            <text:p>106</text:p>
          </table:table-cell>
          <table:table-cell office:value-type="float" office:value="6.04688" calcext:value-type="float">
            <text:p>6.04688</text:p>
          </table:table-cell>
          <table:table-cell office:value-type="float" office:value="2.94065E-029" calcext:value-type="float">
            <text:p>2.94065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8ls</text:p>
          </table:table-cell>
          <table:table-cell office:value-type="float" office:value="106" calcext:value-type="float">
            <text:p>106</text:p>
          </table:table-cell>
          <table:table-cell office:value-type="float" office:value="8.072668" calcext:value-type="float">
            <text:p>8.072668</text:p>
          </table:table-cell>
          <table:table-cell office:value-type="float" office:value="1.984684E-029" calcext:value-type="float">
            <text:p>1.984684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ix</text:p>
          </table:table-cell>
          <table:table-cell office:value-type="float" office:value="13" calcext:value-type="float">
            <text:p>13</text:p>
          </table:table-cell>
          <table:table-cell office:value-type="float" office:value="0.005713" calcext:value-type="float">
            <text:p>0.005713</text:p>
          </table:table-cell>
          <table:table-cell office:value-type="float" office:value="3.794741E-026" calcext:value-type="float">
            <text:p>3.794741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lberta</text:p>
          </table:table-cell>
          <table:table-cell office:value-type="float" office:value="18" calcext:value-type="float">
            <text:p>18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3.440912E-020" calcext:value-type="float">
            <text:p>3.440912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lbertb</text:p>
          </table:table-cell>
          <table:table-cell office:value-type="float" office:value="16" calcext:value-type="float">
            <text:p>16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2.579701E-029" calcext:value-type="float">
            <text:p>2.579701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a</text:p>
          </table:table-cell>
          <table:table-cell office:value-type="float" office:value="12" calcext:value-type="float">
            <text:p>12</text:p>
          </table:table-cell>
          <table:table-cell office:value-type="float" office:value="0.002597" calcext:value-type="float">
            <text:p>0.00259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b</text:p>
          </table:table-cell>
          <table:table-cell office:value-type="float" office:value="11" calcext:value-type="float">
            <text:p>11</text:p>
          </table:table-cell>
          <table:table-cell office:value-type="float" office:value="0.012355" calcext:value-type="float">
            <text:p>0.012355</text:p>
          </table:table-cell>
          <table:table-cell office:value-type="float" office:value="1.709612E-022" calcext:value-type="float">
            <text:p>1.709612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c</text:p>
          </table:table-cell>
          <table:table-cell office:value-type="float" office:value="6" calcext:value-type="float">
            <text:p>6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5.804005E-025" calcext:value-type="float">
            <text:p>5.804005E-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d</text:p>
          </table:table-cell>
          <table:table-cell office:value-type="float" office:value="19" calcext:value-type="float">
            <text:p>19</text:p>
          </table:table-cell>
          <table:table-cell office:value-type="float" office:value="0.008433" calcext:value-type="float">
            <text:p>0.008433</text:p>
          </table:table-cell>
          <table:table-cell office:value-type="float" office:value="0.00006699286" calcext:value-type="float">
            <text:p>6.699286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e</text:p>
          </table:table-cell>
          <table:table-cell office:value-type="float" office:value="8" calcext:value-type="float">
            <text:p>8</text:p>
          </table:table-cell>
          <table:table-cell office:value-type="float" office:value="0.004902" calcext:value-type="float">
            <text:p>0.004902</text:p>
          </table:table-cell>
          <table:table-cell office:value-type="float" office:value="4.77532E-028" calcext:value-type="float">
            <text:p>4.77532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f</text:p>
          </table:table-cell>
          <table:table-cell office:value-type="float" office:value="10" calcext:value-type="float">
            <text:p>10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3.640806" calcext:value-type="float">
            <text:p>3.640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g</text:p>
          </table:table-cell>
          <table:table-cell office:value-type="float" office:value="15" calcext:value-type="float">
            <text:p>15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3.633E-022" calcext:value-type="float">
            <text:p>3.633E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h</text:p>
          </table:table-cell>
          <table:table-cell office:value-type="float" office:value="17" calcext:value-type="float">
            <text:p>17</text:p>
          </table:table-cell>
          <table:table-cell office:value-type="float" office:value="0.005263" calcext:value-type="float">
            <text:p>0.005263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i</text:p>
          </table:table-cell>
          <table:table-cell office:value-type="float" office:value="22" calcext:value-type="float">
            <text:p>22</text:p>
          </table:table-cell>
          <table:table-cell office:value-type="float" office:value="0.036122" calcext:value-type="float">
            <text:p>0.036122</text:p>
          </table:table-cell>
          <table:table-cell office:value-type="float" office:value="-1755" calcext:value-type="float">
            <text:p>-1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bj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himmelbk</text:p>
          </table:table-cell>
          <table:table-cell office:value-type="float" office:value="18" calcext:value-type="float">
            <text:p>18</text:p>
          </table:table-cell>
          <table:table-cell office:value-type="float" office:value="0.014865" calcext:value-type="float">
            <text:p>0.014865</text:p>
          </table:table-cell>
          <table:table-cell office:value-type="float" office:value="0.05181436" calcext:value-type="float">
            <text:p>0.05181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1</text:p>
          </table:table-cell>
          <table:table-cell office:value-type="float" office:value="11" calcext:value-type="float">
            <text:p>11</text:p>
          </table:table-cell>
          <table:table-cell office:value-type="float" office:value="0.004304" calcext:value-type="float">
            <text:p>0.004304</text:p>
          </table:table-cell>
          <table:table-cell office:value-type="float" office:value="-62.05387" calcext:value-type="float">
            <text:p>-62.05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2</text:p>
          </table:table-cell>
          <table:table-cell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  <table:table-cell office:value-type="float" office:value="-8.198032" calcext:value-type="float">
            <text:p>-8.198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3</text:p>
          </table:table-cell>
          <table:table-cell office:value-type="float" office:value="12" calcext:value-type="float">
            <text:p>12</text:p>
          </table:table-cell>
          <table:table-cell office:value-type="float" office:value="0.007431" calcext:value-type="float">
            <text:p>0.007431</text:p>
          </table:table-cell>
          <table:table-cell office:value-type="float" office:value="-59.01312" calcext:value-type="float">
            <text:p>-59.01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4</text:p>
          </table:table-cell>
          <table:table-cell office:value-type="float" office:value="24" calcext:value-type="float">
            <text:p>24</text:p>
          </table:table-cell>
          <table:table-cell office:value-type="float" office:value="0.015072" calcext:value-type="float">
            <text:p>0.015072</text:p>
          </table:table-cell>
          <table:table-cell office:value-type="float" office:value="-59.01312" calcext:value-type="float">
            <text:p>-59.01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5</text:p>
          </table:table-cell>
          <table:table-cell office:value-type="float" office:value="93" calcext:value-type="float">
            <text:p>93</text:p>
          </table:table-cell>
          <table:table-cell office:value-type="float" office:value="0.064622" calcext:value-type="float">
            <text:p>0.064622</text:p>
          </table:table-cell>
          <table:table-cell office:value-type="float" office:value="-59.01312" calcext:value-type="float">
            <text:p>-59.01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mmelp6</text:p>
          </table:table-cell>
          <table:table-cell office:value-type="float" office:value="8" calcext:value-type="float">
            <text:p>8</text:p>
          </table:table-cell>
          <table:table-cell office:value-type="float" office:value="0.004366" calcext:value-type="float">
            <text:p>0.004366</text:p>
          </table:table-cell>
          <table:table-cell office:value-type="float" office:value="-59.01312" calcext:value-type="float">
            <text:p>-59.01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ng</text:p>
          </table:table-cell>
          <table:table-cell office:value-type="float" office:value="12" calcext:value-type="float">
            <text:p>12</text:p>
          </table:table-cell>
          <table:table-cell office:value-type="float" office:value="0.004566" calcext:value-type="float">
            <text:p>0.004566</text:p>
          </table:table-cell>
          <table:table-cell office:value-type="float" office:value="0.3964576" calcext:value-type="float">
            <text:p>0.3964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1</text:p>
          </table:table-cell>
          <table:table-cell office:value-type="float" office:value="25" calcext:value-type="float">
            <text:p>25</text:p>
          </table:table-cell>
          <table:table-cell office:value-type="float" office:value="0.021088" calcext:value-type="float">
            <text:p>0.021088</text:p>
          </table:table-cell>
          <table:table-cell office:value-type="float" office:value="2.449969E-017" calcext:value-type="float">
            <text:p>2.449969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2</text:p>
          </table:table-cell>
          <table:table-cell office:value-type="float" office:value="11" calcext:value-type="float">
            <text:p>11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2053711" calcext:value-type="float">
            <text:p>0.2053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7494096" calcext:value-type="float">
            <text:p>-7.494096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4</text:p>
          </table:table-cell>
          <table:table-cell office:value-type="float" office:value="15" calcext:value-type="float">
            <text:p>15</text:p>
          </table:table-cell>
          <table:table-cell office:value-type="float" office:value="0.002921" calcext:value-type="float">
            <text:p>0.002921</text:p>
          </table:table-cell>
          <table:table-cell office:value-type="float" office:value="2.666667" calcext:value-type="float">
            <text:p>2.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5</text:p>
          </table:table-cell>
          <table:table-cell office:value-type="float" office:value="18" calcext:value-type="float">
            <text:p>18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-1.913223" calcext:value-type="float">
            <text:p>-1.913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6</text:p>
          </table:table-cell>
          <table:table-cell office:value-type="float" office:value="15" calcext:value-type="float">
            <text:p>15</text:p>
          </table:table-cell>
          <table:table-cell office:value-type="float" office:value="0.003053" calcext:value-type="float">
            <text:p>0.00305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7</text:p>
          </table:table-cell>
          <table:table-cell office:value-type="float" office:value="27" calcext:value-type="float">
            <text:p>27</text:p>
          </table:table-cell>
          <table:table-cell office:value-type="float" office:value="0.013438" calcext:value-type="float">
            <text:p>0.013438</text:p>
          </table:table-cell>
          <table:table-cell office:value-type="float" office:value="-1.732051" calcext:value-type="float">
            <text:p>-1.732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8</text:p>
          </table:table-cell>
          <table:table-cell office:value-type="float" office:value="18" calcext:value-type="float">
            <text:p>18</text:p>
          </table:table-cell>
          <table:table-cell office:value-type="float" office:value="0.005061" calcext:value-type="float">
            <text:p>0.005061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09</text:p>
          </table:table-cell>
          <table:table-cell office:value-type="float" office:value="18" calcext:value-type="float">
            <text:p>18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-0.5" calcext:value-type="float">
            <text:p>-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0</text:p>
          </table:table-cell>
          <table:table-cell office:value-type="float" office:value="12" calcext:value-type="float">
            <text:p>12</text:p>
          </table:table-cell>
          <table:table-cell office:value-type="float" office:value="0.004417" calcext:value-type="float">
            <text:p>0.004417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1</text:p>
          </table:table-cell>
          <table:table-cell office:value-type="float" office:value="18" calcext:value-type="float">
            <text:p>18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-8.498464" calcext:value-type="float">
            <text:p>-8.498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2</text:p>
          </table:table-cell>
          <table:table-cell office:value-type="float" office:value="19" calcext:value-type="float">
            <text:p>19</text:p>
          </table:table-cell>
          <table:table-cell office:value-type="float" office:value="0.008219" calcext:value-type="float">
            <text:p>0.008219</text:p>
          </table:table-cell>
          <table:table-cell office:value-type="float" office:value="-30" calcext:value-type="float">
            <text:p>-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3</text:p>
          </table:table-cell>
          <table:table-cell office:value-type="float" office:value="64" calcext:value-type="float">
            <text:p>64</text:p>
          </table:table-cell>
          <table:table-cell office:value-type="float" office:value="0.030876" calcext:value-type="float">
            <text:p>0.030876</text:p>
          </table:table-cell>
          <table:table-cell office:value-type="float" office:value="0.9945785" calcext:value-type="float">
            <text:p>0.99457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4</text:p>
          </table:table-cell>
          <table:table-cell office:value-type="float" office:value="17" calcext:value-type="float">
            <text:p>17</text:p>
          </table:table-cell>
          <table:table-cell office:value-type="float" office:value="0.004829" calcext:value-type="float">
            <text:p>0.004829</text:p>
          </table:table-cell>
          <table:table-cell office:value-type="float" office:value="1.393465" calcext:value-type="float">
            <text:p>1.393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.73898" calcext:value-type="float">
            <text:p>12.73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6</text:p>
          </table:table-cell>
          <table:table-cell office:value-type="float" office:value="19" calcext:value-type="float">
            <text:p>19</text:p>
          </table:table-cell>
          <table:table-cell office:value-type="float" office:value="0.009387" calcext:value-type="float">
            <text:p>0.009387</text:p>
          </table:table-cell>
          <table:table-cell office:value-type="float" office:value="0.01039069" calcext:value-type="float">
            <text:p>0.010390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7</text:p>
          </table:table-cell>
          <table:table-cell office:value-type="float" office:value="17" calcext:value-type="float">
            <text:p>17</text:p>
          </table:table-cell>
          <table:table-cell office:value-type="float" office:value="0.015491" calcext:value-type="float">
            <text:p>0.015491</text:p>
          </table:table-cell>
          <table:table-cell office:value-type="float" office:value="0.04156276" calcext:value-type="float">
            <text:p>0.04156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8</text:p>
          </table:table-cell>
          <table:table-cell office:value-type="float" office:value="21" calcext:value-type="float">
            <text:p>21</text:p>
          </table:table-cell>
          <table:table-cell office:value-type="float" office:value="0.009004" calcext:value-type="float">
            <text:p>0.009004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19</text:p>
          </table:table-cell>
          <table:table-cell office:value-type="float" office:value="15" calcext:value-type="float">
            <text:p>15</text:p>
          </table:table-cell>
          <table:table-cell office:value-type="float" office:value="0.019942" calcext:value-type="float">
            <text:p>0.019942</text:p>
          </table:table-cell>
          <table:table-cell office:value-type="float" office:value="-1157.377" calcext:value-type="float">
            <text:p>-1157.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0</text:p>
          </table:table-cell>
          <table:table-cell office:value-type="float" office:value="9" calcext:value-type="float">
            <text:p>9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1.67077" calcext:value-type="float">
            <text:p>1.67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99.96" calcext:value-type="float">
            <text:p>-9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2</text:p>
          </table:table-cell>
          <table:table-cell office:value-type="float" office:value="11" calcext:value-type="float">
            <text:p>11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3</text:p>
          </table:table-cell>
          <table:table-cell office:value-type="float" office:value="10" calcext:value-type="float">
            <text:p>10</text:p>
          </table:table-cell>
          <table:table-cell office:value-type="float" office:value="0.011204" calcext:value-type="float">
            <text:p>0.01120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4</text:p>
          </table:table-cell>
          <table:table-cell office:value-type="float" office:value="10" calcext:value-type="float">
            <text:p>10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5</text:p>
          </table:table-cell>
          <table:table-cell office:value-type="float" office:value="36" calcext:value-type="float">
            <text:p>36</text:p>
          </table:table-cell>
          <table:table-cell office:value-type="float" office:value="0.016953" calcext:value-type="float">
            <text:p>0.016953</text:p>
          </table:table-cell>
          <table:table-cell office:value-type="float" office:value="8.52759E-016" calcext:value-type="float">
            <text:p>8.52759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6</text:p>
          </table:table-cell>
          <table:table-cell office:value-type="float" office:value="25" calcext:value-type="float">
            <text:p>25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1.291384E-016" calcext:value-type="float">
            <text:p>1.291384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7</text:p>
          </table:table-cell>
          <table:table-cell office:value-type="float" office:value="129" calcext:value-type="float">
            <text:p>129</text:p>
          </table:table-cell>
          <table:table-cell office:value-type="float" office:value="0.090048" calcext:value-type="float">
            <text:p>0.090048</text:p>
          </table:table-cell>
          <table:table-cell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8</text:p>
          </table:table-cell>
          <table:table-cell office:value-type="float" office:value="13" calcext:value-type="float">
            <text:p>13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6.532754E-031" calcext:value-type="float">
            <text:p>6.532754E-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29</text:p>
          </table:table-cell>
          <table:table-cell office:value-type="float" office:value="15" calcext:value-type="float">
            <text:p>15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-22.62742" calcext:value-type="float">
            <text:p>-22.627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0</text:p>
          </table:table-cell>
          <table:table-cell office:value-type="float" office:value="18" calcext:value-type="float">
            <text:p>1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1</text:p>
          </table:table-cell>
          <table:table-cell office:value-type="float" office:value="17" calcext:value-type="float">
            <text:p>17</text:p>
          </table:table-cell>
          <table:table-cell office:value-type="float" office:value="0.004911" calcext:value-type="float">
            <text:p>0.00491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2</text:p>
          </table:table-cell>
          <table:table-cell office:value-type="float" office:value="16" calcext:value-type="float">
            <text:p>16</text:p>
          </table:table-cell>
          <table:table-cell office:value-type="float" office:value="0.005384" calcext:value-type="float">
            <text:p>0.00538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3</text:p>
          </table:table-cell>
          <table:table-cell office:value-type="float" office:value="11" calcext:value-type="float">
            <text:p>11</text:p>
          </table:table-cell>
          <table:table-cell office:value-type="float" office:value="0.008762" calcext:value-type="float">
            <text:p>0.008762</text:p>
          </table:table-cell>
          <table:table-cell office:value-type="float" office:value="-4.585787" calcext:value-type="float">
            <text:p>-4.585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4</text:p>
          </table:table-cell>
          <table:table-cell office:value-type="float" office:value="18" calcext:value-type="float">
            <text:p>18</text:p>
          </table:table-cell>
          <table:table-cell office:value-type="float" office:value="0.002809" calcext:value-type="float">
            <text:p>0.002809</text:p>
          </table:table-cell>
          <table:table-cell office:value-type="float" office:value="-0.8340324" calcext:value-type="float">
            <text:p>-0.8340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5</text:p>
          </table:table-cell>
          <table:table-cell office:value-type="float" office:value="17" calcext:value-type="float">
            <text:p>17</text:p>
          </table:table-cell>
          <table:table-cell office:value-type="float" office:value="0.002192" calcext:value-type="float">
            <text:p>0.002192</text:p>
          </table:table-cell>
          <table:table-cell office:value-type="float" office:value="0.1111111" calcext:value-type="float">
            <text:p>0.1111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6</text:p>
          </table:table-cell>
          <table:table-cell office:value-type="float" office:value="12" calcext:value-type="float">
            <text:p>12</text:p>
          </table:table-cell>
          <table:table-cell office:value-type="float" office:value="0.006553" calcext:value-type="float">
            <text:p>0.006553</text:p>
          </table:table-cell>
          <table:table-cell office:value-type="float" office:value="-3300" calcext:value-type="float">
            <text:p>-3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7</text:p>
          </table:table-cell>
          <table:table-cell office:value-type="float" office:value="12" calcext:value-type="float">
            <text:p>12</text:p>
          </table:table-cell>
          <table:table-cell office:value-type="float" office:value="0.005622" calcext:value-type="float">
            <text:p>0.005622</text:p>
          </table:table-cell>
          <table:table-cell office:value-type="float" office:value="-3456" calcext:value-type="float">
            <text:p>-3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8</text:p>
          </table:table-cell>
          <table:table-cell office:value-type="float" office:value="40" calcext:value-type="float">
            <text:p>40</text:p>
          </table:table-cell>
          <table:table-cell office:value-type="float" office:value="0.015349" calcext:value-type="float">
            <text:p>0.015349</text:p>
          </table:table-cell>
          <table:table-cell office:value-type="float" office:value="2.299506E-021" calcext:value-type="float">
            <text:p>2.299506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39</text:p>
          </table:table-cell>
          <table:table-cell office:value-type="float" office:value="13" calcext:value-type="float">
            <text:p>13</text:p>
          </table:table-cell>
          <table:table-cell office:value-type="float" office:value="0.009106" calcext:value-type="float">
            <text:p>0.009106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0</text:p>
          </table:table-cell>
          <table:table-cell office:value-type="float" office:value="11" calcext:value-type="float">
            <text:p>11</text:p>
          </table:table-cell>
          <table:table-cell office:value-type="float" office:value="0.004293" calcext:value-type="float">
            <text:p>0.004293</text:p>
          </table:table-cell>
          <table:table-cell office:value-type="float" office:value="-0.25" calcext:value-type="float">
            <text:p>-0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1</text:p>
          </table:table-cell>
          <table:table-cell office:value-type="float" office:value="18" calcext:value-type="float">
            <text:p>18</text:p>
          </table:table-cell>
          <table:table-cell office:value-type="float" office:value="0.006243" calcext:value-type="float">
            <text:p>0.006243</text:p>
          </table:table-cell>
          <table:table-cell office:value-type="float" office:value="1.925926" calcext:value-type="float">
            <text:p>1.925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2</text:p>
          </table:table-cell>
          <table:table-cell office:value-type="float" office:value="15" calcext:value-type="float">
            <text:p>15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13.85786" calcext:value-type="float">
            <text:p>13.857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3</text:p>
          </table:table-cell>
          <table:table-cell office:value-type="float" office:value="18" calcext:value-type="float">
            <text:p>18</text:p>
          </table:table-cell>
          <table:table-cell office:value-type="float" office:value="0.004062" calcext:value-type="float">
            <text:p>0.004062</text:p>
          </table:table-cell>
          <table:table-cell office:value-type="float" office:value="-44" calcext:value-type="float">
            <text:p>-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4</text:p>
          </table:table-cell>
          <table:table-cell office:value-type="float" office:value="18" calcext:value-type="float">
            <text:p>18</text:p>
          </table:table-cell>
          <table:table-cell office:value-type="float" office:value="0.006012" calcext:value-type="float">
            <text:p>0.006012</text:p>
          </table:table-cell>
          <table:table-cell office:value-type="float" office:value="-13" calcext:value-type="float">
            <text:p>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5</text:p>
          </table:table-cell>
          <table:table-cell office:value-type="float" office:value="23" calcext:value-type="float">
            <text:p>23</text:p>
          </table:table-cell>
          <table:table-cell office:value-type="float" office:value="0.010144" calcext:value-type="float">
            <text:p>0.01014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6</text:p>
          </table:table-cell>
          <table:table-cell office:value-type="float" office:value="19" calcext:value-type="float">
            <text:p>19</text:p>
          </table:table-cell>
          <table:table-cell office:value-type="float" office:value="0.011998" calcext:value-type="float">
            <text:p>0.011998</text:p>
          </table:table-cell>
          <table:table-cell office:value-type="float" office:value="8.553352E-016" calcext:value-type="float">
            <text:p>8.553352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7</text:p>
          </table:table-cell>
          <table:table-cell office:value-type="float" office:value="19" calcext:value-type="float">
            <text:p>19</text:p>
          </table:table-cell>
          <table:table-cell office:value-type="float" office:value="0.002339" calcext:value-type="float">
            <text:p>0.002339</text:p>
          </table:table-cell>
          <table:table-cell office:value-type="float" office:value="0.0000000000000657516" calcext:value-type="float">
            <text:p>6.57516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8</text:p>
          </table:table-cell>
          <table:table-cell office:value-type="float" office:value="13" calcext:value-type="float">
            <text:p>13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1.972152E-031" calcext:value-type="float">
            <text:p>1.972152E-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49</text:p>
          </table:table-cell>
          <table:table-cell office:value-type="float" office:value="19" calcext:value-type="float">
            <text:p>19</text:p>
          </table:table-cell>
          <table:table-cell office:value-type="float" office:value="0.009068" calcext:value-type="float">
            <text:p>0.009068</text:p>
          </table:table-cell>
          <table:table-cell office:value-type="float" office:value="0.00000000000414061" calcext:value-type="float">
            <text:p>4.14061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0</text:p>
          </table:table-cell>
          <table:table-cell office:value-type="float" office:value="18" calcext:value-type="float">
            <text:p>18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6.501029E-033" calcext:value-type="float">
            <text:p>6.501029E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1</text:p>
          </table:table-cell>
          <table:table-cell office:value-type="float" office:value="18" calcext:value-type="float">
            <text:p>18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2</text:p>
          </table:table-cell>
          <table:table-cell office:value-type="float" office:value="17" calcext:value-type="float">
            <text:p>17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5.326648" calcext:value-type="float">
            <text:p>5.326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3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  <table:table-cell office:value-type="float" office:value="4.093023" calcext:value-type="float">
            <text:p>4.093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4</text:p>
          </table:table-cell>
          <table:table-cell office:value-type="float" office:value="16" calcext:value-type="float">
            <text:p>16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1928571" calcext:value-type="float">
            <text:p>0.19285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.714889" calcext:value-type="float">
            <text:p>6.714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6</text:p>
          </table:table-cell>
          <table:table-cell office:value-type="float" office:value="37" calcext:value-type="float">
            <text:p>37</text:p>
          </table:table-cell>
          <table:table-cell office:value-type="float" office:value="0.010491" calcext:value-type="float">
            <text:p>0.010491</text:p>
          </table:table-cell>
          <table:table-cell office:value-type="float" office:value="-3.456" calcext:value-type="float">
            <text:p>-3.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7</text:p>
          </table:table-cell>
          <table:table-cell office:value-type="float" office:value="22" calcext:value-type="float">
            <text:p>22</text:p>
          </table:table-cell>
          <table:table-cell office:value-type="float" office:value="0.022902" calcext:value-type="float">
            <text:p>0.022902</text:p>
          </table:table-cell>
          <table:table-cell office:value-type="float" office:value="0.03064762" calcext:value-type="float">
            <text:p>0.03064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59</text:p>
          </table:table-cell>
          <table:table-cell office:value-type="float" office:value="43" calcext:value-type="float">
            <text:p>43</text:p>
          </table:table-cell>
          <table:table-cell office:value-type="float" office:value="0.021726" calcext:value-type="float">
            <text:p>0.021726</text:p>
          </table:table-cell>
          <table:table-cell office:value-type="float" office:value="-7.80279" calcext:value-type="float">
            <text:p>-7.80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0</text:p>
          </table:table-cell>
          <table:table-cell office:value-type="float" office:value="17" calcext:value-type="float">
            <text:p>17</text:p>
          </table:table-cell>
          <table:table-cell office:value-type="float" office:value="0.005024" calcext:value-type="float">
            <text:p>0.005024</text:p>
          </table:table-cell>
          <table:table-cell office:value-type="float" office:value="0.0325682" calcext:value-type="float">
            <text:p>0.0325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1</text:p>
          </table:table-cell>
          <table:table-cell office:value-type="float" office:value="19" calcext:value-type="float">
            <text:p>19</text:p>
          </table:table-cell>
          <table:table-cell office:value-type="float" office:value="0.008813" calcext:value-type="float">
            <text:p>0.008813</text:p>
          </table:table-cell>
          <table:table-cell office:value-type="float" office:value="-143.6461" calcext:value-type="float">
            <text:p>-143.6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2</text:p>
          </table:table-cell>
          <table:table-cell office:value-type="float" office:value="12" calcext:value-type="float">
            <text:p>12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-262.4873" calcext:value-type="float">
            <text:p>-262.4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3</text:p>
          </table:table-cell>
          <table:table-cell office:value-type="float" office:value="19" calcext:value-type="float">
            <text:p>19</text:p>
          </table:table-cell>
          <table:table-cell office:value-type="float" office:value="0.005794" calcext:value-type="float">
            <text:p>0.005794</text:p>
          </table:table-cell>
          <table:table-cell office:value-type="float" office:value="961.7152" calcext:value-type="float">
            <text:p>961.7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4</text:p>
          </table:table-cell>
          <table:table-cell office:value-type="float" office:value="17" calcext:value-type="float">
            <text:p>17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4.375194" calcext:value-type="float">
            <text:p>4.375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5</text:p>
          </table:table-cell>
          <table:table-cell office:value-type="float" office:value="28" calcext:value-type="float">
            <text:p>28</text:p>
          </table:table-cell>
          <table:table-cell office:value-type="float" office:value="0.011077" calcext:value-type="float">
            <text:p>0.011077</text:p>
          </table:table-cell>
          <table:table-cell office:value-type="float" office:value="0.9535288" calcext:value-type="float">
            <text:p>0.9535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6</text:p>
          </table:table-cell>
          <table:table-cell office:value-type="float" office:value="17" calcext:value-type="float">
            <text:p>17</text:p>
          </table:table-cell>
          <table:table-cell office:value-type="float" office:value="0.002464" calcext:value-type="float">
            <text:p>0.002464</text:p>
          </table:table-cell>
          <table:table-cell office:value-type="float" office:value="0.5181633" calcext:value-type="float">
            <text:p>0.5181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67</text:p>
          </table:table-cell>
          <table:table-cell office:value-type="float" office:value="11" calcext:value-type="float">
            <text:p>11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-605.0892" calcext:value-type="float">
            <text:p>-605.08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0</text:p>
          </table:table-cell>
          <table:table-cell office:value-type="float" office:value="20" calcext:value-type="float">
            <text:p>20</text:p>
          </table:table-cell>
          <table:table-cell office:value-type="float" office:value="0.019899" calcext:value-type="float">
            <text:p>0.019899</text:p>
          </table:table-cell>
          <table:table-cell office:value-type="float" office:value="0.009401973" calcext:value-type="float">
            <text:p>0.0094019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1</text:p>
          </table:table-cell>
          <table:table-cell office:value-type="float" office:value="17" calcext:value-type="float">
            <text:p>17</text:p>
          </table:table-cell>
          <table:table-cell office:value-type="float" office:value="0.004134" calcext:value-type="float">
            <text:p>0.004134</text:p>
          </table:table-cell>
          <table:table-cell office:value-type="float" office:value="17.01402" calcext:value-type="float">
            <text:p>17.01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2</text:p>
          </table:table-cell>
          <table:table-cell office:value-type="float" office:value="16" calcext:value-type="float">
            <text:p>16</text:p>
          </table:table-cell>
          <table:table-cell office:value-type="float" office:value="0.006876" calcext:value-type="float">
            <text:p>0.006876</text:p>
          </table:table-cell>
          <table:table-cell office:value-type="float" office:value="727.6789" calcext:value-type="float">
            <text:p>727.6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3</text:p>
          </table:table-cell>
          <table:table-cell office:value-type="float" office:value="17" calcext:value-type="float">
            <text:p>17</text:p>
          </table:table-cell>
          <table:table-cell office:value-type="float" office:value="0.002063" calcext:value-type="float">
            <text:p>0.002063</text:p>
          </table:table-cell>
          <table:table-cell office:value-type="float" office:value="29.89438" calcext:value-type="float">
            <text:p>29.89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4</text:p>
          </table:table-cell>
          <table:table-cell office:value-type="float" office:value="22" calcext:value-type="float">
            <text:p>22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5126.498" calcext:value-type="float">
            <text:p>5126.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5</text:p>
          </table:table-cell>
          <table:table-cell office:value-type="float" office:value="21" calcext:value-type="float">
            <text:p>21</text:p>
          </table:table-cell>
          <table:table-cell office:value-type="float" office:value="0.007142" calcext:value-type="float">
            <text:p>0.007142</text:p>
          </table:table-cell>
          <table:table-cell office:value-type="float" office:value="5174.413" calcext:value-type="float">
            <text:p>5174.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6</text:p>
          </table:table-cell>
          <table:table-cell office:value-type="float" office:value="19" calcext:value-type="float">
            <text:p>19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-4.681818" calcext:value-type="float">
            <text:p>-4.681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7</text:p>
          </table:table-cell>
          <table:table-cell office:value-type="float" office:value="11" calcext:value-type="float">
            <text:p>11</text:p>
          </table:table-cell>
          <table:table-cell office:value-type="float" office:value="0.007806" calcext:value-type="float">
            <text:p>0.007806</text:p>
          </table:table-cell>
          <table:table-cell office:value-type="float" office:value="0.2415051" calcext:value-type="float">
            <text:p>0.2415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8</text:p>
          </table:table-cell>
          <table:table-cell office:value-type="float" office:value="14" calcext:value-type="float">
            <text:p>14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-2.9197" calcext:value-type="float">
            <text:p>-2.9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79</text:p>
          </table:table-cell>
          <table:table-cell office:value-type="float" office:value="14" calcext:value-type="float">
            <text:p>14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0.07877682" calcext:value-type="float">
            <text:p>0.07877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0</text:p>
          </table:table-cell>
          <table:table-cell office:value-type="float" office:value="15" calcext:value-type="float">
            <text:p>15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5394985" calcext:value-type="float">
            <text:p>0.05394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1</text:p>
          </table:table-cell>
          <table:table-cell office:value-type="float" office:value="16" calcext:value-type="float">
            <text:p>16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.05394985" calcext:value-type="float">
            <text:p>0.05394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3</text:p>
          </table:table-cell>
          <table:table-cell office:value-type="float" office:value="14" calcext:value-type="float">
            <text:p>14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-10599.02" calcext:value-type="float">
            <text:p>-10599.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4</text:p>
          </table:table-cell>
          <table:table-cell office:value-type="float" office:value="11" calcext:value-type="float">
            <text:p>11</text:p>
          </table:table-cell>
          <table:table-cell office:value-type="float" office:value="0.002004" calcext:value-type="float">
            <text:p>0.002004</text:p>
          </table:table-cell>
          <table:table-cell office:value-type="float" office:value="-287.2406" calcext:value-type="float">
            <text:p>-287.2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5</text:p>
          </table:table-cell>
          <table:table-cell office:value-type="float" office:value="19" calcext:value-type="float">
            <text:p>19</text:p>
          </table:table-cell>
          <table:table-cell office:value-type="float" office:value="0.014592" calcext:value-type="float">
            <text:p>0.014592</text:p>
          </table:table-cell>
          <table:table-cell office:value-type="float" office:value="-1.905155" calcext:value-type="float">
            <text:p>-1.905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6</text:p>
          </table:table-cell>
          <table:table-cell office:value-type="float" office:value="10" calcext:value-type="float">
            <text:p>1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-32.34868" calcext:value-type="float">
            <text:p>-32.34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7</text:p>
          </table:table-cell>
          <table:table-cell office:value-type="float" office:value="17" calcext:value-type="float">
            <text:p>17</text:p>
          </table:table-cell>
          <table:table-cell office:value-type="float" office:value="0.004459" calcext:value-type="float">
            <text:p>0.004459</text:p>
          </table:table-cell>
          <table:table-cell office:value-type="float" office:value="8827.598" calcext:value-type="float">
            <text:p>8827.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8</text:p>
          </table:table-cell>
          <table:table-cell office:value-type="float" office:value="16" calcext:value-type="float">
            <text:p>16</text:p>
          </table:table-cell>
          <table:table-cell office:value-type="float" office:value="0.015794" calcext:value-type="float">
            <text:p>0.015794</text:p>
          </table:table-cell>
          <table:table-cell office:value-type="float" office:value="1.362646" calcext:value-type="float">
            <text:p>1.362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89</text:p>
          </table:table-cell>
          <table:table-cell office:value-type="float" office:value="20" calcext:value-type="float">
            <text:p>20</text:p>
          </table:table-cell>
          <table:table-cell office:value-type="float" office:value="0.012621" calcext:value-type="float">
            <text:p>0.012621</text:p>
          </table:table-cell>
          <table:table-cell office:value-type="float" office:value="1.362646" calcext:value-type="float">
            <text:p>1.362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0</text:p>
          </table:table-cell>
          <table:table-cell office:value-type="float" office:value="21" calcext:value-type="float">
            <text:p>21</text:p>
          </table:table-cell>
          <table:table-cell office:value-type="float" office:value="0.025042" calcext:value-type="float">
            <text:p>0.025042</text:p>
          </table:table-cell>
          <table:table-cell office:value-type="float" office:value="1.362646" calcext:value-type="float">
            <text:p>1.362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1</text:p>
          </table:table-cell>
          <table:table-cell office:value-type="float" office:value="14" calcext:value-type="float">
            <text:p>14</text:p>
          </table:table-cell>
          <table:table-cell office:value-type="float" office:value="0.016194" calcext:value-type="float">
            <text:p>0.016194</text:p>
          </table:table-cell>
          <table:table-cell office:value-type="float" office:value="1.362646" calcext:value-type="float">
            <text:p>1.362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2</text:p>
          </table:table-cell>
          <table:table-cell office:value-type="float" office:value="19" calcext:value-type="float">
            <text:p>19</text:p>
          </table:table-cell>
          <table:table-cell office:value-type="float" office:value="0.020189" calcext:value-type="float">
            <text:p>0.020189</text:p>
          </table:table-cell>
          <table:table-cell office:value-type="float" office:value="1.362646" calcext:value-type="float">
            <text:p>1.362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3</text:p>
          </table:table-cell>
          <table:table-cell office:value-type="float" office:value="8" calcext:value-type="float">
            <text:p>8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110.2206" calcext:value-type="float">
            <text:p>110.2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5</text:p>
          </table:table-cell>
          <table:table-cell office:value-type="float" office:value="14" calcext:value-type="float">
            <text:p>14</text:p>
          </table:table-cell>
          <table:table-cell office:value-type="float" office:value="0.011628" calcext:value-type="float">
            <text:p>0.011628</text:p>
          </table:table-cell>
          <table:table-cell office:value-type="float" office:value="0.01561773" calcext:value-type="float">
            <text:p>0.01561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6</text:p>
          </table:table-cell>
          <table:table-cell office:value-type="float" office:value="19" calcext:value-type="float">
            <text:p>19</text:p>
          </table:table-cell>
          <table:table-cell office:value-type="float" office:value="0.011986" calcext:value-type="float">
            <text:p>0.011986</text:p>
          </table:table-cell>
          <table:table-cell office:value-type="float" office:value="0.01561773" calcext:value-type="float">
            <text:p>0.01561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7</text:p>
          </table:table-cell>
          <table:table-cell office:value-type="float" office:value="23" calcext:value-type="float">
            <text:p>23</text:p>
          </table:table-cell>
          <table:table-cell office:value-type="float" office:value="0.018499" calcext:value-type="float">
            <text:p>0.018499</text:p>
          </table:table-cell>
          <table:table-cell office:value-type="float" office:value="3.135806" calcext:value-type="float">
            <text:p>3.135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8</text:p>
          </table:table-cell>
          <table:table-cell office:value-type="float" office:value="20" calcext:value-type="float">
            <text:p>20</text:p>
          </table:table-cell>
          <table:table-cell office:value-type="float" office:value="0.004656" calcext:value-type="float">
            <text:p>0.004656</text:p>
          </table:table-cell>
          <table:table-cell office:value-type="float" office:value="3.135806" calcext:value-type="float">
            <text:p>3.135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099</text:p>
          </table:table-cell>
          <table:table-cell office:value-type="float" office:value="8" calcext:value-type="float">
            <text:p>8</text:p>
          </table:table-cell>
          <table:table-cell office:value-type="float" office:value="0.004987" calcext:value-type="float">
            <text:p>0.004987</text:p>
          </table:table-cell>
          <table:table-cell office:value-type="float" office:value="-345.6347" calcext:value-type="float">
            <text:p>-345.6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0</text:p>
          </table:table-cell>
          <table:table-cell office:value-type="float" office:value="11" calcext:value-type="float">
            <text:p>11</text:p>
          </table:table-cell>
          <table:table-cell office:value-type="float" office:value="0.007724" calcext:value-type="float">
            <text:p>0.007724</text:p>
          </table:table-cell>
          <table:table-cell office:value-type="float" office:value="680.6301" calcext:value-type="float">
            <text:p>680.6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0lnp</text:p>
          </table:table-cell>
          <table:table-cell office:value-type="float" office:value="20" calcext:value-type="float">
            <text:p>20</text:p>
          </table:table-cell>
          <table:table-cell office:value-type="float" office:value="0.013161" calcext:value-type="float">
            <text:p>0.013161</text:p>
          </table:table-cell>
          <table:table-cell office:value-type="float" office:value="680.6301" calcext:value-type="float">
            <text:p>680.6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0mod</text:p>
          </table:table-cell>
          <table:table-cell office:value-type="float" office:value="10" calcext:value-type="float">
            <text:p>10</text:p>
          </table:table-cell>
          <table:table-cell office:value-type="float" office:value="0.006337" calcext:value-type="float">
            <text:p>0.006337</text:p>
          </table:table-cell>
          <table:table-cell office:value-type="float" office:value="678.7547" calcext:value-type="float">
            <text:p>678.75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1</text:p>
          </table:table-cell>
          <table:table-cell office:value-type="float" office:value="64" calcext:value-type="float">
            <text:p>64</text:p>
          </table:table-cell>
          <table:table-cell office:value-type="float" office:value="0.05454" calcext:value-type="float">
            <text:p>0.05454</text:p>
          </table:table-cell>
          <table:table-cell office:value-type="float" office:value="246.1046" calcext:value-type="float">
            <text:p>246.10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2</text:p>
          </table:table-cell>
          <table:table-cell office:value-type="float" office:value="19" calcext:value-type="float">
            <text:p>19</text:p>
          </table:table-cell>
          <table:table-cell office:value-type="float" office:value="0.008618" calcext:value-type="float">
            <text:p>0.008618</text:p>
          </table:table-cell>
          <table:table-cell office:value-type="float" office:value="123.918" calcext:value-type="float">
            <text:p>123.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31" calcext:value-type="float">
            <text:p>31</text:p>
          </table:table-cell>
          <table:table-cell office:value-type="float" office:value="0.008953" calcext:value-type="float">
            <text:p>0.008953</text:p>
          </table:table-cell>
          <table:table-cell office:value-type="float" office:value="73.78044" calcext:value-type="float">
            <text:p>73.78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4</text:p>
          </table:table-cell>
          <table:table-cell office:value-type="float" office:value="18" calcext:value-type="float">
            <text:p>18</text:p>
          </table:table-cell>
          <table:table-cell office:value-type="float" office:value="0.005507" calcext:value-type="float">
            <text:p>0.005507</text:p>
          </table:table-cell>
          <table:table-cell office:value-type="float" office:value="3.951163" calcext:value-type="float">
            <text:p>3.951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5</text:p>
          </table:table-cell>
          <table:table-cell office:value-type="float" office:value="20" calcext:value-type="float">
            <text:p>20</text:p>
          </table:table-cell>
          <table:table-cell office:value-type="float" office:value="0.080835" calcext:value-type="float">
            <text:p>0.080835</text:p>
          </table:table-cell>
          <table:table-cell office:value-type="float" office:value="591.8833" calcext:value-type="float">
            <text:p>591.8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6</text:p>
          </table:table-cell>
          <table:table-cell office:value-type="float" office:value="14" calcext:value-type="float">
            <text:p>14</text:p>
          </table:table-cell>
          <table:table-cell office:value-type="float" office:value="0.012468" calcext:value-type="float">
            <text:p>0.012468</text:p>
          </table:table-cell>
          <table:table-cell office:value-type="float" office:value="7049.248" calcext:value-type="float">
            <text:p>7049.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7</text:p>
          </table:table-cell>
          <table:table-cell office:value-type="float" office:value="10" calcext:value-type="float">
            <text:p>10</text:p>
          </table:table-cell>
          <table:table-cell office:value-type="float" office:value="0.009742" calcext:value-type="float">
            <text:p>0.009742</text:p>
          </table:table-cell>
          <table:table-cell office:value-type="float" office:value="102.7441" calcext:value-type="float">
            <text:p>102.7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16" calcext:value-type="float">
            <text:p>16</text:p>
          </table:table-cell>
          <table:table-cell office:value-type="float" office:value="0.007287" calcext:value-type="float">
            <text:p>0.007287</text:p>
          </table:table-cell>
          <table:table-cell office:value-type="float" office:value="-0.6749814" calcext:value-type="float">
            <text:p>-0.6749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09</text:p>
          </table:table-cell>
          <table:table-cell office:value-type="float" office:value="21" calcext:value-type="float">
            <text:p>21</text:p>
          </table:table-cell>
          <table:table-cell office:value-type="float" office:value="0.019285" calcext:value-type="float">
            <text:p>0.019285</text:p>
          </table:table-cell>
          <table:table-cell office:value-type="float" office:value="5326.851" calcext:value-type="float">
            <text:p>5326.8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45.77847" calcext:value-type="float">
            <text:p>-45.778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1</text:p>
          </table:table-cell>
          <table:table-cell office:value-type="float" office:value="15" calcext:value-type="float">
            <text:p>15</text:p>
          </table:table-cell>
          <table:table-cell office:value-type="float" office:value="0.002363" calcext:value-type="float">
            <text:p>0.002363</text:p>
          </table:table-cell>
          <table:table-cell office:value-type="float" office:value="-47.76109" calcext:value-type="float">
            <text:p>-47.76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1lnp</text:p>
          </table:table-cell>
          <table:table-cell office:value-type="float" office:value="15" calcext:value-type="float">
            <text:p>15</text:p>
          </table:table-cell>
          <table:table-cell office:value-type="float" office:value="0.008244" calcext:value-type="float">
            <text:p>0.008244</text:p>
          </table:table-cell>
          <table:table-cell office:value-type="float" office:value="-47.76109" calcext:value-type="float">
            <text:p>-47.76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2</text:p>
          </table:table-cell>
          <table:table-cell office:value-type="float" office:value="17" calcext:value-type="float">
            <text:p>17</text:p>
          </table:table-cell>
          <table:table-cell office:value-type="float" office:value="0.009251" calcext:value-type="float">
            <text:p>0.009251</text:p>
          </table:table-cell>
          <table:table-cell office:value-type="float" office:value="-47.76109" calcext:value-type="float">
            <text:p>-47.76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3</text:p>
          </table:table-cell>
          <table:table-cell office:value-type="float" office:value="11" calcext:value-type="float">
            <text:p>11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21.70197" calcext:value-type="float">
            <text:p>21.70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4</text:p>
          </table:table-cell>
          <table:table-cell office:value-type="float" office:value="19" calcext:value-type="float">
            <text:p>19</text:p>
          </table:table-cell>
          <table:table-cell office:value-type="float" office:value="0.009772" calcext:value-type="float">
            <text:p>0.009772</text:p>
          </table:table-cell>
          <table:table-cell office:value-type="float" office:value="-921.1388" calcext:value-type="float">
            <text:p>-921.1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6</text:p>
          </table:table-cell>
          <table:table-cell office:value-type="float" office:value="25" calcext:value-type="float">
            <text:p>25</text:p>
          </table:table-cell>
          <table:table-cell office:value-type="float" office:value="0.023868" calcext:value-type="float">
            <text:p>0.023868</text:p>
          </table:table-cell>
          <table:table-cell office:value-type="float" office:value="97.58747" calcext:value-type="float">
            <text:p>97.58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7</text:p>
          </table:table-cell>
          <table:table-cell office:value-type="float" office:value="22" calcext:value-type="float">
            <text:p>22</text:p>
          </table:table-cell>
          <table:table-cell office:value-type="float" office:value="0.025967" calcext:value-type="float">
            <text:p>0.025967</text:p>
          </table:table-cell>
          <table:table-cell office:value-type="float" office:value="32.34868" calcext:value-type="float">
            <text:p>32.34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8</text:p>
          </table:table-cell>
          <table:table-cell office:value-type="float" office:value="11" calcext:value-type="float">
            <text:p>11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664.8204" calcext:value-type="float">
            <text:p>664.8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119</text:p>
          </table:table-cell>
          <table:table-cell office:value-type="float" office:value="14" calcext:value-type="float">
            <text:p>14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1.313276" calcext:value-type="float">
            <text:p>1.313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21mod</text:p>
          </table:table-cell>
          <table:table-cell office:value-type="float" office:value="16" calcext:value-type="float">
            <text:p>16</text:p>
          </table:table-cell>
          <table:table-cell office:value-type="float" office:value="0.002341" calcext:value-type="float">
            <text:p>0.002341</text:p>
          </table:table-cell>
          <table:table-cell office:value-type="float" office:value="-95.96" calcext:value-type="float">
            <text:p>-95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268</text:p>
          </table:table-cell>
          <table:table-cell office:value-type="float" office:value="16" calcext:value-type="float">
            <text:p>16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0.00000000205456" calcext:value-type="float">
            <text:p>2.05456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35mod</text:p>
          </table:table-cell>
          <table:table-cell office:value-type="float" office:value="15" calcext:value-type="float">
            <text:p>15</text:p>
          </table:table-cell>
          <table:table-cell office:value-type="float" office:value="0.012256" calcext:value-type="float">
            <text:p>0.012256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3mod</text:p>
          </table:table-cell>
          <table:table-cell office:value-type="float" office:value="12" calcext:value-type="float">
            <text:p>12</text:p>
          </table:table-cell>
          <table:table-cell office:value-type="float" office:value="0.001482" calcext:value-type="float">
            <text:p>0.001482</text:p>
          </table:table-cell>
          <table:table-cell office:value-type="float" office:value="-0.000000007494096" calcext:value-type="float">
            <text:p>-7.494096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44new</text:p>
          </table:table-cell>
          <table:table-cell office:value-type="float" office:value="13" calcext:value-type="float">
            <text:p>13</text:p>
          </table:table-cell>
          <table:table-cell office:value-type="float" office:value="0.001823" calcext:value-type="float">
            <text:p>0.001823</text:p>
          </table:table-cell>
          <table:table-cell office:value-type="float" office:value="-15" calcext:value-type="float">
            <text:p>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99exp</text:p>
          </table:table-cell>
          <table:table-cell office:value-type="float" office:value="24" calcext:value-type="float">
            <text:p>24</text:p>
          </table:table-cell>
          <table:table-cell office:value-type="float" office:value="0.014603" calcext:value-type="float">
            <text:p>0.014603</text:p>
          </table:table-cell>
          <table:table-cell office:value-type="float" office:value="-1008062000" calcext:value-type="float">
            <text:p>-100806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bfit</text:p>
          </table:table-cell>
          <table:table-cell office:value-type="float" office:value="12" calcext:value-type="float">
            <text:p>12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168935" calcext:value-type="float">
            <text:p>0.0168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es-mod</text:p>
          </table:table-cell>
          <table:table-cell office:value-type="float" office:value="30" calcext:value-type="float">
            <text:p>30</text:p>
          </table:table-cell>
          <table:table-cell office:value-type="float" office:value="0.353981" calcext:value-type="float">
            <text:p>0.353981</text:p>
          </table:table-cell>
          <table:table-cell office:value-type="float" office:value="34824490" calcext:value-type="float">
            <text:p>34824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estis</text:p>
          </table:table-cell>
          <table:table-cell office:value-type="float" office:value="28" calcext:value-type="float">
            <text:p>28</text:p>
          </table:table-cell>
          <table:table-cell office:value-type="float" office:value="0.334206" calcext:value-type="float">
            <text:p>0.334206</text:p>
          </table:table-cell>
          <table:table-cell office:value-type="float" office:value="348244900000" calcext:value-type="float">
            <text:p>3482449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ps</text:p>
          </table:table-cell>
          <table:table-cell office:value-type="float" office:value="319" calcext:value-type="float">
            <text:p>319</text:p>
          </table:table-cell>
          <table:table-cell office:value-type="float" office:value="0.117506" calcext:value-type="float">
            <text:p>0.117506</text:p>
          </table:table-cell>
          <table:table-cell office:value-type="float" office:value="1.170952E-019" calcext:value-type="float">
            <text:p>1.170952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vycrash</text:p>
          </table:table-cell>
          <table:table-cell office:value-type="float" office:value="83" calcext:value-type="float">
            <text:p>83</text:p>
          </table:table-cell>
          <table:table-cell office:value-type="float" office:value="0.275367" calcext:value-type="float">
            <text:p>0.275367</text:p>
          </table:table-cell>
          <table:table-cell office:value-type="float" office:value="-0.00437" calcext:value-type="float">
            <text:p>-0.00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cir</text:p>
          </table:table-cell>
          <table:table-cell office:value-type="float" office:value="15" calcext:value-type="float">
            <text:p>15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2.954451E-018" calcext:value-type="float">
            <text:p>2.954451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f</text:p>
          </table:table-cell>
          <table:table-cell office:value-type="float" office:value="42" calcext:value-type="float">
            <text:p>42</text:p>
          </table:table-cell>
          <table:table-cell office:value-type="float" office:value="0.13182" calcext:value-type="float">
            <text:p>0.13182</text:p>
          </table:table-cell>
          <table:table-cell office:value-type="float" office:value="-4.78441922961497E+019" calcext:value-type="float">
            <text:p>-4.78441922961497E+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eq</text:p>
          </table:table-cell>
          <table:table-cell office:value-type="float" office:value="16" calcext:value-type="float">
            <text:p>16</text:p>
          </table:table-cell>
          <table:table-cell office:value-type="float" office:value="0.237031" calcext:value-type="float">
            <text:p>0.237031</text:p>
          </table:table-cell>
          <table:table-cell office:value-type="float" office:value="3.00374E-021" calcext:value-type="float">
            <text:p>3.00374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nsmp</text:p>
          </table:table-cell>
          <table:table-cell office:value-type="float" office:value="21" calcext:value-type="float">
            <text:p>21</text:p>
          </table:table-cell>
          <table:table-cell office:value-type="float" office:value="0.004959" calcext:value-type="float">
            <text:p>0.004959</text:p>
          </table:table-cell>
          <table:table-cell office:value-type="float" office:value="0.1422873" calcext:value-type="float">
            <text:p>0.1422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ssing</text:p>
          </table:table-cell>
          <table:table-cell office:value-type="float" office:value="58" calcext:value-type="float">
            <text:p>58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wcresc</text:p>
          </table:table-cell>
          <table:table-cell office:value-type="float" office:value="21" calcext:value-type="float">
            <text:p>21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-0.000000004987339" calcext:value-type="float">
            <text:p>-4.987339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wosb</text:p>
          </table:table-cell>
          <table:table-cell office:value-type="float" office:value="19" calcext:value-type="float">
            <text:p>19</text:p>
          </table:table-cell>
          <table:table-cell office:value-type="float" office:value="0.006162" calcext:value-type="float">
            <text:p>0.006162</text:p>
          </table:table-cell>
          <table:table-cell office:value-type="float" office:value="0.0003075056" calcext:value-type="float">
            <text:p>0.0003075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ip</text:p>
          </table:table-cell>
          <table:table-cell office:value-type="float" office:value="26" calcext:value-type="float">
            <text:p>26</text:p>
          </table:table-cell>
          <table:table-cell office:value-type="float" office:value="0.180953" calcext:value-type="float">
            <text:p>0.180953</text:p>
          </table:table-cell>
          <table:table-cell office:value-type="float" office:value="0.5757979" calcext:value-type="float">
            <text:p>0.5757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s</text:p>
          </table:table-cell>
          <table:table-cell office:value-type="float" office:value="15" calcext:value-type="float">
            <text:p>15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62.9814" calcext:value-type="float">
            <text:p>62.9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ch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ch</text:p>
          </table:table-cell>
          <table:table-cell office:value-type="float" office:value="72" calcext:value-type="float">
            <text:p>72</text:p>
          </table:table-cell>
          <table:table-cell office:value-type="float" office:value="0.154276" calcext:value-type="float">
            <text:p>0.154276</text:p>
          </table:table-cell>
          <table:table-cell office:value-type="float" office:value="-0.0166088" calcext:value-type="float">
            <text:p>-0.0166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wispol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arwhd</text:p>
          </table:table-cell>
          <table:table-cell office:value-type="float" office:value="12" calcext:value-type="float">
            <text:p>12</text:p>
          </table:table-cell>
          <table:table-cell office:value-type="float" office:value="0.262843" calcext:value-type="float">
            <text:p>0.262843</text:p>
          </table:table-cell>
          <table:table-cell office:value-type="float" office:value="8.546836E-026" calcext:value-type="float">
            <text:p>8.546836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spanh</text:p>
          </table:table-cell>
          <table:table-cell office:value-type="float" office:value="14" calcext:value-type="float">
            <text:p>14</text:p>
          </table:table-cell>
          <table:table-cell office:value-type="float" office:value="0.010017" calcext:value-type="float">
            <text:p>0.010017</text:p>
          </table:table-cell>
          <table:table-cell office:value-type="float" office:value="-77.00005" calcext:value-type="float">
            <text:p>-77.00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</text:p>
          </table:table-cell>
          <table:table-cell office:value-type="float" office:value="39" calcext:value-type="float">
            <text:p>39</text:p>
          </table:table-cell>
          <table:table-cell office:value-type="float" office:value="0.668992" calcext:value-type="float">
            <text:p>0.668992</text:p>
          </table:table-cell>
          <table:table-cell office:value-type="float" office:value="27.12029" calcext:value-type="float">
            <text:p>27.12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0</text:p>
          </table:table-cell>
          <table:table-cell office:value-type="float" office:value="129" calcext:value-type="float">
            <text:p>129</text:p>
          </table:table-cell>
          <table:table-cell office:value-type="float" office:value="2.235686" calcext:value-type="float">
            <text:p>2.235686</text:p>
          </table:table-cell>
          <table:table-cell office:value-type="float" office:value="39.30236" calcext:value-type="float">
            <text:p>39.30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1</text:p>
          </table:table-cell>
          <table:table-cell office:value-type="float" office:value="64" calcext:value-type="float">
            <text:p>64</text:p>
          </table:table-cell>
          <table:table-cell office:value-type="float" office:value="1.108467" calcext:value-type="float">
            <text:p>1.108467</text:p>
          </table:table-cell>
          <table:table-cell office:value-type="float" office:value="46.52759" calcext:value-type="float">
            <text:p>46.52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12</text:p>
          </table:table-cell>
          <table:table-cell office:value-type="float" office:value="97" calcext:value-type="float">
            <text:p>97</text:p>
          </table:table-cell>
          <table:table-cell office:value-type="float" office:value="1.690642" calcext:value-type="float">
            <text:p>1.690642</text:p>
          </table:table-cell>
          <table:table-cell office:value-type="float" office:value="-3379.107" calcext:value-type="float">
            <text:p>-3379.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2</text:p>
          </table:table-cell>
          <table:table-cell office:value-type="float" office:value="33" calcext:value-type="float">
            <text:p>33</text:p>
          </table:table-cell>
          <table:table-cell office:value-type="float" office:value="0.603239" calcext:value-type="float">
            <text:p>0.603239</text:p>
          </table:table-cell>
          <table:table-cell office:value-type="float" office:value="24.99986" calcext:value-type="float">
            <text:p>24.999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3</text:p>
          </table:table-cell>
          <table:table-cell office:value-type="float" office:value="33" calcext:value-type="float">
            <text:p>33</text:p>
          </table:table-cell>
          <table:table-cell office:value-type="float" office:value="0.606408" calcext:value-type="float">
            <text:p>0.606408</text:p>
          </table:table-cell>
          <table:table-cell office:value-type="float" office:value="24.9998" calcext:value-type="float">
            <text:p>24.9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4</text:p>
          </table:table-cell>
          <table:table-cell office:value-type="float" office:value="39" calcext:value-type="float">
            <text:p>39</text:p>
          </table:table-cell>
          <table:table-cell office:value-type="float" office:value="0.725915" calcext:value-type="float">
            <text:p>0.725915</text:p>
          </table:table-cell>
          <table:table-cell office:value-type="float" office:value="24.99978" calcext:value-type="float">
            <text:p>24.99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5</text:p>
          </table:table-cell>
          <table:table-cell office:value-type="float" office:value="34" calcext:value-type="float">
            <text:p>34</text:p>
          </table:table-cell>
          <table:table-cell office:value-type="float" office:value="0.585276" calcext:value-type="float">
            <text:p>0.585276</text:p>
          </table:table-cell>
          <table:table-cell office:value-type="float" office:value="24.99979" calcext:value-type="float">
            <text:p>24.99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6</text:p>
          </table:table-cell>
          <table:table-cell office:value-type="float" office:value="32" calcext:value-type="float">
            <text:p>32</text:p>
          </table:table-cell>
          <table:table-cell office:value-type="float" office:value="0.629573" calcext:value-type="float">
            <text:p>0.629573</text:p>
          </table:table-cell>
          <table:table-cell office:value-type="float" office:value="24.99983" calcext:value-type="float">
            <text:p>24.999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7</text:p>
          </table:table-cell>
          <table:table-cell office:value-type="float" office:value="20" calcext:value-type="float">
            <text:p>20</text:p>
          </table:table-cell>
          <table:table-cell office:value-type="float" office:value="0.397171" calcext:value-type="float">
            <text:p>0.397171</text:p>
          </table:table-cell>
          <table:table-cell office:value-type="float" office:value="391.152" calcext:value-type="float">
            <text:p>391.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8</text:p>
          </table:table-cell>
          <table:table-cell office:value-type="float" office:value="108" calcext:value-type="float">
            <text:p>108</text:p>
          </table:table-cell>
          <table:table-cell office:value-type="float" office:value="2.419195" calcext:value-type="float">
            <text:p>2.419195</text:p>
          </table:table-cell>
          <table:table-cell office:value-type="float" office:value="650.9716" calcext:value-type="float">
            <text:p>650.9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wet9</text:p>
          </table:table-cell>
          <table:table-cell office:value-type="float" office:value="65" calcext:value-type="float">
            <text:p>65</text:p>
          </table:table-cell>
          <table:table-cell office:value-type="float" office:value="1.635363" calcext:value-type="float">
            <text:p>1.635363</text:p>
          </table:table-cell>
          <table:table-cell office:value-type="float" office:value="1899.426" calcext:value-type="float">
            <text:p>1899.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insurf</text:p>
          </table:table-cell>
          <table:table-cell office:value-type="float" office:value="64" calcext:value-type="float">
            <text:p>64</text:p>
          </table:table-cell>
          <table:table-cell office:value-type="float" office:value="8.485595" calcext:value-type="float">
            <text:p>8.48559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dbal</text:p>
          </table:table-cell>
          <table:table-cell office:value-type="float" office:value="15" calcext:value-type="float">
            <text:p>15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4528511" calcext:value-type="float">
            <text:p>0.45285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ros</text:p>
          </table:table-cell>
          <table:table-cell office:value-type="float" office:value="42" calcext:value-type="float">
            <text:p>42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00000001474376" calcext:value-type="float">
            <text:p>1.474376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ros</text:p>
          </table:table-cell>
          <table:table-cell office:value-type="float" office:value="65" calcext:value-type="float">
            <text:p>65</text:p>
          </table:table-cell>
          <table:table-cell office:value-type="float" office:value="0.038884" calcext:value-type="float">
            <text:p>0.03888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otsma</text:p>
          </table:table-cell>
          <table:table-cell office:value-type="float" office:value="11" calcext:value-type="float">
            <text:p>11</text:p>
          </table:table-cell>
          <table:table-cell office:value-type="float" office:value="0.007679" calcext:value-type="float">
            <text:p>0.007679</text:p>
          </table:table-cell>
          <table:table-cell office:value-type="float" office:value="1.414213" calcext:value-type="float">
            <text:p>1.414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tschd</text:p>
          </table:table-cell>
          <table:table-cell office:value-type="float" office:value="14" calcext:value-type="float">
            <text:p>14</text:p>
          </table:table-cell>
          <table:table-cell office:value-type="float" office:value="0.006689" calcext:value-type="float">
            <text:p>0.006689</text:p>
          </table:table-cell>
          <table:table-cell office:value-type="float" office:value="2398.416" calcext:value-type="float">
            <text:p>2398.4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nnodoc</text:p>
          </table:table-cell>
          <table:table-cell office:value-type="float" office:value="11" calcext:value-type="float">
            <text:p>11</text:p>
          </table:table-cell>
          <table:table-cell office:value-type="float" office:value="0.006289" calcext:value-type="float">
            <text:p>0.006289</text:p>
          </table:table-cell>
          <table:table-cell office:value-type="float" office:value="4.808004" calcext:value-type="float">
            <text:p>4.808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qfit</text:p>
          </table:table-cell>
          <table:table-cell office:value-type="float" office:value="18" calcext:value-type="float">
            <text:p>18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3378699" calcext:value-type="float">
            <text:p>0.03378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sen</text:p>
          </table:table-cell>
          <table:table-cell office:value-type="float" office:value="20" calcext:value-type="float">
            <text:p>20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6164324" calcext:value-type="float">
            <text:p>0.6164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sschj</text:p>
          </table:table-cell>
          <table:table-cell office:value-type="float" office:value="60" calcext:value-type="float">
            <text:p>60</text:p>
          </table:table-cell>
          <table:table-cell office:value-type="float" office:value="0.276236" calcext:value-type="float">
            <text:p>0.276236</text:p>
          </table:table-cell>
          <table:table-cell office:value-type="float" office:value="-797.2837" calcext:value-type="float">
            <text:p>-797.28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1</text:p>
          </table:table-cell>
          <table:table-cell office:value-type="float" office:value="18" calcext:value-type="float">
            <text:p>18</text:p>
          </table:table-cell>
          <table:table-cell office:value-type="float" office:value="0.006431" calcext:value-type="float">
            <text:p>0.006431</text:p>
          </table:table-cell>
          <table:table-cell office:value-type="float" office:value="-1.414214" calcext:value-type="float">
            <text:p>-1.414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2</text:p>
          </table:table-cell>
          <table:table-cell office:value-type="float" office:value="18" calcext:value-type="float">
            <text:p>18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7.2" calcext:value-type="float">
            <text:p>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3</text:p>
          </table:table-cell>
          <table:table-cell office:value-type="float" office:value="16" calcext:value-type="float">
            <text:p>16</text:p>
          </table:table-cell>
          <table:table-cell office:value-type="float" office:value="0.014752" calcext:value-type="float">
            <text:p>0.014752</text:p>
          </table:table-cell>
          <table:table-cell office:value-type="float" office:value="0.00000004011808" calcext:value-type="float">
            <text:p>4.011808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la4</text:p>
          </table:table-cell>
          <table:table-cell office:value-type="float" office:value="16" calcext:value-type="float">
            <text:p>16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00000902362" calcext:value-type="float">
            <text:p>9.02362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ino</text:p>
          </table:table-cell>
          <table:table-cell office:value-type="float" office:value="13" calcext:value-type="float">
            <text:p>13</text:p>
          </table:table-cell>
          <table:table-cell office:value-type="float" office:value="0.077172" calcext:value-type="float">
            <text:p>0.077172</text:p>
          </table:table-cell>
          <table:table-cell office:value-type="float" office:value="6.498379E-025" calcext:value-type="float">
            <text:p>6.498379E-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ne</text:p>
          </table:table-cell>
          <table:table-cell office:value-type="float" office:value="899" calcext:value-type="float">
            <text:p>899</text:p>
          </table:table-cell>
          <table:table-cell office:value-type="float" office:value="32.212965" calcext:value-type="float">
            <text:p>32.212965</text:p>
          </table:table-cell>
          <table:table-cell office:value-type="float" office:value="-0.9729961" calcext:value-type="float">
            <text:p>-0.9729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atos</text:p>
          </table:table-cell>
          <table:table-cell office:value-type="float" office:value="16" calcext:value-type="float">
            <text:p>16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atosb</text:p>
          </table:table-cell>
          <table:table-cell office:value-type="float" office:value="32" calcext:value-type="float">
            <text:p>32</text:p>
          </table:table-cell>
          <table:table-cell office:value-type="float" office:value="0.009209" calcext:value-type="float">
            <text:p>0.009209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rix2</text:p>
          </table:table-cell>
          <table:table-cell office:value-type="float" office:value="20" calcext:value-type="float">
            <text:p>20</text:p>
          </table:table-cell>
          <table:table-cell office:value-type="float" office:value="0.007188" calcext:value-type="float">
            <text:p>0.007188</text:p>
          </table:table-cell>
          <table:table-cell office:value-type="float" office:value="0.000000005105425" calcext:value-type="float">
            <text:p>5.105425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lika</text:p>
          </table:table-cell>
          <table:table-cell office:value-type="float" office:value="20" calcext:value-type="float">
            <text:p>20</text:p>
          </table:table-cell>
          <table:table-cell office:value-type="float" office:value="0.048844" calcext:value-type="float">
            <text:p>0.048844</text:p>
          </table:table-cell>
          <table:table-cell office:value-type="float" office:value="591.8833" calcext:value-type="float">
            <text:p>591.8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cormck</text:p>
          </table:table-cell>
          <table:table-cell office:value-type="float" office:value="19" calcext:value-type="float">
            <text:p>19</text:p>
          </table:table-cell>
          <table:table-cell office:value-type="float" office:value="0.387301" calcext:value-type="float">
            <text:p>0.387301</text:p>
          </table:table-cell>
          <table:table-cell office:value-type="float" office:value="-45661.61" calcext:value-type="float">
            <text:p>-45661.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oncon</text:p>
          </table:table-cell>
          <table:table-cell office:value-type="float" office:value="17" calcext:value-type="float">
            <text:p>17</text:p>
          </table:table-cell>
          <table:table-cell office:value-type="float" office:value="0.005102" calcext:value-type="float">
            <text:p>0.005102</text:p>
          </table:table-cell>
          <table:table-cell office:value-type="float" office:value="-6230.796" calcext:value-type="float">
            <text:p>-6230.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hole</text:p>
          </table:table-cell>
          <table:table-cell office:value-type="float" office:value="42" calcext:value-type="float">
            <text:p>42</text:p>
          </table:table-cell>
          <table:table-cell office:value-type="float" office:value="0.020346" calcext:value-type="float">
            <text:p>0.020346</text:p>
          </table:table-cell>
          <table:table-cell office:value-type="float" office:value="0.000000002031458" calcext:value-type="float">
            <text:p>2.031458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anb8</text:p>
          </table:table-cell>
          <table:table-cell office:value-type="float" office:value="18" calcext:value-type="float">
            <text:p>18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1.822142E-026" calcext:value-type="float">
            <text:p>1.822142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anl8</text:p>
          </table:table-cell>
          <table:table-cell office:value-type="float" office:value="40" calcext:value-type="float">
            <text:p>40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149807E-019" calcext:value-type="float">
            <text:p>1.149807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xhat</text:p>
          </table:table-cell>
          <table:table-cell office:value-type="float" office:value="19" calcext:value-type="float">
            <text:p>19</text:p>
          </table:table-cell>
          <table:table-cell office:value-type="float" office:value="0.004166" calcext:value-type="float">
            <text:p>0.004166</text:p>
          </table:table-cell>
          <table:table-cell office:value-type="float" office:value="-0.0401" calcext:value-type="float">
            <text:p>-0.04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yer3</text:p>
          </table:table-cell>
          <table:table-cell office:value-type="float" office:value="193" calcext:value-type="float">
            <text:p>193</text:p>
          </table:table-cell>
          <table:table-cell office:value-type="float" office:value="6.114331" calcext:value-type="float">
            <text:p>6.114331</text:p>
          </table:table-cell>
          <table:table-cell office:value-type="float" office:value="0.0000008794586" calcext:value-type="float">
            <text:p>8.794586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fflin1</text:p>
          </table:table-cell>
          <table:table-cell office:value-type="float" office:value="18" calcext:value-type="float">
            <text:p>18</text:p>
          </table:table-cell>
          <table:table-cell office:value-type="float" office:value="0.312" calcext:value-type="float">
            <text:p>0.312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fflin2</text:p>
          </table:table-cell>
          <table:table-cell office:value-type="float" office:value="15" calcext:value-type="float">
            <text:p>15</text:p>
          </table:table-cell>
          <table:table-cell office:value-type="float" office:value="0.011812" calcext:value-type="float">
            <text:p>0.011812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c44</text:p>
          </table:table-cell>
          <table:table-cell office:value-type="float" office:value="15" calcext:value-type="float">
            <text:p>15</text:p>
          </table:table-cell>
          <table:table-cell office:value-type="float" office:value="0.143127" calcext:value-type="float">
            <text:p>0.143127</text:p>
          </table:table-cell>
          <table:table-cell office:value-type="float" office:value="0.002573029" calcext:value-type="float">
            <text:p>0.002573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maxbd</text:p>
          </table:table-cell>
          <table:table-cell office:value-type="float" office:value="53" calcext:value-type="float">
            <text:p>53</text:p>
          </table:table-cell>
          <table:table-cell office:value-type="float" office:value="0.031271" calcext:value-type="float">
            <text:p>0.031271</text:p>
          </table:table-cell>
          <table:table-cell office:value-type="float" office:value="115.7064" calcext:value-type="float">
            <text:p>115.7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maxrb</text:p>
          </table:table-cell>
          <table:table-cell office:value-type="float" office:value="9" calcext:value-type="float">
            <text:p>9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000000002361476" calcext:value-type="float">
            <text:p>2.361476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perm</text:p>
          </table:table-cell>
          <table:table-cell office:value-type="float" office:value="6" calcext:value-type="float">
            <text:p>6</text:p>
          </table:table-cell>
          <table:table-cell office:value-type="float" office:value="2.134261" calcext:value-type="float">
            <text:p>2.134261</text:p>
          </table:table-cell>
          <table:table-cell office:value-type="float" office:value="0.00036288" calcext:value-type="float">
            <text:p>0.00036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surf</text:p>
          </table:table-cell>
          <table:table-cell office:value-type="float" office:value="11" calcext:value-type="float">
            <text:p>11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take</text:p>
          </table:table-cell>
          <table:table-cell office:value-type="float" office:value="14" calcext:value-type="float">
            <text:p>14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4" calcext:value-type="float">
            <text:p>14</text:p>
          </table:table-cell>
          <table:table-cell office:value-type="float" office:value="0.008782" calcext:value-type="float">
            <text:p>0.008782</text:p>
          </table:table-cell>
          <table:table-cell office:value-type="float" office:value="116.3559" calcext:value-type="float">
            <text:p>116.35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ebv</text:p>
          </table:table-cell>
          <table:table-cell office:value-type="float" office:value="15" calcext:value-type="float">
            <text:p>15</text:p>
          </table:table-cell>
          <table:table-cell office:value-type="float" office:value="0.028091" calcext:value-type="float">
            <text:p>0.028091</text:p>
          </table:table-cell>
          <table:table-cell office:value-type="float" office:value="5.813034E-015" calcext:value-type="float">
            <text:p>5.813034E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arqp1</text:p>
          </table:table-cell>
          <table:table-cell office:value-type="float" office:value="15" calcext:value-type="float">
            <text:p>15</text:p>
          </table:table-cell>
          <table:table-cell office:value-type="float" office:value="0.096383" calcext:value-type="float">
            <text:p>0.096383</text:p>
          </table:table-cell>
          <table:table-cell office:value-type="float" office:value="-952.8755" calcext:value-type="float">
            <text:p>-952.8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arqp2</text:p>
          </table:table-cell>
          <table:table-cell office:value-type="float" office:value="14" calcext:value-type="float">
            <text:p>14</text:p>
          </table:table-cell>
          <table:table-cell office:value-type="float" office:value="0.082684" calcext:value-type="float">
            <text:p>0.082684</text:p>
          </table:table-cell>
          <table:table-cell office:value-type="float" office:value="-1597.482" calcext:value-type="float">
            <text:p>-1597.4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a</text:p>
          </table:table-cell>
          <table:table-cell office:value-type="float" office:value="24" calcext:value-type="float">
            <text:p>24</text:p>
          </table:table-cell>
          <table:table-cell office:value-type="float" office:value="6.801012" calcext:value-type="float">
            <text:p>6.801012</text:p>
          </table:table-cell>
          <table:table-cell office:value-type="float" office:value="4.223697E-016" calcext:value-type="float">
            <text:p>4.22369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als</text:p>
          </table:table-cell>
          <table:table-cell office:value-type="float" office:value="24" calcext:value-type="float">
            <text:p>24</text:p>
          </table:table-cell>
          <table:table-cell office:value-type="float" office:value="7.012758" calcext:value-type="float">
            <text:p>7.012758</text:p>
          </table:table-cell>
          <table:table-cell office:value-type="float" office:value="4.223697E-016" calcext:value-type="float">
            <text:p>4.22369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b</text:p>
          </table:table-cell>
          <table:table-cell office:value-type="float" office:value="28" calcext:value-type="float">
            <text:p>28</text:p>
          </table:table-cell>
          <table:table-cell office:value-type="float" office:value="8.102596" calcext:value-type="float">
            <text:p>8.102596</text:p>
          </table:table-cell>
          <table:table-cell office:value-type="float" office:value="8.029282E-019" calcext:value-type="float">
            <text:p>8.029282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qrtbls</text:p>
          </table:table-cell>
          <table:table-cell office:value-type="float" office:value="28" calcext:value-type="float">
            <text:p>28</text:p>
          </table:table-cell>
          <table:table-cell office:value-type="float" office:value="8.025275" calcext:value-type="float">
            <text:p>8.025275</text:p>
          </table:table-cell>
          <table:table-cell office:value-type="float" office:value="8.029282E-019" calcext:value-type="float">
            <text:p>8.029282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wright</text:p>
          </table:table-cell>
          <table:table-cell office:value-type="float" office:value="10" calcext:value-type="float">
            <text:p>10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23.12853" calcext:value-type="float">
            <text:p>23.128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sty</text:p>
          </table:table-cell>
          <table:table-cell office:value-type="float" office:value="12" calcext:value-type="float">
            <text:p>12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bqp1</text:p>
          </table:table-cell>
          <table:table-cell office:value-type="float" office:value="143" calcext:value-type="float">
            <text:p>143</text:p>
          </table:table-cell>
          <table:table-cell office:value-type="float" office:value="10.40486" calcext:value-type="float">
            <text:p>10.40486</text:p>
          </table:table-cell>
          <table:table-cell office:value-type="float" office:value="-37819880" calcext:value-type="float">
            <text:p>-378198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bqp2</text:p>
          </table:table-cell>
          <table:table-cell office:value-type="float" office:value="455" calcext:value-type="float">
            <text:p>455</text:p>
          </table:table-cell>
          <table:table-cell office:value-type="float" office:value="34.86586" calcext:value-type="float">
            <text:p>34.86586</text:p>
          </table:table-cell>
          <table:table-cell office:value-type="float" office:value="-35506950" calcext:value-type="float">
            <text:p>-35506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bqp3</text:p>
          </table:table-cell>
          <table:table-cell office:value-type="float" office:value="741" calcext:value-type="float">
            <text:p>741</text:p>
          </table:table-cell>
          <table:table-cell office:value-type="float" office:value="56.55604" calcext:value-type="float">
            <text:p>56.55604</text:p>
          </table:table-cell>
          <table:table-cell office:value-type="float" office:value="-17167070" calcext:value-type="float">
            <text:p>-17167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1</text:p>
          </table:table-cell>
          <table:table-cell office:value-type="float" office:value="188" calcext:value-type="float">
            <text:p>188</text:p>
          </table:table-cell>
          <table:table-cell office:value-type="float" office:value="8.078844" calcext:value-type="float">
            <text:p>8.078844</text:p>
          </table:table-cell>
          <table:table-cell office:value-type="float" office:value="-1362154" calcext:value-type="float">
            <text:p>-1362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2</text:p>
          </table:table-cell>
          <table:table-cell office:value-type="float" office:value="238" calcext:value-type="float">
            <text:p>238</text:p>
          </table:table-cell>
          <table:table-cell office:value-type="float" office:value="15.28634" calcext:value-type="float">
            <text:p>15.28634</text:p>
          </table:table-cell>
          <table:table-cell office:value-type="float" office:value="-1541020" calcext:value-type="float">
            <text:p>-15410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3</text:p>
          </table:table-cell>
          <table:table-cell office:value-type="float" office:value="289" calcext:value-type="float">
            <text:p>289</text:p>
          </table:table-cell>
          <table:table-cell office:value-type="float" office:value="15.59804" calcext:value-type="float">
            <text:p>15.59804</text:p>
          </table:table-cell>
          <table:table-cell office:value-type="float" office:value="-814317" calcext:value-type="float">
            <text:p>-814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4</text:p>
          </table:table-cell>
          <table:table-cell office:value-type="float" office:value="191" calcext:value-type="float">
            <text:p>191</text:p>
          </table:table-cell>
          <table:table-cell office:value-type="float" office:value="8.152544" calcext:value-type="float">
            <text:p>8.152544</text:p>
          </table:table-cell>
          <table:table-cell office:value-type="float" office:value="-1789977" calcext:value-type="float">
            <text:p>-1789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5</text:p>
          </table:table-cell>
          <table:table-cell office:value-type="float" office:value="227" calcext:value-type="float">
            <text:p>227</text:p>
          </table:table-cell>
          <table:table-cell office:value-type="float" office:value="11.2074" calcext:value-type="float">
            <text:p>11.2074</text:p>
          </table:table-cell>
          <table:table-cell office:value-type="float" office:value="-1766743" calcext:value-type="float">
            <text:p>-1766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6</text:p>
          </table:table-cell>
          <table:table-cell office:value-type="float" office:value="301" calcext:value-type="float">
            <text:p>301</text:p>
          </table:table-cell>
          <table:table-cell office:value-type="float" office:value="14.248" calcext:value-type="float">
            <text:p>14.248</text:p>
          </table:table-cell>
          <table:table-cell office:value-type="float" office:value="-908803.4" calcext:value-type="float">
            <text:p>-90880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7</text:p>
          </table:table-cell>
          <table:table-cell office:value-type="float" office:value="177" calcext:value-type="float">
            <text:p>177</text:p>
          </table:table-cell>
          <table:table-cell office:value-type="float" office:value="12.31149" calcext:value-type="float">
            <text:p>12.31149</text:p>
          </table:table-cell>
          <table:table-cell office:value-type="float" office:value="-827044.4" calcext:value-type="float">
            <text:p>-82704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8</text:p>
          </table:table-cell>
          <table:table-cell office:value-type="float" office:value="209" calcext:value-type="float">
            <text:p>209</text:p>
          </table:table-cell>
          <table:table-cell office:value-type="float" office:value="14.4447" calcext:value-type="float">
            <text:p>14.4447</text:p>
          </table:table-cell>
          <table:table-cell office:value-type="float" office:value="-810031.9" calcext:value-type="float">
            <text:p>-81003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vxqp9</text:p>
          </table:table-cell>
          <table:table-cell office:value-type="float" office:value="207" calcext:value-type="float">
            <text:p>207</text:p>
          </table:table-cell>
          <table:table-cell office:value-type="float" office:value="14.54836" calcext:value-type="float">
            <text:p>14.54836</text:p>
          </table:table-cell>
          <table:table-cell office:value-type="float" office:value="-573846.7" calcext:value-type="float">
            <text:p>-57384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one</text:p>
          </table:table-cell>
          <table:table-cell office:value-type="float" office:value="38" calcext:value-type="float">
            <text:p>38</text:p>
          </table:table-cell>
          <table:table-cell office:value-type="float" office:value="0.324359" calcext:value-type="float">
            <text:p>0.324359</text:p>
          </table:table-cell>
          <table:table-cell office:value-type="float" office:value="-0.6332839" calcext:value-type="float">
            <text:p>-0.6332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cvxu2</text:p>
          </table:table-cell>
          <table:table-cell office:value-type="float" office:value="32" calcext:value-type="float">
            <text:p>32</text:p>
          </table:table-cell>
          <table:table-cell office:value-type="float" office:value="0.080226" calcext:value-type="float">
            <text:p>0.080226</text:p>
          </table:table-cell>
          <table:table-cell office:value-type="float" office:value="115.8739" calcext:value-type="float">
            <text:p>115.87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cvxun</text:p>
          </table:table-cell>
          <table:table-cell office:value-type="float" office:value="32" calcext:value-type="float">
            <text:p>32</text:p>
          </table:table-cell>
          <table:table-cell office:value-type="float" office:value="0.076957" calcext:value-type="float">
            <text:p>0.076957</text:p>
          </table:table-cell>
          <table:table-cell office:value-type="float" office:value="115.8739" calcext:value-type="float">
            <text:p>115.87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dia</text:p>
          </table:table-cell>
          <table:table-cell office:value-type="float" office:value="14" calcext:value-type="float">
            <text:p>14</text:p>
          </table:table-cell>
          <table:table-cell office:value-type="float" office:value="0.156339" calcext:value-type="float">
            <text:p>0.156339</text:p>
          </table:table-cell>
          <table:table-cell office:value-type="float" office:value="6.511822E-018" calcext:value-type="float">
            <text:p>6.511822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dquar</text:p>
          </table:table-cell>
          <table:table-cell office:value-type="float" office:value="19" calcext:value-type="float">
            <text:p>19</text:p>
          </table:table-cell>
          <table:table-cell office:value-type="float" office:value="0.233516" calcext:value-type="float">
            <text:p>0.233516</text:p>
          </table:table-cell>
          <table:table-cell office:value-type="float" office:value="0.000000000001035152" calcext:value-type="float">
            <text:p>1.035152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msqrt</text:p>
          </table:table-cell>
          <table:table-cell office:value-type="float" office:value="538" calcext:value-type="float">
            <text:p>538</text:p>
          </table:table-cell>
          <table:table-cell office:value-type="float" office:value="15.53" calcext:value-type="float">
            <text:p>15.53</text:p>
          </table:table-cell>
          <table:table-cell office:value-type="float" office:value="0.751801" calcext:value-type="float">
            <text:p>0.751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scomp</text:p>
          </table:table-cell>
          <table:table-cell office:value-type="float" office:value="21" calcext:value-type="float">
            <text:p>21</text:p>
          </table:table-cell>
          <table:table-cell office:value-type="float" office:value="0.354285" calcext:value-type="float">
            <text:p>0.354285</text:p>
          </table:table-cell>
          <table:table-cell office:value-type="float" office:value="0.000001992585" calcext:value-type="float">
            <text:p>1.992585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clal</text:p>
          </table:table-cell>
          <table:table-cell office:value-type="float" office:value="14" calcext:value-type="float">
            <text:p>14</text:p>
          </table:table-cell>
          <table:table-cell office:value-type="float" office:value="0.008886" calcext:value-type="float">
            <text:p>0.008886</text:p>
          </table:table-cell>
          <table:table-cell office:value-type="float" office:value="1.397898" calcext:value-type="float">
            <text:p>1.397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clbl</text:p>
          </table:table-cell>
          <table:table-cell office:value-type="float" office:value="12" calcext:value-type="float">
            <text:p>12</text:p>
          </table:table-cell>
          <table:table-cell office:value-type="float" office:value="0.006537" calcext:value-type="float">
            <text:p>0.006537</text:p>
          </table:table-cell>
          <table:table-cell office:value-type="float" office:value="2.875038" calcext:value-type="float">
            <text:p>2.875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tclbu</text:p>
          </table:table-cell>
          <table:table-cell office:value-type="float" office:value="12" calcext:value-type="float">
            <text:p>12</text:p>
          </table:table-cell>
          <table:table-cell office:value-type="float" office:value="0.013624" calcext:value-type="float">
            <text:p>0.013624</text:p>
          </table:table-cell>
          <table:table-cell office:value-type="float" office:value="2.875038" calcext:value-type="float">
            <text:p>2.875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fits</text:p>
          </table:table-cell>
          <table:table-cell office:value-type="float" office:value="10" calcext:value-type="float">
            <text:p>10</text:p>
          </table:table-cell>
          <table:table-cell office:value-type="float" office:value="0.004051" calcext:value-type="float">
            <text:p>0.004051</text:p>
          </table:table-cell>
          <table:table-cell office:value-type="float" office:value="-2380.027" calcext:value-type="float">
            <text:p>-2380.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1</text:p>
          </table:table-cell>
          <table:table-cell office:value-type="float" office:value="27" calcext:value-type="float">
            <text:p>27</text:p>
          </table:table-cell>
          <table:table-cell office:value-type="float" office:value="0.040995" calcext:value-type="float">
            <text:p>0.040995</text:p>
          </table:table-cell>
          <table:table-cell office:value-type="float" office:value="0.5382431" calcext:value-type="float">
            <text:p>0.53824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2</text:p>
          </table:table-cell>
          <table:table-cell office:value-type="float" office:value="64" calcext:value-type="float">
            <text:p>64</text:p>
          </table:table-cell>
          <table:table-cell office:value-type="float" office:value="0.151479" calcext:value-type="float">
            <text:p>0.151479</text:p>
          </table:table-cell>
          <table:table-cell office:value-type="float" office:value="0.08715963" calcext:value-type="float">
            <text:p>0.087159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3</text:p>
          </table:table-cell>
          <table:table-cell office:value-type="float" office:value="16" calcext:value-type="float">
            <text:p>16</text:p>
          </table:table-cell>
          <table:table-cell office:value-type="float" office:value="0.048967" calcext:value-type="float">
            <text:p>0.048967</text:p>
          </table:table-cell>
          <table:table-cell office:value-type="float" office:value="0.004505054" calcext:value-type="float">
            <text:p>0.0045050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t7</text:p>
          </table:table-cell>
          <table:table-cell office:value-type="float" office:value="148" calcext:value-type="float">
            <text:p>148</text:p>
          </table:table-cell>
          <table:table-cell office:value-type="float" office:value="0.71225" calcext:value-type="float">
            <text:p>0.71225</text:p>
          </table:table-cell>
          <table:table-cell office:value-type="float" office:value="0.00004450501" calcext:value-type="float">
            <text:p>4.450501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deg2</text:p>
          </table:table-cell>
          <table:table-cell office:value-type="float" office:value="29" calcext:value-type="float">
            <text:p>29</text:p>
          </table:table-cell>
          <table:table-cell office:value-type="float" office:value="0.090307" calcext:value-type="float">
            <text:p>0.090307</text:p>
          </table:table-cell>
          <table:table-cell office:value-type="float" office:value="229.5734" calcext:value-type="float">
            <text:p>229.57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deg3</text:p>
          </table:table-cell>
          <table:table-cell office:value-type="float" office:value="25" calcext:value-type="float">
            <text:p>25</text:p>
          </table:table-cell>
          <table:table-cell office:value-type="float" office:value="0.072957" calcext:value-type="float">
            <text:p>0.072957</text:p>
          </table:table-cell>
          <table:table-cell office:value-type="float" office:value="46.14567" calcext:value-type="float">
            <text:p>46.14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ntrl</text:p>
          </table:table-cell>
          <table:table-cell office:value-type="float" office:value="38" calcext:value-type="float">
            <text:p>38</text:p>
          </table:table-cell>
          <table:table-cell office:value-type="float" office:value="0.025847" calcext:value-type="float">
            <text:p>0.025847</text:p>
          </table:table-cell>
          <table:table-cell office:value-type="float" office:value="550" calcext:value-type="float">
            <text:p>5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trl3</text:p>
          </table:table-cell>
          <table:table-cell office:value-type="float" office:value="20" calcext:value-type="float">
            <text:p>20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5120041" calcext:value-type="float">
            <text:p>0.5120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ctrl6</text:p>
          </table:table-cell>
          <table:table-cell office:value-type="float" office:value="20" calcext:value-type="float">
            <text:p>20</text:p>
          </table:table-cell>
          <table:table-cell office:value-type="float" office:value="0.033434" calcext:value-type="float">
            <text:p>0.033434</text:p>
          </table:table-cell>
          <table:table-cell office:value-type="float" office:value="0.5120041" calcext:value-type="float">
            <text:p>0.5120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22" calcext:value-type="float">
            <text:p>22</text:p>
          </table:table-cell>
          <table:table-cell office:value-type="float" office:value="0.019132" calcext:value-type="float">
            <text:p>0.019132</text:p>
          </table:table-cell>
          <table:table-cell office:value-type="float" office:value="-0.1895425" calcext:value-type="float">
            <text:p>-0.1895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prloc</text:p>
          </table:table-cell>
          <table:table-cell office:value-type="float" office:value="18" calcext:value-type="float">
            <text:p>18</text:p>
          </table:table-cell>
          <table:table-cell office:value-type="float" office:value="0.004157" calcext:value-type="float">
            <text:p>0.004157</text:p>
          </table:table-cell>
          <table:table-cell office:value-type="float" office:value="-16.41977" calcext:value-type="float">
            <text:p>-16.41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dm2</text:p>
          </table:table-cell>
          <table:table-cell office:value-type="float" office:value="12" calcext:value-type="float">
            <text:p>12</text:p>
          </table:table-cell>
          <table:table-cell office:value-type="float" office:value="0.098188" calcext:value-type="float">
            <text:p>0.098188</text:p>
          </table:table-cell>
          <table:table-cell office:value-type="float" office:value="155.5328" calcext:value-type="float">
            <text:p>155.5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ds2</text:p>
          </table:table-cell>
          <table:table-cell office:value-type="float" office:value="29" calcext:value-type="float">
            <text:p>29</text:p>
          </table:table-cell>
          <table:table-cell office:value-type="float" office:value="0.040378" calcext:value-type="float">
            <text:p>0.040378</text:p>
          </table:table-cell>
          <table:table-cell office:value-type="float" office:value="1544.297" calcext:value-type="float">
            <text:p>1544.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a</text:p>
          </table:table-cell>
          <table:table-cell office:value-type="float" office:value="62" calcext:value-type="float">
            <text:p>62</text:p>
          </table:table-cell>
          <table:table-cell office:value-type="float" office:value="0.167911" calcext:value-type="float">
            <text:p>0.167911</text:p>
          </table:table-cell>
          <table:table-cell office:value-type="float" office:value="1414.056" calcext:value-type="float">
            <text:p>1414.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b</text:p>
          </table:table-cell>
          <table:table-cell office:value-type="float" office:value="14" calcext:value-type="float">
            <text:p>14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4.524608E-020" calcext:value-type="float">
            <text:p>4.524608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c</text:p>
          </table:table-cell>
          <table:table-cell office:value-type="float" office:value="14" calcext:value-type="float">
            <text:p>14</text:p>
          </table:table-cell>
          <table:table-cell office:value-type="float" office:value="0.75057" calcext:value-type="float">
            <text:p>0.75057</text:p>
          </table:table-cell>
          <table:table-cell office:value-type="float" office:value="189.5977" calcext:value-type="float">
            <text:p>189.5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d</text:p>
          </table:table-cell>
          <table:table-cell office:value-type="float" office:value="15" calcext:value-type="float">
            <text:p>15</text:p>
          </table:table-cell>
          <table:table-cell office:value-type="float" office:value="0.227017" calcext:value-type="float">
            <text:p>0.227017</text:p>
          </table:table-cell>
          <table:table-cell office:value-type="float" office:value="1523.9" calcext:value-type="float">
            <text:p>152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ege</text:p>
          </table:table-cell>
          <table:table-cell office:value-type="float" office:value="103" calcext:value-type="float">
            <text:p>103</text:p>
          </table:table-cell>
          <table:table-cell office:value-type="float" office:value="2.060181" calcext:value-type="float">
            <text:p>2.060181</text:p>
          </table:table-cell>
          <table:table-cell office:value-type="float" office:value="3.934337" calcext:value-type="float">
            <text:p>3.934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gdm</text:p>
          </table:table-cell>
          <table:table-cell office:value-type="float" office:value="6" calcext:value-type="float">
            <text:p>6</text:p>
          </table:table-cell>
          <table:table-cell office:value-type="float" office:value="0.224426" calcext:value-type="float">
            <text:p>0.224426</text:p>
          </table:table-cell>
          <table:table-cell office:value-type="float" office:value="1513.802" calcext:value-type="float">
            <text:p>1513.8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thrgds</text:p>
          </table:table-cell>
          <table:table-cell office:value-type="float" office:value="16" calcext:value-type="float">
            <text:p>16</text:p>
          </table:table-cell>
          <table:table-cell office:value-type="float" office:value="0.63408" calcext:value-type="float">
            <text:p>0.63408</text:p>
          </table:table-cell>
          <table:table-cell office:value-type="float" office:value="1523.9" calcext:value-type="float">
            <text:p>152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ea</text:p>
          </table:table-cell>
          <table:table-cell office:value-type="float" office:value="64" calcext:value-type="float">
            <text:p>64</text:p>
          </table:table-cell>
          <table:table-cell office:value-type="float" office:value="0.067184" calcext:value-type="float">
            <text:p>0.067184</text:p>
          </table:table-cell>
          <table:table-cell office:value-type="float" office:value="0.00001327539" calcext:value-type="float">
            <text:p>1.327539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eb</text:p>
          </table:table-cell>
          <table:table-cell office:value-type="float" office:value="19" calcext:value-type="float">
            <text:p>19</text:p>
          </table:table-cell>
          <table:table-cell office:value-type="float" office:value="0.008425" calcext:value-type="float">
            <text:p>0.008425</text:p>
          </table:table-cell>
          <table:table-cell office:value-type="float" office:value="0.04013774" calcext:value-type="float">
            <text:p>0.040137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lbqp</text:p>
          </table:table-cell>
          <table:table-cell office:value-type="float" office:value="14" calcext:value-type="float">
            <text:p>14</text:p>
          </table:table-cell>
          <table:table-cell office:value-type="float" office:value="0.006365" calcext:value-type="float">
            <text:p>0.006365</text:p>
          </table:table-cell>
          <table:table-cell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</text:p>
          </table:table-cell>
          <table:table-cell office:value-type="float" office:value="697" calcext:value-type="float">
            <text:p>697</text:p>
          </table:table-cell>
          <table:table-cell office:value-type="float" office:value="8.259065" calcext:value-type="float">
            <text:p>8.259065</text:p>
          </table:table-cell>
          <table:table-cell office:value-type="float" office:value="426.2081" calcext:value-type="float">
            <text:p>426.2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a</text:p>
          </table:table-cell>
          <table:table-cell office:value-type="float" office:value="38" calcext:value-type="float">
            <text:p>38</text:p>
          </table:table-cell>
          <table:table-cell office:value-type="float" office:value="0.029346" calcext:value-type="float">
            <text:p>0.029346</text:p>
          </table:table-cell>
          <table:table-cell office:value-type="float" office:value="0.000421386" calcext:value-type="float">
            <text:p>0.000421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b</text:p>
          </table:table-cell>
          <table:table-cell office:value-type="float" office:value="20" calcext:value-type="float">
            <text:p>20</text:p>
          </table:table-cell>
          <table:table-cell office:value-type="float" office:value="0.009637" calcext:value-type="float">
            <text:p>0.009637</text:p>
          </table:table-cell>
          <table:table-cell office:value-type="float" office:value="0.02409219" calcext:value-type="float">
            <text:p>0.02409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c</text:p>
          </table:table-cell>
          <table:table-cell office:value-type="float" office:value="11" calcext:value-type="float">
            <text:p>11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0.00000001984316" calcext:value-type="float">
            <text:p>1.984316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d</text:p>
          </table:table-cell>
          <table:table-cell office:value-type="float" office:value="19" calcext:value-type="float">
            <text:p>19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001550473" calcext:value-type="float">
            <text:p>1.550473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1e</text:p>
          </table:table-cell>
          <table:table-cell office:value-type="float" office:value="65" calcext:value-type="float">
            <text:p>65</text:p>
          </table:table-cell>
          <table:table-cell office:value-type="float" office:value="0.037801" calcext:value-type="float">
            <text:p>0.037801</text:p>
          </table:table-cell>
          <table:table-cell office:value-type="float" office:value="0.00000002481164" calcext:value-type="float">
            <text:p>2.481164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</text:p>
          </table:table-cell>
          <table:table-cell office:value-type="float" office:value="32" calcext:value-type="float">
            <text:p>32</text:p>
          </table:table-cell>
          <table:table-cell office:value-type="float" office:value="0.021058" calcext:value-type="float">
            <text:p>0.021058</text:p>
          </table:table-cell>
          <table:table-cell office:value-type="float" office:value="264.6634" calcext:value-type="float">
            <text:p>264.6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a</text:p>
          </table:table-cell>
          <table:table-cell office:value-type="float" office:value="110" calcext:value-type="float">
            <text:p>110</text:p>
          </table:table-cell>
          <table:table-cell office:value-type="float" office:value="2.066675" calcext:value-type="float">
            <text:p>2.066675</text:p>
          </table:table-cell>
          <table:table-cell office:value-type="float" office:value="0.0003838581" calcext:value-type="float">
            <text:p>0.00038385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b</text:p>
          </table:table-cell>
          <table:table-cell office:value-type="float" office:value="18" calcext:value-type="float">
            <text:p>18</text:p>
          </table:table-cell>
          <table:table-cell office:value-type="float" office:value="0.009547" calcext:value-type="float">
            <text:p>0.009547</text:p>
          </table:table-cell>
          <table:table-cell office:value-type="float" office:value="0.01952286" calcext:value-type="float">
            <text:p>0.01952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c</text:p>
          </table:table-cell>
          <table:table-cell office:value-type="float" office:value="13" calcext:value-type="float">
            <text:p>13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0.00000003935677" calcext:value-type="float">
            <text:p>3.935677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2e</text:p>
          </table:table-cell>
          <table:table-cell office:value-type="float" office:value="25" calcext:value-type="float">
            <text:p>25</text:p>
          </table:table-cell>
          <table:table-cell office:value-type="float" office:value="0.016581" calcext:value-type="float">
            <text:p>0.016581</text:p>
          </table:table-cell>
          <table:table-cell office:value-type="float" office:value="0.0000000568126" calcext:value-type="float">
            <text:p>5.68126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</text:p>
          </table:table-cell>
          <table:table-cell office:value-type="float" office:value="208" calcext:value-type="float">
            <text:p>208</text:p>
          </table:table-cell>
          <table:table-cell office:value-type="float" office:value="3.133797" calcext:value-type="float">
            <text:p>3.133797</text:p>
          </table:table-cell>
          <table:table-cell office:value-type="float" office:value="158.0928" calcext:value-type="float">
            <text:p>158.0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a</text:p>
          </table:table-cell>
          <table:table-cell office:value-type="float" office:value="87" calcext:value-type="float">
            <text:p>87</text:p>
          </table:table-cell>
          <table:table-cell office:value-type="float" office:value="0.064795" calcext:value-type="float">
            <text:p>0.064795</text:p>
          </table:table-cell>
          <table:table-cell office:value-type="float" office:value="0.0004343676" calcext:value-type="float">
            <text:p>0.0004343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b</text:p>
          </table:table-cell>
          <table:table-cell office:value-type="float" office:value="14" calcext:value-type="float">
            <text:p>14</text:p>
          </table:table-cell>
          <table:table-cell office:value-type="float" office:value="0.011733" calcext:value-type="float">
            <text:p>0.011733</text:p>
          </table:table-cell>
          <table:table-cell office:value-type="float" office:value="0.1373521" calcext:value-type="float">
            <text:p>0.1373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c</text:p>
          </table:table-cell>
          <table:table-cell office:value-type="float" office:value="17" calcext:value-type="float">
            <text:p>17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00001843055" calcext:value-type="float">
            <text:p>1.843055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3e</text:p>
          </table:table-cell>
          <table:table-cell office:value-type="float" office:value="63" calcext:value-type="float">
            <text:p>63</text:p>
          </table:table-cell>
          <table:table-cell office:value-type="float" office:value="0.026603" calcext:value-type="float">
            <text:p>0.026603</text:p>
          </table:table-cell>
          <table:table-cell office:value-type="float" office:value="0.00000003273248" calcext:value-type="float">
            <text:p>3.273248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</text:p>
          </table:table-cell>
          <table:table-cell office:value-type="float" office:value="440" calcext:value-type="float">
            <text:p>440</text:p>
          </table:table-cell>
          <table:table-cell office:value-type="float" office:value="5.230699" calcext:value-type="float">
            <text:p>5.230699</text:p>
          </table:table-cell>
          <table:table-cell office:value-type="float" office:value="151.0705" calcext:value-type="float">
            <text:p>151.07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a</text:p>
          </table:table-cell>
          <table:table-cell office:value-type="float" office:value="60" calcext:value-type="float">
            <text:p>60</text:p>
          </table:table-cell>
          <table:table-cell office:value-type="float" office:value="0.022791" calcext:value-type="float">
            <text:p>0.022791</text:p>
          </table:table-cell>
          <table:table-cell office:value-type="float" office:value="0.000790898" calcext:value-type="float">
            <text:p>0.000790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b</text:p>
          </table:table-cell>
          <table:table-cell office:value-type="float" office:value="15" calcext:value-type="float">
            <text:p>15</text:p>
          </table:table-cell>
          <table:table-cell office:value-type="float" office:value="0.007127" calcext:value-type="float">
            <text:p>0.007127</text:p>
          </table:table-cell>
          <table:table-cell office:value-type="float" office:value="0.2097297" calcext:value-type="float">
            <text:p>0.2097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c</text:p>
          </table:table-cell>
          <table:table-cell office:value-type="float" office:value="14" calcext:value-type="float">
            <text:p>14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.0000004753927" calcext:value-type="float">
            <text:p>4.753927E-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4e</text:p>
          </table:table-cell>
          <table:table-cell office:value-type="float" office:value="23" calcext:value-type="float">
            <text:p>23</text:p>
          </table:table-cell>
          <table:table-cell office:value-type="float" office:value="0.039082" calcext:value-type="float">
            <text:p>0.039082</text:p>
          </table:table-cell>
          <table:table-cell office:value-type="float" office:value="0.00000009720882" calcext:value-type="float">
            <text:p>9.720882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a</text:p>
          </table:table-cell>
          <table:table-cell office:value-type="float" office:value="167" calcext:value-type="float">
            <text:p>167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0589112164644481" calcext:value-type="float">
            <text:p>0.058911216464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b</text:p>
          </table:table-cell>
          <table:table-cell office:value-type="float" office:value="82" calcext:value-type="float">
            <text:p>82</text:p>
          </table:table-cell>
          <table:table-cell office:value-type="float" office:value="0.084472" calcext:value-type="float">
            <text:p>0.084472</text:p>
          </table:table-cell>
          <table:table-cell office:value-type="float" office:value="0.000006582649" calcext:value-type="float">
            <text:p>6.582649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c</text:p>
          </table:table-cell>
          <table:table-cell office:value-type="float" office:value="13" calcext:value-type="float">
            <text:p>13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263214" calcext:value-type="float">
            <text:p>0.263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d</text:p>
          </table:table-cell>
          <table:table-cell office:value-type="float" office:value="15" calcext:value-type="float">
            <text:p>15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5.193696" calcext:value-type="float">
            <text:p>5.193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5e</text:p>
          </table:table-cell>
          <table:table-cell office:value-type="float" office:value="68" calcext:value-type="float">
            <text:p>68</text:p>
          </table:table-cell>
          <table:table-cell office:value-type="float" office:value="0.144325" calcext:value-type="float">
            <text:p>0.144325</text:p>
          </table:table-cell>
          <table:table-cell office:value-type="float" office:value="1.630506" calcext:value-type="float">
            <text:p>1.6305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6a</text:p>
          </table:table-cell>
          <table:table-cell office:value-type="float" office:value="121" calcext:value-type="float">
            <text:p>121</text:p>
          </table:table-cell>
          <table:table-cell office:value-type="float" office:value="0.059068" calcext:value-type="float">
            <text:p>0.059068</text:p>
          </table:table-cell>
          <table:table-cell office:value-type="float" office:value="0.002800103" calcext:value-type="float">
            <text:p>0.002800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6c</text:p>
          </table:table-cell>
          <table:table-cell office:value-type="float" office:value="12" calcext:value-type="float">
            <text:p>12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00001644281" calcext:value-type="float">
            <text:p>1.644281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6e</text:p>
          </table:table-cell>
          <table:table-cell office:value-type="float" office:value="30" calcext:value-type="float">
            <text:p>30</text:p>
          </table:table-cell>
          <table:table-cell office:value-type="float" office:value="0.016886" calcext:value-type="float">
            <text:p>0.016886</text:p>
          </table:table-cell>
          <table:table-cell office:value-type="float" office:value="0.000001482865" calcext:value-type="float">
            <text:p>1.482865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7a</text:p>
          </table:table-cell>
          <table:table-cell office:value-type="float" office:value="682" calcext:value-type="float">
            <text:p>682</text:p>
          </table:table-cell>
          <table:table-cell office:value-type="float" office:value="12.7954" calcext:value-type="float">
            <text:p>12.7954</text:p>
          </table:table-cell>
          <table:table-cell office:value-type="float" office:value="10.3348556556465" calcext:value-type="float">
            <text:p>10.3348556556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7c</text:p>
          </table:table-cell>
          <table:table-cell office:value-type="float" office:value="14" calcext:value-type="float">
            <text:p>14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001385267" calcext:value-type="float">
            <text:p>1.385267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7e</text:p>
          </table:table-cell>
          <table:table-cell office:value-type="float" office:value="153" calcext:value-type="float">
            <text:p>153</text:p>
          </table:table-cell>
          <table:table-cell office:value-type="float" office:value="2.85" calcext:value-type="float">
            <text:p>2.85</text:p>
          </table:table-cell>
          <table:table-cell office:value-type="float" office:value="10.1539" calcext:value-type="float">
            <text:p>10.15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8a</text:p>
          </table:table-cell>
          <table:table-cell office:value-type="float" office:value="45" calcext:value-type="float">
            <text:p>45</text:p>
          </table:table-cell>
          <table:table-cell office:value-type="float" office:value="0.013526" calcext:value-type="float">
            <text:p>0.013526</text:p>
          </table:table-cell>
          <table:table-cell office:value-type="float" office:value="0.001927299" calcext:value-type="float">
            <text:p>0.001927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8c</text:p>
          </table:table-cell>
          <table:table-cell office:value-type="float" office:value="19" calcext:value-type="float">
            <text:p>19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0.00001415888" calcext:value-type="float">
            <text:p>1.415888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er8e</text:p>
          </table:table-cell>
          <table:table-cell office:value-type="float" office:value="23" calcext:value-type="float">
            <text:p>23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005501854" calcext:value-type="float">
            <text:p>5.501854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alty1</text:p>
          </table:table-cell>
          <table:table-cell office:value-type="float" office:value="23" calcext:value-type="float">
            <text:p>23</text:p>
          </table:table-cell>
          <table:table-cell office:value-type="float" office:value="2.628845" calcext:value-type="float">
            <text:p>2.628845</text:p>
          </table:table-cell>
          <table:table-cell office:value-type="float" office:value="0.00000006439498" calcext:value-type="float">
            <text:p>6.439498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alty2</text:p>
          </table:table-cell>
          <table:table-cell office:value-type="float" office:value="18" calcext:value-type="float">
            <text:p>18</text:p>
          </table:table-cell>
          <table:table-cell office:value-type="float" office:value="0.018247" calcext:value-type="float">
            <text:p>0.018247</text:p>
          </table:table-cell>
          <table:table-cell office:value-type="float" office:value="38.48429" calcext:value-type="float">
            <text:p>38.48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tagon</text:p>
          </table:table-cell>
          <table:table-cell office:value-type="float" office:value="16" calcext:value-type="float">
            <text:p>16</text:p>
          </table:table-cell>
          <table:table-cell office:value-type="float" office:value="0.010762" calcext:value-type="float">
            <text:p>0.010762</text:p>
          </table:table-cell>
          <table:table-cell office:value-type="float" office:value="0.0001365322" calcext:value-type="float">
            <text:p>0.0001365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tdi</text:p>
          </table:table-cell>
          <table:table-cell office:value-type="float" office:value="15" calcext:value-type="float">
            <text:p>15</text:p>
          </table:table-cell>
          <table:table-cell office:value-type="float" office:value="0.040295" calcext:value-type="float">
            <text:p>0.040295</text:p>
          </table:table-cell>
          <table:table-cell office:value-type="float" office:value="-0.7500035" calcext:value-type="float">
            <text:p>-0.75000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1</text:p>
          </table:table-cell>
          <table:table-cell office:value-type="float" office:value="263" calcext:value-type="float">
            <text:p>263</text:p>
          </table:table-cell>
          <table:table-cell office:value-type="float" office:value="0.135439" calcext:value-type="float">
            <text:p>0.135439</text:p>
          </table:table-cell>
          <table:table-cell office:value-type="float" office:value="2.385981E-029" calcext:value-type="float">
            <text:p>2.385981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1ls</text:p>
          </table:table-cell>
          <table:table-cell office:value-type="float" office:value="263" calcext:value-type="float">
            <text:p>263</text:p>
          </table:table-cell>
          <table:table-cell office:value-type="float" office:value="0.114712" calcext:value-type="float">
            <text:p>0.114712</text:p>
          </table:table-cell>
          <table:table-cell office:value-type="float" office:value="2.385981E-029" calcext:value-type="float">
            <text:p>2.385981E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2</text:p>
          </table:table-cell>
          <table:table-cell office:value-type="float" office:value="81" calcext:value-type="float">
            <text:p>81</text:p>
          </table:table-cell>
          <table:table-cell office:value-type="float" office:value="0.02396" calcext:value-type="float">
            <text:p>0.02396</text:p>
          </table:table-cell>
          <table:table-cell office:value-type="float" office:value="1.49213E-026" calcext:value-type="float">
            <text:p>1.49213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2ls</text:p>
          </table:table-cell>
          <table:table-cell office:value-type="float" office:value="81" calcext:value-type="float">
            <text:p>81</text:p>
          </table:table-cell>
          <table:table-cell office:value-type="float" office:value="0.055138" calcext:value-type="float">
            <text:p>0.055138</text:p>
          </table:table-cell>
          <table:table-cell office:value-type="float" office:value="1.49213E-026" calcext:value-type="float">
            <text:p>1.49213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3</text:p>
          </table:table-cell>
          <table:table-cell office:value-type="float" office:value="132" calcext:value-type="float">
            <text:p>132</text:p>
          </table:table-cell>
          <table:table-cell office:value-type="float" office:value="0.06722" calcext:value-type="float">
            <text:p>0.06722</text:p>
          </table:table-cell>
          <table:table-cell office:value-type="float" office:value="6.28685E-026" calcext:value-type="float">
            <text:p>6.28685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3ls</text:p>
          </table:table-cell>
          <table:table-cell office:value-type="float" office:value="132" calcext:value-type="float">
            <text:p>132</text:p>
          </table:table-cell>
          <table:table-cell office:value-type="float" office:value="0.064504" calcext:value-type="float">
            <text:p>0.064504</text:p>
          </table:table-cell>
          <table:table-cell office:value-type="float" office:value="6.28685E-026" calcext:value-type="float">
            <text:p>6.28685E-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4</text:p>
          </table:table-cell>
          <table:table-cell office:value-type="float" office:value="215" calcext:value-type="float">
            <text:p>215</text:p>
          </table:table-cell>
          <table:table-cell office:value-type="float" office:value="2.117922" calcext:value-type="float">
            <text:p>2.117922</text:p>
          </table:table-cell>
          <table:table-cell office:value-type="float" office:value="5.020815E-023" calcext:value-type="float">
            <text:p>5.020815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t4ls</text:p>
          </table:table-cell>
          <table:table-cell office:value-type="float" office:value="215" calcext:value-type="float">
            <text:p>215</text:p>
          </table:table-cell>
          <table:table-cell office:value-type="float" office:value="2.071326" calcext:value-type="float">
            <text:p>2.071326</text:p>
          </table:table-cell>
          <table:table-cell office:value-type="float" office:value="5.020815E-023" calcext:value-type="float">
            <text:p>5.020815E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1</text:p>
          </table:table-cell>
          <table:table-cell office:value-type="float" office:value="16" calcext:value-type="float">
            <text:p>1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2.718282" calcext:value-type="float">
            <text:p>2.718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2</text:p>
          </table:table-cell>
          <table:table-cell office:value-type="float" office:value="21" calcext:value-type="float">
            <text:p>21</text:p>
          </table:table-cell>
          <table:table-cell office:value-type="float" office:value="0.001729" calcext:value-type="float">
            <text:p>0.001729</text:p>
          </table:table-cell>
          <table:table-cell office:value-type="float" office:value="54.59815" calcext:value-type="float">
            <text:p>54.59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3</text:p>
          </table:table-cell>
          <table:table-cell office:value-type="float" office:value="72" calcext:value-type="float">
            <text:p>72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5.933003" calcext:value-type="float">
            <text:p>5.933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4</text:p>
          </table:table-cell>
          <table:table-cell office:value-type="float" office:value="9" calcext:value-type="float">
            <text:p>9</text:p>
          </table:table-cell>
          <table:table-cell office:value-type="float" office:value="0.004334" calcext:value-type="float">
            <text:p>0.004334</text:p>
          </table:table-cell>
          <table:table-cell office:value-type="float" office:value="-0.000000006559927" calcext:value-type="float">
            <text:p>-6.559927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5</text:p>
          </table:table-cell>
          <table:table-cell office:value-type="float" office:value="32" calcext:value-type="float">
            <text:p>32</text:p>
          </table:table-cell>
          <table:table-cell office:value-type="float" office:value="0.016386" calcext:value-type="float">
            <text:p>0.01638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k6</text:p>
          </table:table-cell>
          <table:table-cell office:value-type="float" office:value="415" calcext:value-type="float">
            <text:p>415</text:p>
          </table:table-cell>
          <table:table-cell office:value-type="float" office:value="13.2779" calcext:value-type="float">
            <text:p>13.2779</text:p>
          </table:table-cell>
          <table:table-cell office:value-type="float" office:value="-44" calcext:value-type="float">
            <text:p>-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ous1</text:p>
          </table:table-cell>
          <table:table-cell office:value-type="float" office:value="36" calcext:value-type="float">
            <text:p>36</text:p>
          </table:table-cell>
          <table:table-cell office:value-type="float" office:value="1.853365" calcext:value-type="float">
            <text:p>1.853365</text:p>
          </table:table-cell>
          <table:table-cell office:value-type="float" office:value="0.000000000006724045" calcext:value-type="float">
            <text:p>6.724045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ous2</text:p>
          </table:table-cell>
          <table:table-cell office:value-type="float" office:value="32" calcext:value-type="float">
            <text:p>32</text:p>
          </table:table-cell>
          <table:table-cell office:value-type="float" office:value="1.859457" calcext:value-type="float">
            <text:p>1.859457</text:p>
          </table:table-cell>
          <table:table-cell office:value-type="float" office:value="4.54038E-027" calcext:value-type="float">
            <text:p>4.54038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1</text:p>
          </table:table-cell>
          <table:table-cell office:value-type="float" office:value="13" calcext:value-type="float">
            <text:p>13</text:p>
          </table:table-cell>
          <table:table-cell office:value-type="float" office:value="0.00786" calcext:value-type="float">
            <text:p>0.00786</text:p>
          </table:table-cell>
          <table:table-cell office:value-type="float" office:value="0.02048629" calcext:value-type="float">
            <text:p>0.02048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2</text:p>
          </table:table-cell>
          <table:table-cell office:value-type="float" office:value="21" calcext:value-type="float">
            <text:p>21</text:p>
          </table:table-cell>
          <table:table-cell office:value-type="float" office:value="0.004547" calcext:value-type="float">
            <text:p>0.004547</text:p>
          </table:table-cell>
          <table:table-cell office:value-type="float" office:value="0.02968926" calcext:value-type="float">
            <text:p>0.02968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3</text:p>
          </table:table-cell>
          <table:table-cell office:value-type="float" office:value="10" calcext:value-type="float">
            <text:p>10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3274971" calcext:value-type="float">
            <text:p>0.03274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4</text:p>
          </table:table-cell>
          <table:table-cell office:value-type="float" office:value="18" calcext:value-type="float">
            <text:p>18</text:p>
          </table:table-cell>
          <table:table-cell office:value-type="float" office:value="0.007478" calcext:value-type="float">
            <text:p>0.007478</text:p>
          </table:table-cell>
          <table:table-cell office:value-type="float" office:value="0.02630696" calcext:value-type="float">
            <text:p>0.02630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l6</text:p>
          </table:table-cell>
          <table:table-cell office:value-type="float" office:value="16" calcext:value-type="float">
            <text:p>16</text:p>
          </table:table-cell>
          <table:table-cell office:value-type="float" office:value="0.006553" calcext:value-type="float">
            <text:p>0.006553</text:p>
          </table:table-cell>
          <table:table-cell office:value-type="float" office:value="0.02579181" calcext:value-type="float">
            <text:p>0.02579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ll20</text:p>
          </table:table-cell>
          <table:table-cell office:value-type="float" office:value="145" calcext:value-type="float">
            <text:p>145</text:p>
          </table:table-cell>
          <table:table-cell office:value-type="float" office:value="0.325444" calcext:value-type="float">
            <text:p>0.325444</text:p>
          </table:table-cell>
          <table:table-cell office:value-type="float" office:value="5211962" calcext:value-type="float">
            <text:p>52119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llbs</text:p>
          </table:table-cell>
          <table:table-cell office:value-type="float" office:value="91" calcext:value-type="float">
            <text:p>91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3.124563E-032" calcext:value-type="float">
            <text:p>3.124563E-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llsq</text:p>
          </table:table-cell>
          <table:table-cell office:value-type="float" office:value="10" calcext:value-type="float">
            <text:p>1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1.155394E-020" calcext:value-type="float">
            <text:p>1.155394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4" calcext:value-type="float">
            <text:p>14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1.419235E-028" calcext:value-type="float">
            <text:p>1.419235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penl</text:p>
          </table:table-cell>
          <table:table-cell office:value-type="float" office:value="16" calcext:value-type="float">
            <text:p>16</text:p>
          </table:table-cell>
          <table:table-cell office:value-type="float" office:value="0.161287" calcext:value-type="float">
            <text:p>0.161287</text:p>
          </table:table-cell>
          <table:table-cell office:value-type="float" office:value="0.0000000007993995" calcext:value-type="float">
            <text:p>7.993995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pl0</text:p>
          </table:table-cell>
          <table:table-cell office:value-type="float" office:value="15" calcext:value-type="float">
            <text:p>15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60.91923" calcext:value-type="float">
            <text:p>60.9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pl1</text:p>
          </table:table-cell>
          <table:table-cell office:value-type="float" office:value="16" calcext:value-type="float">
            <text:p>16</text:p>
          </table:table-cell>
          <table:table-cell office:value-type="float" office:value="0.002006" calcext:value-type="float">
            <text:p>0.002006</text:p>
          </table:table-cell>
          <table:table-cell office:value-type="float" office:value="53.03701" calcext:value-type="float">
            <text:p>53.03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pdoc</text:p>
          </table:table-cell>
          <table:table-cell office:value-type="float" office:value="18" calcext:value-type="float">
            <text:p>18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2.414214" calcext:value-type="float">
            <text:p>2.414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0" calcext:value-type="float">
            <text:p>20</text:p>
          </table:table-cell>
          <table:table-cell office:value-type="float" office:value="0.025426" calcext:value-type="float">
            <text:p>0.025426</text:p>
          </table:table-cell>
          <table:table-cell office:value-type="float" office:value="0.1783942" calcext:value-type="float">
            <text:p>0.1783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cboei1</text:p>
          </table:table-cell>
          <table:table-cell office:value-type="float" office:value="131" calcext:value-type="float">
            <text:p>131</text:p>
          </table:table-cell>
          <table:table-cell office:value-type="float" office:value="0.176931" calcext:value-type="float">
            <text:p>0.176931</text:p>
          </table:table-cell>
          <table:table-cell office:value-type="float" office:value="14433870" calcext:value-type="float">
            <text:p>144338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cboei2</text:p>
          </table:table-cell>
          <table:table-cell office:value-type="float" office:value="93" calcext:value-type="float">
            <text:p>93</text:p>
          </table:table-cell>
          <table:table-cell office:value-type="float" office:value="0.094996" calcext:value-type="float">
            <text:p>0.094996</text:p>
          </table:table-cell>
          <table:table-cell office:value-type="float" office:value="8293664" calcext:value-type="float">
            <text:p>8293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cstair</text:p>
          </table:table-cell>
          <table:table-cell office:value-type="float" office:value="442" calcext:value-type="float">
            <text:p>442</text:p>
          </table:table-cell>
          <table:table-cell office:value-type="float" office:value="4.959067" calcext:value-type="float">
            <text:p>4.959067</text:p>
          </table:table-cell>
          <table:table-cell office:value-type="float" office:value="6204392" calcext:value-type="float">
            <text:p>6204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nboei1</text:p>
          </table:table-cell>
          <table:table-cell office:value-type="float" office:value="352" calcext:value-type="float">
            <text:p>352</text:p>
          </table:table-cell>
          <table:table-cell office:value-type="float" office:value="6.78128" calcext:value-type="float">
            <text:p>6.78128</text:p>
          </table:table-cell>
          <table:table-cell office:value-type="float" office:value="8459276" calcext:value-type="float">
            <text:p>8459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nboei2</text:p>
          </table:table-cell>
          <table:table-cell office:value-type="float" office:value="161" calcext:value-type="float">
            <text:p>161</text:p>
          </table:table-cell>
          <table:table-cell office:value-type="float" office:value="2.225" calcext:value-type="float">
            <text:p>2.225</text:p>
          </table:table-cell>
          <table:table-cell office:value-type="float" office:value="1276676" calcext:value-type="float">
            <text:p>1276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nstair</text:p>
          </table:table-cell>
          <table:table-cell office:value-type="float" office:value="471" calcext:value-type="float">
            <text:p>471</text:p>
          </table:table-cell>
          <table:table-cell office:value-type="float" office:value="18.0598" calcext:value-type="float">
            <text:p>18.0598</text:p>
          </table:table-cell>
          <table:table-cell office:value-type="float" office:value="5146033" calcext:value-type="float">
            <text:p>5146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3d</text:p>
          </table:table-cell>
          <table:table-cell office:value-type="float" office:value="49" calcext:value-type="float">
            <text:p>49</text:p>
          </table:table-cell>
          <table:table-cell office:value-type="float" office:value="0.176241" calcext:value-type="float">
            <text:p>0.176241</text:p>
          </table:table-cell>
          <table:table-cell office:value-type="float" office:value="1.050708E-016" calcext:value-type="float">
            <text:p>1.050708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3dbd</text:p>
          </table:table-cell>
          <table:table-cell office:value-type="float" office:value="26" calcext:value-type="float">
            <text:p>26</text:p>
          </table:table-cell>
          <table:table-cell office:value-type="float" office:value="0.059181" calcext:value-type="float">
            <text:p>0.059181</text:p>
          </table:table-cell>
          <table:table-cell office:value-type="float" office:value="1.050682E-016" calcext:value-type="float">
            <text:p>1.050682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3dls</text:p>
          </table:table-cell>
          <table:table-cell office:value-type="float" office:value="49" calcext:value-type="float">
            <text:p>49</text:p>
          </table:table-cell>
          <table:table-cell office:value-type="float" office:value="0.212857" calcext:value-type="float">
            <text:p>0.212857</text:p>
          </table:table-cell>
          <table:table-cell office:value-type="float" office:value="1.050708E-016" calcext:value-type="float">
            <text:p>1.050708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tquad</text:p>
          </table:table-cell>
          <table:table-cell office:value-type="float" office:value="23" calcext:value-type="float">
            <text:p>23</text:p>
          </table:table-cell>
          <table:table-cell office:value-type="float" office:value="0.010047" calcext:value-type="float">
            <text:p>0.010047</text:p>
          </table:table-cell>
          <table:table-cell office:value-type="float" office:value="-306562" calcext:value-type="float">
            <text:p>-306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tc</text:p>
          </table:table-cell>
          <table:table-cell office:value-type="float" office:value="24" calcext:value-type="float">
            <text:p>24</text:p>
          </table:table-cell>
          <table:table-cell office:value-type="float" office:value="0.179831" calcext:value-type="float">
            <text:p>0.179831</text:p>
          </table:table-cell>
          <table:table-cell office:value-type="float" office:value="0.000002488809" calcext:value-type="float">
            <text:p>2.488809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dlin</text:p>
          </table:table-cell>
          <table:table-cell office:value-type="float" office:value="25" calcext:value-type="float">
            <text:p>25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-6000" calcext:value-type="float">
            <text:p>-6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1</text:p>
          </table:table-cell>
          <table:table-cell office:value-type="float" office:value="22" calcext:value-type="float">
            <text:p>22</text:p>
          </table:table-cell>
          <table:table-cell office:value-type="float" office:value="0.476085" calcext:value-type="float">
            <text:p>0.476085</text:p>
          </table:table-cell>
          <table:table-cell office:value-type="float" office:value="-0.1604578" calcext:value-type="float">
            <text:p>-0.1604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2</text:p>
          </table:table-cell>
          <table:table-cell office:value-type="float" office:value="15" calcext:value-type="float">
            <text:p>15</text:p>
          </table:table-cell>
          <table:table-cell office:value-type="float" office:value="0.397239" calcext:value-type="float">
            <text:p>0.397239</text:p>
          </table:table-cell>
          <table:table-cell office:value-type="float" office:value="-0.01256994" calcext:value-type="float">
            <text:p>-0.01256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3</text:p>
          </table:table-cell>
          <table:table-cell office:value-type="float" office:value="20" calcext:value-type="float">
            <text:p>20</text:p>
          </table:table-cell>
          <table:table-cell office:value-type="float" office:value="0.028309" calcext:value-type="float">
            <text:p>0.028309</text:p>
          </table:table-cell>
          <table:table-cell office:value-type="float" office:value="-0.000000009848631" calcext:value-type="float">
            <text:p>-9.848631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29" calcext:value-type="float">
            <text:p>29</text:p>
          </table:table-cell>
          <table:table-cell office:value-type="float" office:value="0.016704" calcext:value-type="float">
            <text:p>0.016704</text:p>
          </table:table-cell>
          <table:table-cell office:value-type="float" office:value="0.000000000003171857" calcext:value-type="float">
            <text:p>3.171857E-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18" calcext:value-type="float">
            <text:p>18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0.00000001813966" calcext:value-type="float">
            <text:p>1.813966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k23</text:p>
          </table:table-cell>
          <table:table-cell office:value-type="float" office:value="19" calcext:value-type="float">
            <text:p>19</text:p>
          </table:table-cell>
          <table:table-cell office:value-type="float" office:value="0.006014" calcext:value-type="float">
            <text:p>0.006014</text:p>
          </table:table-cell>
          <table:table-cell office:value-type="float" office:value="0.08333329" calcext:value-type="float">
            <text:p>0.08333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18" calcext:value-type="float">
            <text:p>18</text:p>
          </table:table-cell>
          <table:table-cell office:value-type="float" office:value="0.004099" calcext:value-type="float">
            <text:p>0.004099</text:p>
          </table:table-cell>
          <table:table-cell office:value-type="float" office:value="13.39073" calcext:value-type="float">
            <text:p>13.39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enbr</text:p>
          </table:table-cell>
          <table:table-cell office:value-type="float" office:value="21" calcext:value-type="float">
            <text:p>21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1.736538E-021" calcext:value-type="float">
            <text:p>1.736538E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enmmx</text:p>
          </table:table-cell>
          <table:table-cell office:value-type="float" office:value="18" calcext:value-type="float">
            <text:p>18</text:p>
          </table:table-cell>
          <table:table-cell office:value-type="float" office:value="0.008119" calcext:value-type="float">
            <text:p>0.008119</text:p>
          </table:table-cell>
          <table:table-cell office:value-type="float" office:value="-44" calcext:value-type="float">
            <text:p>-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32</text:p>
          </table:table-cell>
          <table:table-cell office:value-type="float" office:value="15" calcext:value-type="float">
            <text:p>15</text:p>
          </table:table-cell>
          <table:table-cell office:value-type="float" office:value="0.008806" calcext:value-type="float">
            <text:p>0.008806</text:p>
          </table:table-cell>
          <table:table-cell office:value-type="float" office:value="18.74879" calcext:value-type="float">
            <text:p>18.74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65mod</text:p>
          </table:table-cell>
          <table:table-cell office:value-type="float" office:value="26" calcext:value-type="float">
            <text:p>26</text:p>
          </table:table-cell>
          <table:table-cell office:value-type="float" office:value="0.013939" calcext:value-type="float">
            <text:p>0.013939</text:p>
          </table:table-cell>
          <table:table-cell office:value-type="float" office:value="52.18908" calcext:value-type="float">
            <text:p>52.18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368</text:p>
          </table:table-cell>
          <table:table-cell office:value-type="float" office:value="13" calcext:value-type="float">
            <text:p>13</text:p>
          </table:table-cell>
          <table:table-cell office:value-type="float" office:value="0.100958" calcext:value-type="float">
            <text:p>0.100958</text:p>
          </table:table-cell>
          <table:table-cell office:value-type="float" office:value="1.689831E-019" calcext:value-type="float">
            <text:p>1.689831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path</text:p>
          </table:table-cell>
          <table:table-cell office:value-type="float" office:value="11" calcext:value-type="float">
            <text:p>11</text:p>
          </table:table-cell>
          <table:table-cell office:value-type="float" office:value="0.357159" calcext:value-type="float">
            <text:p>0.357159</text:p>
          </table:table-cell>
          <table:table-cell office:value-type="float" office:value="181.573" calcext:value-type="float">
            <text:p>181.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n1dls</text:p>
          </table:table-cell>
          <table:table-cell office:value-type="float" office:value="423" calcext:value-type="float">
            <text:p>423</text:p>
          </table:table-cell>
          <table:table-cell office:value-type="float" office:value="11.5326" calcext:value-type="float">
            <text:p>11.5326</text:p>
          </table:table-cell>
          <table:table-cell office:value-type="float" office:value="0.0000000003511442" calcext:value-type="float">
            <text:p>3.511442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sine</text:p>
          </table:table-cell>
          <table:table-cell office:value-type="float" office:value="128" calcext:value-type="float">
            <text:p>128</text:p>
          </table:table-cell>
          <table:table-cell office:value-type="float" office:value="12.80072" calcext:value-type="float">
            <text:p>12.80072</text:p>
          </table:table-cell>
          <table:table-cell office:value-type="float" office:value="-8.553258" calcext:value-type="float">
            <text:p>-8.5532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rly10</text:p>
          </table:table-cell>
          <table:table-cell office:value-type="float" office:value="229" calcext:value-type="float">
            <text:p>229</text:p>
          </table:table-cell>
          <table:table-cell office:value-type="float" office:value="7.746609" calcext:value-type="float">
            <text:p>7.746609</text:p>
          </table:table-cell>
          <table:table-cell office:value-type="float" office:value="-0.01003163" calcext:value-type="float">
            <text:p>-0.01003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rly20</text:p>
          </table:table-cell>
          <table:table-cell office:value-type="float" office:value="207" calcext:value-type="float">
            <text:p>207</text:p>
          </table:table-cell>
          <table:table-cell office:value-type="float" office:value="10.97957" calcext:value-type="float">
            <text:p>10.97957</text:p>
          </table:table-cell>
          <table:table-cell office:value-type="float" office:value="-0.01003163" calcext:value-type="float">
            <text:p>-0.01003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rly30</text:p>
          </table:table-cell>
          <table:table-cell office:value-type="float" office:value="192" calcext:value-type="float">
            <text:p>192</text:p>
          </table:table-cell>
          <table:table-cell office:value-type="float" office:value="14.45722" calcext:value-type="float">
            <text:p>14.45722</text:p>
          </table:table-cell>
          <table:table-cell office:value-type="float" office:value="-0.01003163" calcext:value-type="float">
            <text:p>-0.01003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con1</text:p>
          </table:table-cell>
          <table:table-cell office:value-type="float" office:value="423" calcext:value-type="float">
            <text:p>423</text:p>
          </table:table-cell>
          <table:table-cell office:value-type="float" office:value="8.535415" calcext:value-type="float">
            <text:p>8.535415</text:p>
          </table:table-cell>
          <table:table-cell office:value-type="float" office:value="0.0000000003511442" calcext:value-type="float">
            <text:p>3.511442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con2</text:p>
          </table:table-cell>
          <table:table-cell office:value-type="float" office:value="103" calcext:value-type="float">
            <text:p>103</text:p>
          </table:table-cell>
          <table:table-cell office:value-type="float" office:value="8.317668" calcext:value-type="float">
            <text:p>8.317668</text:p>
          </table:table-cell>
          <table:table-cell office:value-type="float" office:value="0.00000000006257758" calcext:value-type="float">
            <text:p>6.257758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ors</text:p>
          </table:table-cell>
          <table:table-cell office:value-type="float" office:value="62" calcext:value-type="float">
            <text:p>62</text:p>
          </table:table-cell>
          <table:table-cell office:value-type="float" office:value="212.2" calcext:value-type="float">
            <text:p>212.2</text:p>
          </table:table-cell>
          <table:table-cell office:value-type="float" office:value="-86006.96" calcext:value-type="float">
            <text:p>-86006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2bqp</text:p>
          </table:table-cell>
          <table:table-cell office:value-type="float" office:value="21" calcext:value-type="float">
            <text:p>21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-0.000000007471066" calcext:value-type="float">
            <text:p>-7.471066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bqp</text:p>
          </table:table-cell>
          <table:table-cell office:value-type="float" office:value="11" calcext:value-type="float">
            <text:p>11</text:p>
          </table:table-cell>
          <table:table-cell office:value-type="float" office:value="0.002914" calcext:value-type="float">
            <text:p>0.002914</text:p>
          </table:table-cell>
          <table:table-cell office:value-type="float" office:value="-0.000000007276334" calcext:value-type="float">
            <text:p>-7.276334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lpa</text:p>
          </table:table-cell>
          <table:table-cell office:value-type="float" office:value="10" calcext:value-type="float">
            <text:p>10</text:p>
          </table:table-cell>
          <table:table-cell office:value-type="float" office:value="0.008862" calcext:value-type="float">
            <text:p>0.00886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lpb</text:p>
          </table:table-cell>
          <table:table-cell office:value-type="float" office:value="10" calcext:value-type="float">
            <text:p>10</text:p>
          </table:table-cell>
          <table:table-cell office:value-type="float" office:value="0.006156" calcext:value-type="float">
            <text:p>0.006156</text:p>
          </table:table-cell>
          <table:table-cell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eali</text:p>
          </table:table-cell>
          <table:table-cell office:value-type="float" office:value="23" calcext:value-type="float">
            <text:p>23</text:p>
          </table:table-cell>
          <table:table-cell office:value-type="float" office:value="0.1562" calcext:value-type="float">
            <text:p>0.1562</text:p>
          </table:table-cell>
          <table:table-cell office:value-type="float" office:value="-1900.962" calcext:value-type="float">
            <text:p>-1900.9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eval</text:p>
          </table:table-cell>
          <table:table-cell office:value-type="float" office:value="42" calcext:value-type="float">
            <text:p>42</text:p>
          </table:table-cell>
          <table:table-cell office:value-type="float" office:value="0.018009" calcext:value-type="float">
            <text:p>0.018009</text:p>
          </table:table-cell>
          <table:table-cell office:value-type="float" office:value="5.787363E-043" calcext:value-type="float">
            <text:p>5.787363E-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quad</text:p>
          </table:table-cell>
          <table:table-cell office:value-type="float" office:value="18" calcext:value-type="float">
            <text:p>18</text:p>
          </table:table-cell>
          <table:table-cell office:value-type="float" office:value="0.868274" calcext:value-type="float">
            <text:p>0.868274</text:p>
          </table:table-cell>
          <table:table-cell office:value-type="float" office:value="0.00000000000003849757" calcext:value-type="float">
            <text:p>3.849757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rosnb</text:p>
          </table:table-cell>
          <table:table-cell office:value-type="float" office:value="19" calcext:value-type="float">
            <text:p>19</text:p>
          </table:table-cell>
          <table:table-cell office:value-type="float" office:value="0.025827" calcext:value-type="float">
            <text:p>0.025827</text:p>
          </table:table-cell>
          <table:table-cell office:value-type="float" office:value="-99901" calcext:value-type="float">
            <text:p>-99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1</text:p>
          </table:table-cell>
          <table:table-cell office:value-type="float" office:value="25" calcext:value-type="float">
            <text:p>25</text:p>
          </table:table-cell>
          <table:table-cell office:value-type="float" office:value="0.223833" calcext:value-type="float">
            <text:p>0.223833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1m</text:p>
          </table:table-cell>
          <table:table-cell office:value-type="float" office:value="24" calcext:value-type="float">
            <text:p>24</text:p>
          </table:table-cell>
          <table:table-cell office:value-type="float" office:value="0.343343" calcext:value-type="float">
            <text:p>0.343343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2</text:p>
          </table:table-cell>
          <table:table-cell office:value-type="float" office:value="28" calcext:value-type="float">
            <text:p>28</text:p>
          </table:table-cell>
          <table:table-cell office:value-type="float" office:value="0.200126" calcext:value-type="float">
            <text:p>0.200126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2m</text:p>
          </table:table-cell>
          <table:table-cell office:value-type="float" office:value="25" calcext:value-type="float">
            <text:p>25</text:p>
          </table:table-cell>
          <table:table-cell office:value-type="float" office:value="0.19678" calcext:value-type="float">
            <text:p>0.19678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3</text:p>
          </table:table-cell>
          <table:table-cell office:value-type="float" office:value="11" calcext:value-type="float">
            <text:p>11</text:p>
          </table:table-cell>
          <table:table-cell office:value-type="float" office:value="0.332071" calcext:value-type="float">
            <text:p>0.332071</text:p>
          </table:table-cell>
          <table:table-cell office:value-type="float" office:value="0.5356508" calcext:value-type="float">
            <text:p>0.5356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ow4</text:p>
          </table:table-cell>
          <table:table-cell office:value-type="float" office:value="14" calcext:value-type="float">
            <text:p>14</text:p>
          </table:table-cell>
          <table:table-cell office:value-type="float" office:value="0.24601" calcext:value-type="float">
            <text:p>0.24601</text:p>
          </table:table-cell>
          <table:table-cell office:value-type="float" office:value="0.2728283" calcext:value-type="float">
            <text:p>0.2728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sser</text:p>
          </table:table-cell>
          <table:table-cell office:value-type="float" office:value="20" calcext:value-type="float">
            <text:p>20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00000000008121606" calcext:value-type="float">
            <text:p>8.121606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bank</text:p>
          </table:table-cell>
          <table:table-cell office:value-type="float" office:value="17" calcext:value-type="float">
            <text:p>17</text:p>
          </table:table-cell>
          <table:table-cell office:value-type="float" office:value="0.0276" calcext:value-type="float">
            <text:p>0.0276</text:p>
          </table:table-cell>
          <table:table-cell office:value-type="float" office:value="-7129292" calcext:value-type="float">
            <text:p>-7129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mpsf</text:p>
          </table:table-cell>
          <table:table-cell office:value-type="float" office:value="106" calcext:value-type="float">
            <text:p>106</text:p>
          </table:table-cell>
          <table:table-cell office:value-type="float" office:value="2.18613" calcext:value-type="float">
            <text:p>2.18613</text:p>
          </table:table-cell>
          <table:table-cell office:value-type="float" office:value="732157.8" calcext:value-type="float">
            <text:p>73215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12" calcext:value-type="float">
            <text:p>12</text:p>
          </table:table-cell>
          <table:table-cell office:value-type="float" office:value="0.008118" calcext:value-type="float">
            <text:p>0.008118</text:p>
          </table:table-cell>
          <table:table-cell office:value-type="float" office:value="-0.0001999982" calcext:value-type="float">
            <text:p>-0.0001999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sqp2</text:p>
          </table:table-cell>
          <table:table-cell office:value-type="float" office:value="16" calcext:value-type="float">
            <text:p>16</text:p>
          </table:table-cell>
          <table:table-cell office:value-type="float" office:value="0.45536" calcext:value-type="float">
            <text:p>0.45536</text:p>
          </table:table-cell>
          <table:table-cell office:value-type="float" office:value="-4998.7" calcext:value-type="float">
            <text:p>-499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nhyd</text:p>
          </table:table-cell>
          <table:table-cell office:value-type="float" office:value="21" calcext:value-type="float">
            <text:p>21</text:p>
          </table:table-cell>
          <table:table-cell office:value-type="float" office:value="0.018987" calcext:value-type="float">
            <text:p>0.018987</text:p>
          </table:table-cell>
          <table:table-cell office:value-type="float" office:value="0.0005193068" calcext:value-type="float">
            <text:p>0.0005193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63" calcext:value-type="float">
            <text:p>63</text:p>
          </table:table-cell>
          <table:table-cell office:value-type="float" office:value="0.047698" calcext:value-type="float">
            <text:p>0.047698</text:p>
          </table:table-cell>
          <table:table-cell office:value-type="float" office:value="-0.00000000498861" calcext:value-type="float">
            <text:p>-4.98861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eadin3</text:p>
          </table:table-cell>
          <table:table-cell office:value-type="float" office:value="8" calcext:value-type="float">
            <text:p>8</text:p>
          </table:table-cell>
          <table:table-cell office:value-type="float" office:value="0.202193" calcext:value-type="float">
            <text:p>0.202193</text:p>
          </table:table-cell>
          <table:table-cell office:value-type="float" office:value="-0.00006446756" calcext:value-type="float">
            <text:p>-6.446756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osenbr</text:p>
          </table:table-cell>
          <table:table-cell office:value-type="float" office:value="21" calcext:value-type="float">
            <text:p>21</text:p>
          </table:table-cell>
          <table:table-cell office:value-type="float" office:value="0.217542" calcext:value-type="float">
            <text:p>0.217542</text:p>
          </table:table-cell>
          <table:table-cell office:value-type="float" office:value="8.682689E-018" calcext:value-type="float">
            <text:p>8.682689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eblin</text:p>
          </table:table-cell>
          <table:table-cell office:value-type="float" office:value="60" calcext:value-type="float">
            <text:p>60</text:p>
          </table:table-cell>
          <table:table-cell office:value-type="float" office:value="0.066105" calcext:value-type="float">
            <text:p>0.066105</text:p>
          </table:table-cell>
          <table:table-cell office:value-type="float" office:value="1078040" calcext:value-type="float">
            <text:p>10780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ebnln</text:p>
          </table:table-cell>
          <table:table-cell office:value-type="float" office:value="88" calcext:value-type="float">
            <text:p>88</text:p>
          </table:table-cell>
          <table:table-cell office:value-type="float" office:value="0.126689" calcext:value-type="float">
            <text:p>0.126689</text:p>
          </table:table-cell>
          <table:table-cell office:value-type="float" office:value="1078040" calcext:value-type="float">
            <text:p>10780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nlbeam</text:p>
          </table:table-cell>
          <table:table-cell office:value-type="float" office:value="21" calcext:value-type="float">
            <text:p>21</text:p>
          </table:table-cell>
          <table:table-cell office:value-type="float" office:value="0.017913" calcext:value-type="float">
            <text:p>0.017913</text:p>
          </table:table-cell>
          <table:table-cell office:value-type="float" office:value="337.7725" calcext:value-type="float">
            <text:p>337.7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cmin</text:p>
          </table:table-cell>
          <table:table-cell office:value-type="float" office:value="10" calcext:value-type="float">
            <text:p>10</text:p>
          </table:table-cell>
          <table:table-cell office:value-type="float" office:value="0.007647" calcext:value-type="float">
            <text:p>0.007647</text:p>
          </table:table-cell>
          <table:table-cell office:value-type="float" office:value="4.25" calcext:value-type="float">
            <text:p>4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c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a</text:p>
          </table:table-cell>
          <table:table-cell office:value-type="float" office:value="23" calcext:value-type="float">
            <text:p>23</text:p>
          </table:table-cell>
          <table:table-cell office:value-type="float" office:value="0.240773" calcext:value-type="float">
            <text:p>0.240773</text:p>
          </table:table-cell>
          <table:table-cell office:value-type="float" office:value="16957.67" calcext:value-type="float">
            <text:p>16957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b</text:p>
          </table:table-cell>
          <table:table-cell office:value-type="float" office:value="58" calcext:value-type="float">
            <text:p>58</text:p>
          </table:table-cell>
          <table:table-cell office:value-type="float" office:value="1.201455" calcext:value-type="float">
            <text:p>1.201455</text:p>
          </table:table-cell>
          <table:table-cell office:value-type="float" office:value="262.7318" calcext:value-type="float">
            <text:p>262.7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c</text:p>
          </table:table-cell>
          <table:table-cell office:value-type="float" office:value="221" calcext:value-type="float">
            <text:p>221</text:p>
          </table:table-cell>
          <table:table-cell office:value-type="float" office:value="12.6694" calcext:value-type="float">
            <text:p>12.6694</text:p>
          </table:table-cell>
          <table:table-cell office:value-type="float" office:value="9938.719" calcext:value-type="float">
            <text:p>9938.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d</text:p>
          </table:table-cell>
          <table:table-cell office:value-type="float" office:value="209" calcext:value-type="float">
            <text:p>209</text:p>
          </table:table-cell>
          <table:table-cell office:value-type="float" office:value="6.220284" calcext:value-type="float">
            <text:p>6.220284</text:p>
          </table:table-cell>
          <table:table-cell office:value-type="float" office:value="261.4068" calcext:value-type="float">
            <text:p>261.4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e</text:p>
          </table:table-cell>
          <table:table-cell office:value-type="float" office:value="701" calcext:value-type="float">
            <text:p>701</text:p>
          </table:table-cell>
          <table:table-cell office:value-type="float" office:value="25.76302" calcext:value-type="float">
            <text:p>25.76302</text:p>
          </table:table-cell>
          <table:table-cell office:value-type="float" office:value="519.7564" calcext:value-type="float">
            <text:p>519.7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f</text:p>
          </table:table-cell>
          <table:table-cell office:value-type="float" office:value="359" calcext:value-type="float">
            <text:p>359</text:p>
          </table:table-cell>
          <table:table-cell office:value-type="float" office:value="18.4151" calcext:value-type="float">
            <text:p>18.4151</text:p>
          </table:table-cell>
          <table:table-cell office:value-type="float" office:value="181.6555" calcext:value-type="float">
            <text:p>181.6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nbrg</text:p>
          </table:table-cell>
          <table:table-cell office:value-type="float" office:value="121" calcext:value-type="float">
            <text:p>121</text:p>
          </table:table-cell>
          <table:table-cell office:value-type="float" office:value="2.431499" calcext:value-type="float">
            <text:p>2.431499</text:p>
          </table:table-cell>
          <table:table-cell office:value-type="float" office:value="516.0674" calcext:value-type="float">
            <text:p>516.06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ersim</text:p>
          </table:table-cell>
          <table:table-cell office:value-type="float" office:value="9" calcext:value-type="float">
            <text:p>9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0.6666667" calcext:value-type="float">
            <text:p>0.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vanberg</text:p>
          </table:table-cell>
          <table:table-cell office:value-type="float" office:value="30" calcext:value-type="float">
            <text:p>30</text:p>
          </table:table-cell>
          <table:table-cell office:value-type="float" office:value="1.056964" calcext:value-type="float">
            <text:p>1.056964</text:p>
          </table:table-cell>
          <table:table-cell office:value-type="float" office:value="8361.423" calcext:value-type="float">
            <text:p>8361.4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opf</text:p>
          </table:table-cell>
          <table:table-cell office:value-type="float" office:value="16" calcext:value-type="float">
            <text:p>16</text:p>
          </table:table-cell>
          <table:table-cell office:value-type="float" office:value="0.011042" calcext:value-type="float">
            <text:p>0.011042</text:p>
          </table:table-cell>
          <table:table-cell office:value-type="float" office:value="0.06786019" calcext:value-type="float">
            <text:p>0.06786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thes1</text:p>
          </table:table-cell>
          <table:table-cell office:value-type="float" office:value="9" calcext:value-type="float">
            <text:p>9</text:p>
          </table:table-cell>
          <table:table-cell office:value-type="float" office:value="0.007846" calcext:value-type="float">
            <text:p>0.007846</text:p>
          </table:table-cell>
          <table:table-cell office:value-type="float" office:value="0.7592842" calcext:value-type="float">
            <text:p>0.7592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e</text:p>
          </table:table-cell>
          <table:table-cell office:value-type="float" office:value="11" calcext:value-type="float">
            <text:p>11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fi2</text:p>
          </table:table-cell>
          <table:table-cell office:value-type="float" office:value="20" calcext:value-type="float">
            <text:p>20</text:p>
          </table:table-cell>
          <table:table-cell office:value-type="float" office:value="0.385542" calcext:value-type="float">
            <text:p>0.385542</text:p>
          </table:table-cell>
          <table:table-cell office:value-type="float" office:value="0.6490421" calcext:value-type="float">
            <text:p>0.6490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intqor</text:p>
          </table:table-cell>
          <table:table-cell office:value-type="float" office:value="14" calcext:value-type="float">
            <text:p>14</text:p>
          </table:table-cell>
          <table:table-cell office:value-type="float" office:value="0.321" calcext:value-type="float">
            <text:p>0.321</text:p>
          </table:table-cell>
          <table:table-cell office:value-type="float" office:value="1175.472" calcext:value-type="float">
            <text:p>1175.4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f</text:p>
          </table:table-cell>
          <table:table-cell office:value-type="float" office:value="40" calcext:value-type="float">
            <text:p>40</text:p>
          </table:table-cell>
          <table:table-cell office:value-type="float" office:value="1.276503" calcext:value-type="float">
            <text:p>1.276503</text:p>
          </table:table-cell>
          <table:table-cell office:value-type="float" office:value="3.103409" calcext:value-type="float">
            <text:p>3.103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h</text:p>
          </table:table-cell>
          <table:table-cell office:value-type="float" office:value="69" calcext:value-type="float">
            <text:p>69</text:p>
          </table:table-cell>
          <table:table-cell office:value-type="float" office:value="2.310912" calcext:value-type="float">
            <text:p>2.310912</text:p>
          </table:table-cell>
          <table:table-cell office:value-type="float" office:value="12.312" calcext:value-type="float">
            <text:p>12.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dia</text:p>
          </table:table-cell>
          <table:table-cell office:value-type="float" office:value="14" calcext:value-type="float">
            <text:p>14</text:p>
          </table:table-cell>
          <table:table-cell office:value-type="float" office:value="0.031108" calcext:value-type="float">
            <text:p>0.031108</text:p>
          </table:table-cell>
          <table:table-cell office:value-type="float" office:value="6.205191E-027" calcext:value-type="float">
            <text:p>6.205191E-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mloss</text:p>
          </table:table-cell>
          <table:table-cell office:value-type="float" office:value="31" calcext:value-type="float">
            <text:p>31</text:p>
          </table:table-cell>
          <table:table-cell office:value-type="float" office:value="0.049361" calcext:value-type="float">
            <text:p>0.049361</text:p>
          </table:table-cell>
          <table:table-cell office:value-type="float" office:value="9.06" calcext:value-type="float">
            <text:p>9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y-b</text:p>
          </table:table-cell>
          <table:table-cell office:value-type="float" office:value="19" calcext:value-type="float">
            <text:p>19</text:p>
          </table:table-cell>
          <table:table-cell office:value-type="float" office:value="0.013569" calcext:value-type="float">
            <text:p>0.013569</text:p>
          </table:table-cell>
          <table:table-cell office:value-type="float" office:value="1.572208E-018" calcext:value-type="float">
            <text:p>1.572208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irism1</text:p>
          </table:table-cell>
          <table:table-cell office:value-type="float" office:value="312" calcext:value-type="float">
            <text:p>312</text:p>
          </table:table-cell>
          <table:table-cell office:value-type="float" office:value="3.250495" calcext:value-type="float">
            <text:p>3.250495</text:p>
          </table:table-cell>
          <table:table-cell office:value-type="float" office:value="-1.001248" calcext:value-type="float">
            <text:p>-1.001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obars</text:p>
          </table:table-cell>
          <table:table-cell office:value-type="float" office:value="21" calcext:value-type="float">
            <text:p>21</text:p>
          </table:table-cell>
          <table:table-cell office:value-type="float" office:value="0.007804" calcext:value-type="float">
            <text:p>0.007804</text:p>
          </table:table-cell>
          <table:table-cell office:value-type="float" office:value="1.508652" calcext:value-type="float">
            <text:p>1.508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h1</text:p>
          </table:table-cell>
          <table:table-cell office:value-type="float" office:value="15" calcext:value-type="float">
            <text:p>15</text:p>
          </table:table-cell>
          <table:table-cell office:value-type="float" office:value="0.147177" calcext:value-type="float">
            <text:p>0.147177</text:p>
          </table:table-cell>
          <table:table-cell office:value-type="float" office:value="1.116001" calcext:value-type="float">
            <text:p>1.116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h5</text:p>
          </table:table-cell>
          <table:table-cell office:value-type="float" office:value="19" calcext:value-type="float">
            <text:p>19</text:p>
          </table:table-cell>
          <table:table-cell office:value-type="float" office:value="0.222601" calcext:value-type="float">
            <text:p>0.222601</text:p>
          </table:table-cell>
          <table:table-cell office:value-type="float" office:value="1.116001" calcext:value-type="float">
            <text:p>1.116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1</text:p>
          </table:table-cell>
          <table:table-cell office:value-type="float" office:value="42" calcext:value-type="float">
            <text:p>42</text:p>
          </table:table-cell>
          <table:table-cell office:value-type="float" office:value="0.238152" calcext:value-type="float">
            <text:p>0.238152</text:p>
          </table:table-cell>
          <table:table-cell office:value-type="float" office:value="0.0000000007448667" calcext:value-type="float">
            <text:p>7.448667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2</text:p>
          </table:table-cell>
          <table:table-cell office:value-type="float" office:value="42" calcext:value-type="float">
            <text:p>42</text:p>
          </table:table-cell>
          <table:table-cell office:value-type="float" office:value="0.234497" calcext:value-type="float">
            <text:p>0.234497</text:p>
          </table:table-cell>
          <table:table-cell office:value-type="float" office:value="0.0000000007448667" calcext:value-type="float">
            <text:p>7.448667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3</text:p>
          </table:table-cell>
          <table:table-cell office:value-type="float" office:value="45" calcext:value-type="float">
            <text:p>45</text:p>
          </table:table-cell>
          <table:table-cell office:value-type="float" office:value="0.256626" calcext:value-type="float">
            <text:p>0.256626</text:p>
          </table:table-cell>
          <table:table-cell office:value-type="float" office:value="0.0000000009387118" calcext:value-type="float">
            <text:p>9.387118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derm4</text:p>
          </table:table-cell>
          <table:table-cell office:value-type="float" office:value="25" calcext:value-type="float">
            <text:p>25</text:p>
          </table:table-cell>
          <table:table-cell office:value-type="float" office:value="0.010267" calcext:value-type="float">
            <text:p>0.010267</text:p>
          </table:table-cell>
          <table:table-cell office:value-type="float" office:value="0.0000000003815796" calcext:value-type="float">
            <text:p>3.815796E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dim</text:p>
          </table:table-cell>
          <table:table-cell office:value-type="float" office:value="24" calcext:value-type="float">
            <text:p>24</text:p>
          </table:table-cell>
          <table:table-cell office:value-type="float" office:value="0.02281" calcext:value-type="float">
            <text:p>0.02281</text:p>
          </table:table-cell>
          <table:table-cell office:value-type="float" office:value="2.45913E-017" calcext:value-type="float">
            <text:p>2.45913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son</text:p>
          </table:table-cell>
          <table:table-cell office:value-type="float" office:value="13" calcext:value-type="float">
            <text:p>13</text:p>
          </table:table-cell>
          <table:table-cell office:value-type="float" office:value="0.014482" calcext:value-type="float">
            <text:p>0.014482</text:p>
          </table:table-cell>
          <table:table-cell office:value-type="float" office:value="0.0000000000001017713" calcext:value-type="float">
            <text:p>1.017713E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mflet</text:p>
          </table:table-cell>
          <table:table-cell office:value-type="float" office:value="11" calcext:value-type="float">
            <text:p>11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ods</text:p>
          </table:table-cell>
          <table:table-cell office:value-type="float" office:value="40" calcext:value-type="float">
            <text:p>40</text:p>
          </table:table-cell>
          <table:table-cell office:value-type="float" office:value="0.48528" calcext:value-type="float">
            <text:p>0.48528</text:p>
          </table:table-cell>
          <table:table-cell office:value-type="float" office:value="1.007072E-025" calcext:value-type="float">
            <text:p>1.007072E-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o</text:p>
          </table:table-cell>
          <table:table-cell office:value-type="float" office:value="27" calcext:value-type="float">
            <text:p>27</text:p>
          </table:table-cell>
          <table:table-cell office:value-type="float" office:value="0.138287" calcext:value-type="float">
            <text:p>0.138287</text:p>
          </table:table-cell>
          <table:table-cell office:value-type="float" office:value="196.1775" calcext:value-type="float">
            <text:p>196.17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fit</text:p>
          </table:table-cell>
          <table:table-cell office:value-type="float" office:value="84" calcext:value-type="float">
            <text:p>84</text:p>
          </table:table-cell>
          <table:table-cell office:value-type="float" office:value="0.06607" calcext:value-type="float">
            <text:p>0.06607</text:p>
          </table:table-cell>
          <table:table-cell office:value-type="float" office:value="0.00000000000001261201" calcext:value-type="float">
            <text:p>1.261201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fitu</text:p>
          </table:table-cell>
          <table:table-cell office:value-type="float" office:value="36" calcext:value-type="float">
            <text:p>36</text:p>
          </table:table-cell>
          <table:table-cell office:value-type="float" office:value="0.017507" calcext:value-type="float">
            <text:p>0.017507</text:p>
          </table:table-cell>
          <table:table-cell office:value-type="float" office:value="0.00000000000001252218" calcext:value-type="float">
            <text:p>1.252218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ngwil2</text:p>
          </table:table-cell>
          <table:table-cell office:value-type="float" office:value="14" calcext:value-type="float">
            <text:p>14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-18.2" calcext:value-type="float">
            <text:p>-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ngwil3</text:p>
          </table:table-cell>
          <table:table-cell office:value-type="float" office:value="16" calcext:value-type="float">
            <text:p>16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3.06559E-028" calcext:value-type="float">
            <text:p>3.06559E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cevic2</text:p>
          </table:table-cell>
          <table:table-cell office:value-type="float" office:value="18" calcext:value-type="float">
            <text:p>18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-4.125" calcext:value-type="float">
            <text:p>-4.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cevic3</text:p>
          </table:table-cell>
          <table:table-cell office:value-type="float" office:value="21" calcext:value-type="float">
            <text:p>21</text:p>
          </table:table-cell>
          <table:table-cell office:value-type="float" office:value="0.011077" calcext:value-type="float">
            <text:p>0.011077</text:p>
          </table:table-cell>
          <table:table-cell office:value-type="float" office:value="97.30945" calcext:value-type="float">
            <text:p>97.30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cevic4</text:p>
          </table:table-cell>
          <table:table-cell office:value-type="float" office:value="11" calcext:value-type="float">
            <text:p>11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7.557508" calcext:value-type="float">
            <text:p>7.557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gzag</text:p>
          </table:table-cell>
          <table:table-cell office:value-type="float" office:value="22" calcext:value-type="float">
            <text:p>22</text:p>
          </table:table-cell>
          <table:table-cell office:value-type="float" office:value="0.007941" calcext:value-type="float">
            <text:p>0.007941</text:p>
          </table:table-cell>
          <table:table-cell office:value-type="float" office:value="3.161735" calcext:value-type="float">
            <text:p>3.161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y2</text:p>
          </table:table-cell>
          <table:table-cell office:value-type="float" office:value="21" calcext:value-type="float">
            <text:p>21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78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 style:data-style-name="N2" text:time-value="13:09:46.562398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5T13:28:02.339378769</dc:date>
    <meta:editing-duration>P1DT21H7S</meta:editing-duration>
    <meta:editing-cycles>200</meta:editing-cycles>
    <meta:generator>LibreOffice/6.0.7.3$Linux_X86_64 LibreOffice_project/00m0$Build-3</meta:generator>
    <meta:document-statistic meta:table-count="1" meta:cell-count="2894" meta:object-count="0"/>
  </office:meta>
</office:document-meta>
</file>